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2111in"/>
    </style:style>
    <style:style style:name="Table1.B" style:family="table-column">
      <style:table-column-properties style:column-width="6.2882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1.2" style:family="table-row">
      <style:table-row-properties style:min-row-height="0.3472in" fo:keep-together="auto"/>
    </style:style>
    <style:style style:name="Table1.6" style:family="table-row">
      <style:table-row-properties style:min-row-height="0.1597in" fo:keep-together="auto"/>
    </style:style>
    <style:style style:name="Table1.469" style:family="table-row">
      <style:table-row-properties style:min-row-height="0.7222in" fo:keep-together="auto"/>
    </style:style>
    <style:style style:name="Table1.2773" style:family="table-row">
      <style:table-row-properties style:min-row-height="0.9097in" fo:keep-together="auto"/>
    </style:style>
    <style:style style:name="Table1.3055" style:family="table-row">
      <style:table-row-properties style:min-row-height="0.3576in" fo:keep-together="auto"/>
    </style:style>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Standard">&lt;!doctype html &gt;</text:p>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html xmlns="http://www.w3.org/1999/xhtml" lang="en"</text:p>
          </table:table-cell>
        </table:table-row>
        <table:table-row table:style-name="Table1.2">
          <table:table-cell table:style-name="Table1.A1" office:value-type="string">
            <text:p text:style-name="Standard"/>
          </table:table-cell>
          <table:table-cell table:style-name="Table1.A1" office:value-type="string">
            <text:p text:style-name="Standard">class=""&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lt;meta charset="utf-8"&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window._currentDevice = 'desktop';</text:p>
          </table:table-cell>
        </table:table-row>
        <table:table-row table:style-name="Table1.2">
          <table:table-cell table:style-name="Table1.A1" office:value-type="string">
            <text:p text:style-name="Standard"/>
          </table:table-cell>
          <table:table-cell table:style-name="Table1.A1" office:value-type="string">
            <text:p text:style-name="Standard">window.Parameters = window.Parameters || {</text:p>
          </table:table-cell>
        </table:table-row>
        <table:table-row table:style-name="Table1.2">
          <table:table-cell table:style-name="Table1.A1" office:value-type="string">
            <text:p text:style-name="Standard"/>
          </table:table-cell>
          <table:table-cell table:style-name="Table1.A1" office:value-type="string">
            <text:p text:style-name="Standard">HomeUrl: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AccountUUID: 'f0fae0ad517947f5844d402f0c46e681',</text:p>
          </table:table-cell>
        </table:table-row>
        <table:table-row table:style-name="Table1.2">
          <table:table-cell table:style-name="Table1.A1" office:value-type="string">
            <text:p text:style-name="Standard"/>
          </table:table-cell>
          <table:table-cell table:style-name="Table1.A1" office:value-type="string">
            <text:p text:style-name="Standard">SystemID: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SiteAlias: '3d72e0e8',</text:p>
          </table:table-cell>
        </table:table-row>
        <table:table-row table:style-name="Table1.2">
          <table:table-cell table:style-name="Table1.A1" office:value-type="string">
            <text:p text:style-name="Standard"/>
          </table:table-cell>
          <table:table-cell table:style-name="Table1.A1" office:value-type="string">
            <text:p text:style-name="Standard">SiteType: atob('RFVEQU9ORQ=='),</text:p>
          </table:table-cell>
        </table:table-row>
        <table:table-row table:style-name="Table1.2">
          <table:table-cell table:style-name="Table1.A1" office:value-type="string">
            <text:p text:style-name="Standard"/>
          </table:table-cell>
          <table:table-cell table:style-name="Table1.A1" office:value-type="string">
            <text:p text:style-name="Standard">PublicationDate: 'Mon Feb 24 17:08:21 UTC 2025',</text:p>
          </table:table-cell>
        </table:table-row>
        <text:soft-page-break/>
        <table:table-row table:style-name="Table1.2">
          <table:table-cell table:style-name="Table1.A1" office:value-type="string">
            <text:p text:style-name="Standard"/>
          </table:table-cell>
          <table:table-cell table:style-name="Table1.A1" office:value-type="string">
            <text:p text:style-name="Standard">ExternalUid: null,</text:p>
          </table:table-cell>
        </table:table-row>
        <table:table-row table:style-name="Table1.2">
          <table:table-cell table:style-name="Table1.A1" office:value-type="string">
            <text:p text:style-name="Standard"/>
          </table:table-cell>
          <table:table-cell table:style-name="Table1.A1" office:value-type="string">
            <text:p text:style-name="Standard">IsSiteMultilingual: false,</text:p>
          </table:table-cell>
        </table:table-row>
        <table:table-row table:style-name="Table1.2">
          <table:table-cell table:style-name="Table1.A1" office:value-type="string">
            <text:p text:style-name="Standard"/>
          </table:table-cell>
          <table:table-cell table:style-name="Table1.A1" office:value-type="string">
            <text:p text:style-name="Standard">InitialPostAlias: '',</text:p>
          </table:table-cell>
        </table:table-row>
        <table:table-row table:style-name="Table1.2">
          <table:table-cell table:style-name="Table1.A1" office:value-type="string">
            <text:p text:style-name="Standard"/>
          </table:table-cell>
          <table:table-cell table:style-name="Table1.A1" office:value-type="string">
            <text:p text:style-name="Standard">InitialPostPageUuid: '',</text:p>
          </table:table-cell>
        </table:table-row>
        <table:table-row table:style-name="Table1.2">
          <table:table-cell table:style-name="Table1.A1" office:value-type="string">
            <text:p text:style-name="Standard"/>
          </table:table-cell>
          <table:table-cell table:style-name="Table1.A1" office:value-type="string">
            <text:p text:style-name="Standard">InitialDynamicItem: '',</text:p>
          </table:table-cell>
        </table:table-row>
        <table:table-row table:style-name="Table1.2">
          <table:table-cell table:style-name="Table1.A1" office:value-type="string">
            <text:p text:style-name="Standard"/>
          </table:table-cell>
          <table:table-cell table:style-name="Table1.A1" office:value-type="string">
            <text:p text:style-name="Standard">DynamicPageInfo: {</text:p>
          </table:table-cell>
        </table:table-row>
        <table:table-row table:style-name="Table1.2">
          <table:table-cell table:style-name="Table1.A1" office:value-type="string">
            <text:p text:style-name="Standard"/>
          </table:table-cell>
          <table:table-cell table:style-name="Table1.A1" office:value-type="string">
            <text:p text:style-name="Standard">isDynamicPage: false,</text:p>
          </table:table-cell>
        </table:table-row>
        <table:table-row table:style-name="Table1.2">
          <table:table-cell table:style-name="Table1.A1" office:value-type="string">
            <text:p text:style-name="Standard"/>
          </table:table-cell>
          <table:table-cell table:style-name="Table1.A1" office:value-type="string">
            <text:p text:style-name="Standard">base64JsonRowData: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nitialPageAlias: 'types-of-roofing-Los-Angeles-CA',</text:p>
          </table:table-cell>
        </table:table-row>
        <table:table-row table:style-name="Table1.2">
          <table:table-cell table:style-name="Table1.A1" office:value-type="string">
            <text:p text:style-name="Standard"/>
          </table:table-cell>
          <table:table-cell table:style-name="Table1.A1" office:value-type="string">
            <text:p text:style-name="Standard">InitialPageUuid: '1d99cbb3ddc244a4babe7e0f788ffe11',</text:p>
          </table:table-cell>
        </table:table-row>
        <table:table-row table:style-name="Table1.2">
          <table:table-cell table:style-name="Table1.A1" office:value-type="string">
            <text:p text:style-name="Standard"/>
          </table:table-cell>
          <table:table-cell table:style-name="Table1.A1" office:value-type="string">
            <text:p text:style-name="Standard">InitialPageId: '1170435513',</text:p>
          </table:table-cell>
        </table:table-row>
        <table:table-row table:style-name="Table1.2">
          <table:table-cell table:style-name="Table1.A1" office:value-type="string">
            <text:p text:style-name="Standard"/>
          </table:table-cell>
          <table:table-cell table:style-name="Table1.A1" office:value-type="string">
            <text:p text:style-name="Standard">InitialEncodedPageAlias: 'dHlwZXMtb2Ytcm9vZmluZy1Mb3MtQW5nZWxlcy1DQQ==',</text:p>
          </table:table-cell>
        </table:table-row>
        <table:table-row table:style-name="Table1.2">
          <table:table-cell table:style-name="Table1.A1" office:value-type="string">
            <text:p text:style-name="Standard"/>
          </table:table-cell>
          <table:table-cell table:style-name="Table1.A1" office:value-type="string">
            <text:p text:style-name="Standard">InitialHeaderUuid: '5d3d1bb8368e4e0c98a4c1806115b79e',</text:p>
          </table:table-cell>
        </table:table-row>
        <table:table-row table:style-name="Table1.2">
          <table:table-cell table:style-name="Table1.A1" office:value-type="string">
            <text:p text:style-name="Standard"/>
          </table:table-cell>
          <table:table-cell table:style-name="Table1.A1" office:value-type="string">
            <text:p text:style-name="Standard">CurrentPageUrl: '',</text:p>
          </table:table-cell>
        </table:table-row>
        <table:table-row table:style-name="Table1.2">
          <table:table-cell table:style-name="Table1.A1" office:value-type="string">
            <text:p text:style-name="Standard"/>
          </table:table-cell>
          <table:table-cell table:style-name="Table1.A1" office:value-type="string">
            <text:p text:style-name="Standard">IsCurrentHomePage: false,</text:p>
          </table:table-cell>
        </table:table-row>
        <table:table-row table:style-name="Table1.2">
          <table:table-cell table:style-name="Table1.A1" office:value-type="string">
            <text:p text:style-name="Standard"/>
          </table:table-cell>
          <table:table-cell table:style-name="Table1.A1" office:value-type="string">
            <text:p text:style-name="Standard">AllowAjax: false,</text:p>
          </table:table-cell>
        </table:table-row>
        <table:table-row table:style-name="Table1.2">
          <table:table-cell table:style-name="Table1.A1" office:value-type="string">
            <text:p text:style-name="Standard"/>
          </table:table-cell>
          <table:table-cell table:style-name="Table1.A1" office:value-type="string">
            <text:p text:style-name="Standard">AfterAjaxCommand: null,</text:p>
          </table:table-cell>
        </table:table-row>
        <table:table-row table:style-name="Table1.2">
          <table:table-cell table:style-name="Table1.A1" office:value-type="string">
            <text:p text:style-name="Standard"/>
          </table:table-cell>
          <table:table-cell table:style-name="Table1.A1" office:value-type="string">
            <text:p text:style-name="Standard">HomeLinkText: 'Back To Home',</text:p>
          </table:table-cell>
        </table:table-row>
        <table:table-row table:style-name="Table1.2">
          <table:table-cell table:style-name="Table1.A1" office:value-type="string">
            <text:p text:style-name="Standard"/>
          </table:table-cell>
          <table:table-cell table:style-name="Table1.A1" office:value-type="string">
            <text:p text:style-name="Standard">UseGalleryModule: false,</text:p>
          </table:table-cell>
        </table:table-row>
        <table:table-row table:style-name="Table1.2">
          <table:table-cell table:style-name="Table1.A1" office:value-type="string">
            <text:p text:style-name="Standard"/>
          </table:table-cell>
          <table:table-cell table:style-name="Table1.A1" office:value-type="string">
            <text:p text:style-name="Standard">CurrentThemeName: 'Layout Theme',</text:p>
          </table:table-cell>
        </table:table-row>
        <table:table-row table:style-name="Table1.2">
          <table:table-cell table:style-name="Table1.A1" office:value-type="string">
            <text:p text:style-name="Standard"/>
          </table:table-cell>
          <table:table-cell table:style-name="Table1.A1" office:value-type="string">
            <text:p text:style-name="Standard">ThemeVersion: '52220',</text:p>
          </table:table-cell>
        </table:table-row>
        <table:table-row table:style-name="Table1.2">
          <table:table-cell table:style-name="Table1.A1" office:value-type="string">
            <text:p text:style-name="Standard"/>
          </table:table-cell>
          <table:table-cell table:style-name="Table1.A1" office:value-type="string">
            <text:p text:style-name="Standard">DefaultPageAlias: '',</text:p>
          </table:table-cell>
        </table:table-row>
        <table:table-row table:style-name="Table1.2">
          <table:table-cell table:style-name="Table1.A1" office:value-type="string">
            <text:p text:style-name="Standard"/>
          </table:table-cell>
          <table:table-cell table:style-name="Table1.A1" office:value-type="string">
            <text:p text:style-name="Standard">RemoveDID: true,</text:p>
          </table:table-cell>
        </table:table-row>
        <table:table-row table:style-name="Table1.2">
          <table:table-cell table:style-name="Table1.A1" office:value-type="string">
            <text:p text:style-name="Standard"/>
          </table:table-cell>
          <table:table-cell table:style-name="Table1.A1" office:value-type="string">
            <text:p text:style-name="Standard">WidgetStyleID: null,</text:p>
          </table:table-cell>
        </table:table-row>
        <table:table-row table:style-name="Table1.2">
          <table:table-cell table:style-name="Table1.A1" office:value-type="string">
            <text:p text:style-name="Standard"/>
          </table:table-cell>
          <table:table-cell table:style-name="Table1.A1" office:value-type="string">
            <text:p text:style-name="Standard">IsHeaderFixed: false,</text:p>
          </table:table-cell>
        </table:table-row>
        <table:table-row table:style-name="Table1.2">
          <table:table-cell table:style-name="Table1.A1" office:value-type="string">
            <text:p text:style-name="Standard"/>
          </table:table-cell>
          <table:table-cell table:style-name="Table1.A1" office:value-type="string">
            <text:p text:style-name="Standard">IsHeaderSkinny: false,</text:p>
          </table:table-cell>
        </table:table-row>
        <table:table-row table:style-name="Table1.2">
          <table:table-cell table:style-name="Table1.A1" office:value-type="string">
            <text:p text:style-name="Standard"/>
          </table:table-cell>
          <table:table-cell table:style-name="Table1.A1" office:value-type="string">
            <text:p text:style-name="Standard">IsBfs: true,</text:p>
          </table:table-cell>
        </table:table-row>
        <table:table-row table:style-name="Table1.2">
          <table:table-cell table:style-name="Table1.A1" office:value-type="string">
            <text:p text:style-name="Standard"/>
          </table:table-cell>
          <table:table-cell table:style-name="Table1.A1" office:value-type="string">
            <text:p text:style-name="Standard">StorePageAlias: 'null',</text:p>
          </table:table-cell>
        </table:table-row>
        <table:table-row table:style-name="Table1.2">
          <table:table-cell table:style-name="Table1.A1" office:value-type="string">
            <text:p text:style-name="Standard"/>
          </table:table-cell>
          <table:table-cell table:style-name="Table1.A1" office:value-type="string">
            <text:p text:style-name="Standard">StorePagesUrls: 'e30=',</text:p>
          </table:table-cell>
        </table:table-row>
        <table:table-row table:style-name="Table1.2">
          <table:table-cell table:style-name="Table1.A1" office:value-type="string">
            <text:p text:style-name="Standard"/>
          </table:table-cell>
          <table:table-cell table:style-name="Table1.A1" office:value-type="string">
            <text:p text:style-name="Standard">IsNewStore: 'false',</text:p>
          </table:table-cell>
        </table:table-row>
        <table:table-row table:style-name="Table1.2">
          <table:table-cell table:style-name="Table1.A1" office:value-type="string">
            <text:p text:style-name="Standard"/>
          </table:table-cell>
          <table:table-cell table:style-name="Table1.A1" office:value-type="string">
            <text:p text:style-name="Standard">StorePath: '',</text:p>
          </table:table-cell>
        </table:table-row>
        <table:table-row table:style-name="Table1.2">
          <table:table-cell table:style-name="Table1.A1" office:value-type="string">
            <text:p text:style-name="Standard"/>
          </table:table-cell>
          <table:table-cell table:style-name="Table1.A1" office:value-type="string">
            <text:p text:style-name="Standard">StoreId: 'null',</text:p>
          </table:table-cell>
        </table:table-row>
        <table:table-row table:style-name="Table1.2">
          <table:table-cell table:style-name="Table1.A1" office:value-type="string">
            <text:p text:style-name="Standard"/>
          </table:table-cell>
          <table:table-cell table:style-name="Table1.A1" office:value-type="string">
            <text:p text:style-name="Standard">StoreVersion: 0,</text:p>
          </table:table-cell>
        </table:table-row>
        <table:table-row table:style-name="Table1.2">
          <table:table-cell table:style-name="Table1.A1" office:value-type="string">
            <text:p text:style-name="Standard"/>
          </table:table-cell>
          <table:table-cell table:style-name="Table1.A1" office:value-type="string">
            <text:p text:style-name="Standard">StoreBaseUrl: '',</text:p>
          </table:table-cell>
        </table:table-row>
        <table:table-row table:style-name="Table1.2">
          <table:table-cell table:style-name="Table1.A1" office:value-type="string">
            <text:p text:style-name="Standard"/>
          </table:table-cell>
          <table:table-cell table:style-name="Table1.A1" office:value-type="string">
            <text:p text:style-name="Standard">StoreCleanUrl: true,</text:p>
          </table:table-cell>
        </table:table-row>
        <table:table-row table:style-name="Table1.2">
          <table:table-cell table:style-name="Table1.A1" office:value-type="string">
            <text:p text:style-name="Standard"/>
          </table:table-cell>
          <table:table-cell table:style-name="Table1.A1" office:value-type="string">
            <text:p text:style-name="Standard">StoreDisableScrolling: true,</text:p>
          </table:table-cell>
        </table:table-row>
        <table:table-row table:style-name="Table1.2">
          <table:table-cell table:style-name="Table1.A1" office:value-type="string">
            <text:p text:style-name="Standard"/>
          </table:table-cell>
          <table:table-cell table:style-name="Table1.A1" office:value-type="string">
            <text:p text:style-name="Standard">IsStoreSuspended: false,</text:p>
          </table:table-cell>
        </table:table-row>
        <table:table-row table:style-name="Table1.2">
          <table:table-cell table:style-name="Table1.A1" office:value-type="string">
            <text:p text:style-name="Standard"/>
          </table:table-cell>
          <table:table-cell table:style-name="Table1.A1" office:value-type="string">
            <text:p text:style-name="Standard">HasCustomDomain: true,</text:p>
          </table:table-cell>
        </table:table-row>
        <table:table-row table:style-name="Table1.2">
          <table:table-cell table:style-name="Table1.A1" office:value-type="string">
            <text:p text:style-name="Standard"/>
          </table:table-cell>
          <table:table-cell table:style-name="Table1.A1" office:value-type="string">
            <text:p text:style-name="Standard">SimpleSite: false,</text:p>
          </table:table-cell>
        </table:table-row>
        <table:table-row table:style-name="Table1.2">
          <table:table-cell table:style-name="Table1.A1" office:value-type="string">
            <text:p text:style-name="Standard"/>
          </table:table-cell>
          <table:table-cell table:style-name="Table1.A1" office:value-type="string">
            <text:p text:style-name="Standard">showCookieNotification: false,</text:p>
          </table:table-cell>
        </table:table-row>
        <table:table-row table:style-name="Table1.2">
          <table:table-cell table:style-name="Table1.A1" office:value-type="string">
            <text:p text:style-name="Standard"/>
          </table:table-cell>
          <table:table-cell table:style-name="Table1.A1" office:value-type="string">
            <text:p text:style-name="Standard">cookiesNotificationMarkup: 'null',</text:p>
          </table:table-cell>
        </table:table-row>
        <table:table-row table:style-name="Table1.2">
          <table:table-cell table:style-name="Table1.A1" office:value-type="string">
            <text:p text:style-name="Standard"/>
          </table:table-cell>
          <table:table-cell table:style-name="Table1.A1" office:value-type="string">
            <text:p text:style-name="Standard">translatedPageUrl: '',</text:p>
          </table:table-cell>
        </table:table-row>
        <table:table-row table:style-name="Table1.2">
          <table:table-cell table:style-name="Table1.A1" office:value-type="string">
            <text:p text:style-name="Standard"/>
          </table:table-cell>
          <table:table-cell table:style-name="Table1.A1" office:value-type="string">
            <text:p text:style-name="Standard">isFastMigrationSite: false,</text:p>
          </table:table-cell>
        </table:table-row>
        <table:table-row table:style-name="Table1.2">
          <table:table-cell table:style-name="Table1.A1" office:value-type="string">
            <text:p text:style-name="Standard"/>
          </table:table-cell>
          <table:table-cell table:style-name="Table1.A1" office:value-type="string">
            <text:p text:style-name="Standard">sidebarPosition: 'NA',</text:p>
          </table:table-cell>
        </table:table-row>
        <table:table-row table:style-name="Table1.2">
          <table:table-cell table:style-name="Table1.A1" office:value-type="string">
            <text:p text:style-name="Standard"/>
          </table:table-cell>
          <table:table-cell table:style-name="Table1.A1" office:value-type="string">
            <text:p text:style-name="Standard">currentLanguage: 'en',</text:p>
          </table:table-cell>
        </table:table-row>
        <table:table-row table:style-name="Table1.2">
          <table:table-cell table:style-name="Table1.A1" office:value-type="string">
            <text:p text:style-name="Standard"/>
          </table:table-cell>
          <table:table-cell table:style-name="Table1.A1" office:value-type="string">
            <text:p text:style-name="Standard">currentLocale: 'en',</text:p>
          </table:table-cell>
        </table:table-row>
        <table:table-row table:style-name="Table1.2">
          <table:table-cell table:style-name="Table1.A1" office:value-type="string">
            <text:p text:style-name="Standard"/>
          </table:table-cell>
          <table:table-cell table:style-name="Table1.A1" office:value-type="string">
            <text:p text:style-name="Standard">NavItems: '{}',</text:p>
          </table:table-cell>
        </table:table-row>
        <table:table-row table:style-name="Table1.2">
          <table:table-cell table:style-name="Table1.A1" office:value-type="string">
            <text:p text:style-name="Standard"/>
          </table:table-cell>
          <table:table-cell table:style-name="Table1.A1" office:value-type="string">
            <text:p text:style-name="Standard">errors: {</text:p>
          </table:table-cell>
        </table:table-row>
        <table:table-row table:style-name="Table1.2">
          <table:table-cell table:style-name="Table1.A1" office:value-type="string">
            <text:p text:style-name="Standard"/>
          </table:table-cell>
          <table:table-cell table:style-name="Table1.A1" office:value-type="string">
            <text:p text:style-name="Standard">general: 'There was an error connecting to the page.&lt;br/&gt; Make sure you are not offline.',</text:p>
          </table:table-cell>
        </table:table-row>
        <table:table-row table:style-name="Table1.2">
          <table:table-cell table:style-name="Table1.A1" office:value-type="string">
            <text:p text:style-name="Standard"/>
          </table:table-cell>
          <table:table-cell table:style-name="Table1.A1" office:value-type="string">
            <text:p text:style-name="Standard">password: 'Incorrect name/password combination',</text:p>
          </table:table-cell>
        </table:table-row>
        <table:table-row table:style-name="Table1.2">
          <table:table-cell table:style-name="Table1.A1" office:value-type="string">
            <text:p text:style-name="Standard"/>
          </table:table-cell>
          <table:table-cell table:style-name="Table1.A1" office:value-type="string">
            <text:p text:style-name="Standard">tryAgain: 'Try ag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NavigationAreaParams: {</text:p>
          </table:table-cell>
        </table:table-row>
        <table:table-row table:style-name="Table1.2">
          <table:table-cell table:style-name="Table1.A1" office:value-type="string">
            <text:p text:style-name="Standard"/>
          </table:table-cell>
          <table:table-cell table:style-name="Table1.A1" office:value-type="string">
            <text:p text:style-name="Standard">ShowBackToHomeOnInnerPages: true,</text:p>
          </table:table-cell>
        </table:table-row>
        <table:table-row table:style-name="Table1.2">
          <table:table-cell table:style-name="Table1.A1" office:value-type="string">
            <text:p text:style-name="Standard"/>
          </table:table-cell>
          <table:table-cell table:style-name="Table1.A1" office:value-type="string">
            <text:p text:style-name="Standard">NavbarSize: 4,</text:p>
          </table:table-cell>
        </table:table-row>
        <table:table-row table:style-name="Table1.2">
          <table:table-cell table:style-name="Table1.A1" office:value-type="string">
            <text:p text:style-name="Standard"/>
          </table:table-cell>
          <table:table-cell table:style-name="Table1.A1" office:value-type="string">
            <text:p text:style-name="Standard">NavbarLiveHomePage: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BlockContainerSelector: '.dmBody',</text:p>
          </table:table-cell>
        </table:table-row>
        <table:table-row table:style-name="Table1.2">
          <table:table-cell table:style-name="Table1.A1" office:value-type="string">
            <text:p text:style-name="Standard"/>
          </table:table-cell>
          <table:table-cell table:style-name="Table1.A1" office:value-type="string">
            <text:p text:style-name="Standard">NavbarSelector: '#dmNav:has(a)',</text:p>
          </table:table-cell>
        </table:table-row>
        <table:table-row table:style-name="Table1.2">
          <table:table-cell table:style-name="Table1.A1" office:value-type="string">
            <text:p text:style-name="Standard"/>
          </table:table-cell>
          <table:table-cell table:style-name="Table1.A1" office:value-type="string">
            <text:p text:style-name="Standard">SubNavbarSelector: '#subnav_m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hasCustomCode: false,</text:p>
          </table:table-cell>
        </table:table-row>
        <table:table-row table:style-name="Table1.2">
          <table:table-cell table:style-name="Table1.A1" office:value-type="string">
            <text:p text:style-name="Standard"/>
          </table:table-cell>
          <table:table-cell table:style-name="Table1.A1" office:value-type="string">
            <text:p text:style-name="Standard">planID: '7',</text:p>
          </table:table-cell>
        </table:table-row>
        <table:table-row table:style-name="Table1.2">
          <table:table-cell table:style-name="Table1.A1" office:value-type="string">
            <text:p text:style-name="Standard"/>
          </table:table-cell>
          <table:table-cell table:style-name="Table1.A1" office:value-type="string">
            <text:p text:style-name="Standard">customTemplateId: 'null',</text:p>
          </table:table-cell>
        </table:table-row>
        <table:table-row table:style-name="Table1.2">
          <table:table-cell table:style-name="Table1.A1" office:value-type="string">
            <text:p text:style-name="Standard"/>
          </table:table-cell>
          <table:table-cell table:style-name="Table1.A1" office:value-type="string">
            <text:p text:style-name="Standard">siteTemplateId: 'null',</text:p>
          </table:table-cell>
        </table:table-row>
        <table:table-row table:style-name="Table1.2">
          <table:table-cell table:style-name="Table1.A1" office:value-type="string">
            <text:p text:style-name="Standard"/>
          </table:table-cell>
          <table:table-cell table:style-name="Table1.A1" office:value-type="string">
            <text:p text:style-name="Standard">productId: 'DM_DIRECT',</text:p>
          </table:table-cell>
        </table:table-row>
        <table:table-row table:style-name="Table1.2">
          <table:table-cell table:style-name="Table1.A1" office:value-type="string">
            <text:p text:style-name="Standard"/>
          </table:table-cell>
          <table:table-cell table:style-name="Table1.A1" office:value-type="string">
            <text:p text:style-name="Standard">disableTracking: false,</text:p>
          </table:table-cell>
        </table:table-row>
        <table:table-row table:style-name="Table1.2">
          <table:table-cell table:style-name="Table1.A1" office:value-type="string">
            <text:p text:style-name="Standard"/>
          </table:table-cell>
          <table:table-cell table:style-name="Table1.A1" office:value-type="string">
            <text:p text:style-name="Standard">pageType: 'FROM_SCRATCH',</text:p>
          </table:table-cell>
        </table:table-row>
        <table:table-row table:style-name="Table1.2">
          <table:table-cell table:style-name="Table1.A1" office:value-type="string">
            <text:p text:style-name="Standard"/>
          </table:table-cell>
          <table:table-cell table:style-name="Table1.A1" office:value-type="string">
            <text:p text:style-name="Standard">isRuntimeServer: true,</text:p>
          </table:table-cell>
        </table:table-row>
        <table:table-row table:style-name="Table1.2">
          <table:table-cell table:style-name="Table1.A1" office:value-type="string">
            <text:p text:style-name="Standard"/>
          </table:table-cell>
          <table:table-cell table:style-name="Table1.A1" office:value-type="string">
            <text:p text:style-name="Standard">isInEditor: false,</text:p>
          </table:table-cell>
        </table:table-row>
        <table:table-row table:style-name="Table1.2">
          <table:table-cell table:style-name="Table1.A1" office:value-type="string">
            <text:p text:style-name="Standard"/>
          </table:table-cell>
          <table:table-cell table:style-name="Table1.A1" office:value-type="string">
            <text:p text:style-name="Standard">hasNativeStore: false,</text:p>
          </table:table-cell>
        </table:table-row>
        <table:table-row table:style-name="Table1.2">
          <table:table-cell table:style-name="Table1.A1" office:value-type="string">
            <text:p text:style-name="Standard"/>
          </table:table-cell>
          <table:table-cell table:style-name="Table1.A1" office:value-type="string">
            <text:p text:style-name="Standard">defaultLang: 'en',</text:p>
          </table:table-cell>
        </table:table-row>
        <table:table-row table:style-name="Table1.2">
          <table:table-cell table:style-name="Table1.A1" office:value-type="string">
            <text:p text:style-name="Standard"/>
          </table:table-cell>
          <table:table-cell table:style-name="Table1.A1" office:value-type="string">
            <text:p text:style-name="Standard">hamburgerMigration: null,</text:p>
          </table:table-cell>
        </table:table-row>
        <table:table-row table:style-name="Table1.2">
          <table:table-cell table:style-name="Table1.A1" office:value-type="string">
            <text:p text:style-name="Standard"/>
          </table:table-cell>
          <table:table-cell table:style-name="Table1.A1" office:value-type="string">
            <text:p text:style-name="Standard">isFlexSite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window._currentDevice] = 6;</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window._currentDevice] = 5;</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 secured cdn script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Meta Tags ========= --&gt;</text:p>
          </table:table-cell>
        </table:table-row>
        <table:table-row table:style-name="Table1.2">
          <table:table-cell table:style-name="Table1.A1" office:value-type="string">
            <text:p text:style-name="Standard"/>
          </table:table-cell>
          <table:table-cell table:style-name="Table1.A1" office:value-type="string">
            <text:p text:style-name="Standard">&lt;!-- PWA settings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toHash(str) {</text:p>
          </table:table-cell>
        </table:table-row>
        <table:table-row table:style-name="Table1.2">
          <table:table-cell table:style-name="Table1.A1" office:value-type="string">
            <text:p text:style-name="Standard"/>
          </table:table-cell>
          <table:table-cell table:style-name="Table1.A1" office:value-type="string">
            <text:p text:style-name="Standard">var hash = 5381, i = str.length;</text:p>
          </table:table-cell>
        </table:table-row>
        <table:table-row table:style-name="Table1.2">
          <table:table-cell table:style-name="Table1.A1" office:value-type="string">
            <text:p text:style-name="Standard"/>
          </table:table-cell>
          <table:table-cell table:style-name="Table1.A1" office:value-type="string">
            <text:p text:style-name="Standard">while (i) {</text:p>
          </table:table-cell>
        </table:table-row>
        <table:table-row table:style-name="Table1.2">
          <table:table-cell table:style-name="Table1.A1" office:value-type="string">
            <text:p text:style-name="Standard"/>
          </table:table-cell>
          <table:table-cell table:style-name="Table1.A1" office:value-type="string">
            <text:p text:style-name="Standard">hash = hash * 33 ^ str.charCodeAt(--i)</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turn hash &gt;&gt;&gt;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global) {</text:p>
          </table:table-cell>
        </table:table-row>
        <table:table-row table:style-name="Table1.2">
          <table:table-cell table:style-name="Table1.A1" office:value-type="string">
            <text:p text:style-name="Standard"/>
          </table:table-cell>
          <table:table-cell table:style-name="Table1.A1" office:value-type="string">
            <text:p text:style-name="Standard">//const cacheKey = global.cacheKey;</text:p>
          </table:table-cell>
        </table:table-row>
        <table:table-row table:style-name="Table1.2">
          <table:table-cell table:style-name="Table1.A1" office:value-type="string">
            <text:p text:style-name="Standard"/>
          </table:table-cell>
          <table:table-cell table:style-name="Table1.A1" office:value-type="string">
            <text:p text:style-name="Standard">const isOffline = 'onLine' in navigator &amp;&amp; navigator.onLine === false;</text:p>
          </table:table-cell>
        </table:table-row>
        <table:table-row table:style-name="Table1.2">
          <table:table-cell table:style-name="Table1.A1" office:value-type="string">
            <text:p text:style-name="Standard"/>
          </table:table-cell>
          <table:table-cell table:style-name="Table1.A1" office:value-type="string">
            <text:p text:style-name="Standard">const hasServiceWorkerSupport = 'serviceWorker' in navigator;</text:p>
          </table:table-cell>
        </table:table-row>
        <table:table-row table:style-name="Table1.2">
          <table:table-cell table:style-name="Table1.A1" office:value-type="string">
            <text:p text:style-name="Standard"/>
          </table:table-cell>
          <table:table-cell table:style-name="Table1.A1" office:value-type="string">
            <text:p text:style-name="Standard">if (isOffline) {</text:p>
          </table:table-cell>
        </table:table-row>
        <table:table-row table:style-name="Table1.2">
          <table:table-cell table:style-name="Table1.A1" office:value-type="string">
            <text:p text:style-name="Standard"/>
          </table:table-cell>
          <table:table-cell table:style-name="Table1.A1" office:value-type="string">
            <text:p text:style-name="Standard">console.log('offline mod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text:p>
          </table:table-cell>
        </table:table-row>
        <table:table-row table:style-name="Table1.2">
          <table:table-cell table:style-name="Table1.A1" office:value-type="string">
            <text:p text:style-name="Standard"/>
          </table:table-cell>
          <table:table-cell table:style-name="Table1.A1" office:value-type="string">
            <text:p text:style-name="Standard">console.log('service worker is not supporte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amp;&amp; !isOffline) {</text:p>
          </table:table-cell>
        </table:table-row>
        <table:table-row table:style-name="Table1.2">
          <table:table-cell table:style-name="Table1.A1" office:value-type="string">
            <text:p text:style-name="Standard"/>
          </table:table-cell>
          <table:table-cell table:style-name="Table1.A1" office:value-type="string">
            <text:p text:style-name="Standard">window.addEventListener('load', function () {</text:p>
          </table:table-cell>
        </table:table-row>
        <table:table-row table:style-name="Table1.2">
          <table:table-cell table:style-name="Table1.A1" office:value-type="string">
            <text:p text:style-name="Standard"/>
          </table:table-cell>
          <table:table-cell table:style-name="Table1.A1" office:value-type="string">
            <text:p text:style-name="Standard">const serviceWorkerPath = '/runtime-service-worker.js?v=3';</text:p>
          </table:table-cell>
        </table:table-row>
        <table:table-row table:style-name="Table1.2">
          <table:table-cell table:style-name="Table1.A1" office:value-type="string">
            <text:p text:style-name="Standard"/>
          </table:table-cell>
          <table:table-cell table:style-name="Table1.A1" office:value-type="string">
            <text:p text:style-name="Standard">navigator.serviceWorker</text:p>
          </table:table-cell>
        </table:table-row>
        <table:table-row table:style-name="Table1.2">
          <table:table-cell table:style-name="Table1.A1" office:value-type="string">
            <text:p text:style-name="Standard"/>
          </table:table-cell>
          <table:table-cell table:style-name="Table1.A1" office:value-type="string">
            <text:p text:style-name="Standard">.register(serviceWorkerPath, { scope: './' })</text:p>
          </table:table-cell>
        </table:table-row>
        <table:table-row table:style-name="Table1.2">
          <table:table-cell table:style-name="Table1.A1" office:value-type="string">
            <text:p text:style-name="Standard"/>
          </table:table-cell>
          <table:table-cell table:style-name="Table1.A1" office:value-type="string">
            <text:p text:style-name="Standard">.then(</text:p>
          </table:table-cell>
        </table:table-row>
        <table:table-row table:style-name="Table1.2">
          <table:table-cell table:style-name="Table1.A1" office:value-type="string">
            <text:p text:style-name="Standard"/>
          </table:table-cell>
          <table:table-cell table:style-name="Table1.A1" office:value-type="string">
            <text:p text:style-name="Standard">function (registration) {</text:p>
          </table:table-cell>
        </table:table-row>
        <table:table-row table:style-name="Table1.2">
          <table:table-cell table:style-name="Table1.A1" office:value-type="string">
            <text:p text:style-name="Standard"/>
          </table:table-cell>
          <table:table-cell table:style-name="Table1.A1" office:value-type="string">
            <text:p text:style-name="Standard">// Registration was successful</text:p>
          </table:table-cell>
        </table:table-row>
        <table:table-row table:style-name="Table1.2">
          <table:table-cell table:style-name="Table1.A1" office:value-type="string">
            <text:p text:style-name="Standard"/>
          </table:table-cell>
          <table:table-cell table:style-name="Table1.A1" office:value-type="string">
            <text:p text:style-name="Standard">console.log(</text:p>
          </table:table-cell>
        </table:table-row>
        <table:table-row table:style-name="Table1.2">
          <table:table-cell table:style-name="Table1.A1" office:value-type="string">
            <text:p text:style-name="Standard"/>
          </table:table-cell>
          <table:table-cell table:style-name="Table1.A1" office:value-type="string">
            <text:p text:style-name="Standard">'ServiceWorker registration successful with scope: ',</text:p>
          </table:table-cell>
        </table:table-row>
        <table:table-row table:style-name="Table1.2">
          <table:table-cell table:style-name="Table1.A1" office:value-type="string">
            <text:p text:style-name="Standard"/>
          </table:table-cell>
          <table:table-cell table:style-name="Table1.A1" office:value-type="string">
            <text:p text:style-name="Standard">registration.scop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err) {</text:p>
          </table:table-cell>
        </table:table-row>
        <table:table-row table:style-name="Table1.2">
          <table:table-cell table:style-name="Table1.A1" office:value-type="string">
            <text:p text:style-name="Standard"/>
          </table:table-cell>
          <table:table-cell table:style-name="Table1.A1" office:value-type="string">
            <text:p text:style-name="Standard">// registration failed :(</text:p>
          </table:table-cell>
        </table:table-row>
        <table:table-row table:style-name="Table1.2">
          <table:table-cell table:style-name="Table1.A1" office:value-type="string">
            <text:p text:style-name="Standard"/>
          </table:table-cell>
          <table:table-cell table:style-name="Table1.A1" office:value-type="string">
            <text:p text:style-name="Standard">console.log('ServiceWorker registration failed: ', 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atch(function (err) {</text:p>
          </table:table-cell>
        </table:table-row>
        <table:table-row table:style-name="Table1.2">
          <table:table-cell table:style-name="Table1.A1" office:value-type="string">
            <text:p text:style-name="Standard"/>
          </table:table-cell>
          <table:table-cell table:style-name="Table1.A1" office:value-type="string">
            <text:p text:style-name="Standard">console.log(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helper function to refresh the pag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var refreshPage = (function () {</text:p>
          </table:table-cell>
        </table:table-row>
        <table:table-row table:style-name="Table1.2">
          <table:table-cell table:style-name="Table1.A1" office:value-type="string">
            <text:p text:style-name="Standard"/>
          </table:table-cell>
          <table:table-cell table:style-name="Table1.A1" office:value-type="string">
            <text:p text:style-name="Standard">var refreshing;</text:p>
          </table:table-cell>
        </table:table-row>
        <table:table-row table:style-name="Table1.2">
          <table:table-cell table:style-name="Table1.A1" office:value-type="string">
            <text:p text:style-name="Standard"/>
          </table:table-cell>
          <table:table-cell table:style-name="Table1.A1" office:value-type="string">
            <text:p text:style-name="Standard">return function () {</text:p>
          </table:table-cell>
        </table:table-row>
        <table:table-row table:style-name="Table1.2">
          <table:table-cell table:style-name="Table1.A1" office:value-type="string">
            <text:p text:style-name="Standard"/>
          </table:table-cell>
          <table:table-cell table:style-name="Table1.A1" office:value-type="string">
            <text:p text:style-name="Standard">if (refreshing) return;</text:p>
          </table:table-cell>
        </table:table-row>
        <table:table-row table:style-name="Table1.2">
          <table:table-cell table:style-name="Table1.A1" office:value-type="string">
            <text:p text:style-name="Standard"/>
          </table:table-cell>
          <table:table-cell table:style-name="Table1.A1" office:value-type="string">
            <text:p text:style-name="Standard">// prevent multiple refreshes</text:p>
          </table:table-cell>
        </table:table-row>
        <table:table-row table:style-name="Table1.2">
          <table:table-cell table:style-name="Table1.A1" office:value-type="string">
            <text:p text:style-name="Standard"/>
          </table:table-cell>
          <table:table-cell table:style-name="Table1.A1" office:value-type="string">
            <text:p text:style-name="Standard">var refreshkey = 'refreshed' + location.href;</text:p>
          </table:table-cell>
        </table:table-row>
        <table:table-row table:style-name="Table1.2">
          <table:table-cell table:style-name="Table1.A1" office:value-type="string">
            <text:p text:style-name="Standard"/>
          </table:table-cell>
          <table:table-cell table:style-name="Table1.A1" office:value-type="string">
            <text:p text:style-name="Standard">var prevRefresh = localStorage.getItem(refreshkey);</text:p>
          </table:table-cell>
        </table:table-row>
        <table:table-row table:style-name="Table1.2">
          <table:table-cell table:style-name="Table1.A1" office:value-type="string">
            <text:p text:style-name="Standard"/>
          </table:table-cell>
          <table:table-cell table:style-name="Table1.A1" office:value-type="string">
            <text:p text:style-name="Standard">if (prevRefresh) {</text:p>
          </table:table-cell>
        </table:table-row>
        <table:table-row table:style-name="Table1.2">
          <table:table-cell table:style-name="Table1.A1" office:value-type="string">
            <text:p text:style-name="Standard"/>
          </table:table-cell>
          <table:table-cell table:style-name="Table1.A1" office:value-type="string">
            <text:p text:style-name="Standard">localStorage.removeItem(refreshkey);</text:p>
          </table:table-cell>
        </table:table-row>
        <table:table-row table:style-name="Table1.2">
          <table:table-cell table:style-name="Table1.A1" office:value-type="string">
            <text:p text:style-name="Standard"/>
          </table:table-cell>
          <table:table-cell table:style-name="Table1.A1" office:value-type="string">
            <text:p text:style-name="Standard">if (Date.now() - prevRefresh &lt; 30000) {</text:p>
          </table:table-cell>
        </table:table-row>
        <table:table-row table:style-name="Table1.2">
          <table:table-cell table:style-name="Table1.A1" office:value-type="string">
            <text:p text:style-name="Standard"/>
          </table:table-cell>
          <table:table-cell table:style-name="Table1.A1" office:value-type="string">
            <text:p text:style-name="Standard">return; // dont go into a refresh loo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freshing = true;</text:p>
          </table:table-cell>
        </table:table-row>
        <table:table-row table:style-name="Table1.2">
          <table:table-cell table:style-name="Table1.A1" office:value-type="string">
            <text:p text:style-name="Standard"/>
          </table:table-cell>
          <table:table-cell table:style-name="Table1.A1" office:value-type="string">
            <text:p text:style-name="Standard">localStorage.setItem(refreshkey, Date.now());</text:p>
          </table:table-cell>
        </table:table-row>
        <table:table-row table:style-name="Table1.2">
          <table:table-cell table:style-name="Table1.A1" office:value-type="string">
            <text:p text:style-name="Standard"/>
          </table:table-cell>
          <table:table-cell table:style-name="Table1.A1" office:value-type="string">
            <text:p text:style-name="Standard">console.log('refereshing page');</text:p>
          </table:table-cell>
        </table:table-row>
        <table:table-row table:style-name="Table1.2">
          <table:table-cell table:style-name="Table1.A1" office:value-type="string">
            <text:p text:style-name="Standard"/>
          </table:table-cell>
          <table:table-cell table:style-name="Table1.A1" office:value-type="string">
            <text:p text:style-name="Standard">window.location.reloa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messageServiceWorker(data) {</text:p>
          </table:table-cell>
        </table:table-row>
        <table:table-row table:style-name="Table1.2">
          <table:table-cell table:style-name="Table1.A1" office:value-type="string">
            <text:p text:style-name="Standard"/>
          </table:table-cell>
          <table:table-cell table:style-name="Table1.A1" office:value-type="string">
            <text:p text:style-name="Standard">return new Promise(function (resolve, reject) {</text:p>
          </table:table-cell>
        </table:table-row>
        <table:table-row table:style-name="Table1.2">
          <table:table-cell table:style-name="Table1.A1" office:value-type="string">
            <text:p text:style-name="Standard"/>
          </table:table-cell>
          <table:table-cell table:style-name="Table1.A1" office:value-type="string">
            <text:p text:style-name="Standard">if (navigator.serviceWorker.controller) {</text:p>
          </table:table-cell>
        </table:table-row>
        <table:table-row table:style-name="Table1.2">
          <table:table-cell table:style-name="Table1.A1" office:value-type="string">
            <text:p text:style-name="Standard"/>
          </table:table-cell>
          <table:table-cell table:style-name="Table1.A1" office:value-type="string">
            <text:p text:style-name="Standard">var worker = navigator.serviceWorker.controller;</text:p>
          </table:table-cell>
        </table:table-row>
        <table:table-row table:style-name="Table1.2">
          <table:table-cell table:style-name="Table1.A1" office:value-type="string">
            <text:p text:style-name="Standard"/>
          </table:table-cell>
          <table:table-cell table:style-name="Table1.A1" office:value-type="string">
            <text:p text:style-name="Standard">var messageChannel = new MessageChannel();</text:p>
          </table:table-cell>
        </table:table-row>
        <table:table-row table:style-name="Table1.2">
          <table:table-cell table:style-name="Table1.A1" office:value-type="string">
            <text:p text:style-name="Standard"/>
          </table:table-cell>
          <table:table-cell table:style-name="Table1.A1" office:value-type="string">
            <text:p text:style-name="Standard">messageChannel.port1.onmessage = replyHandler;</text:p>
          </table:table-cell>
        </table:table-row>
        <table:table-row table:style-name="Table1.2">
          <table:table-cell table:style-name="Table1.A1" office:value-type="string">
            <text:p text:style-name="Standard"/>
          </table:table-cell>
          <table:table-cell table:style-name="Table1.A1" office:value-type="string">
            <text:p text:style-name="Standard">worker.postMessage(data, [messageChannel.port2]);</text:p>
          </table:table-cell>
        </table:table-row>
        <table:table-row table:style-name="Table1.2">
          <table:table-cell table:style-name="Table1.A1" office:value-type="string">
            <text:p text:style-name="Standard"/>
          </table:table-cell>
          <table:table-cell table:style-name="Table1.A1" office:value-type="string">
            <text:p text:style-name="Standard">function replyHandler(event) {</text:p>
          </table:table-cell>
        </table:table-row>
        <table:table-row table:style-name="Table1.2">
          <table:table-cell table:style-name="Table1.A1" office:value-type="string">
            <text:p text:style-name="Standard"/>
          </table:table-cell>
          <table:table-cell table:style-name="Table1.A1" office:value-type="string">
            <text:p text:style-name="Standard">resolve(event.dat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resol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Add manifest --&gt;</text:p>
          </table:table-cell>
        </table:table-row>
        <table:table-row table:style-name="Table1.2">
          <table:table-cell table:style-name="Table1.A1" office:value-type="string">
            <text:p text:style-name="Standard"/>
          </table:table-cell>
          <table:table-cell table:style-name="Table1.A1" office:value-type="string">
            <text:p text:style-name="Standard">&lt;!-- End PWA setting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canonical" href="<text:a xlink:type="simple" xlink:href="https://www.aprroofing.com/types-of-roofing-Los-Angeles-CA" text:style-name="ListLabel_20_1" text:visited-style-name="ListLabel_20_1"><text:span text:style-name="T1">https://www.aprroofing.com/types-of-roofing-Los-Angeles-CA</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id="view" name="viewport" content="initial-scale=1, minimum-scale=1, maximum-scale=5, viewport-fit=cover"&gt;</text:p>
          </table:table-cell>
        </table:table-row>
        <table:table-row table:style-name="Table1.2">
          <table:table-cell table:style-name="Table1.A1" office:value-type="string">
            <text:p text:style-name="Standard"/>
          </table:table-cell>
          <table:table-cell table:style-name="Table1.A1" office:value-type="string">
            <text:p text:style-name="Standard">&lt;meta name="apple-mobile-web-app-capable" content="ye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Add favorites icon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apple-touch-icon"</text:p>
          </table:table-cell>
        </table:table-row>
        <table:table-row table:style-name="Table1.2">
          <table:table-cell table:style-name="Table1.A1" office:value-type="string">
            <text:p text:style-name="Standard"/>
          </table:table-cell>
          <table:table-cell table:style-name="Table1.A1" office:value-type="string">
            <text:p text:style-name="Standard">href="<text:a xlink:type="simple" xlink:href="https://irp.cdn-website.com/3d72e0e8/dms3rep/multi/apr-roofing-logo.jpeg" text:style-name="ListLabel_20_1" text:visited-style-name="ListLabel_20_1"><text:span text:style-name="T1">https://irp.cdn-website.com/3d72e0e8/dms3rep/multi/apr-roofing-logo.jpeg</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link rel="icon" type="image/x-icon" href="<text:a xlink:type="simple" xlink:href="https://irp.cdn-website.com/3d72e0e8/site_favicon_16_1661528438139.ico" text:style-name="ListLabel_20_1" text:visited-style-name="ListLabel_20_1"><text:span text:style-name="T1">https://irp.cdn-website.com/3d72e0e8/site_favicon_16_1661528438139.ico</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favorite icons --&gt;</text:p>
          </table:table-cell>
        </table:table-row>
        <table:table-row table:style-name="Table1.2">
          <table:table-cell table:style-name="Table1.A1" office:value-type="string">
            <text:p text:style-name="Standard"/>
          </table:table-cell>
          <table:table-cell table:style-name="Table1.A1" office:value-type="string">
            <text:p text:style-name="Standard">&lt;link rel="preconnect" href="<text:a xlink:type="simple" xlink:href="https://lirp.cdn-website.com/" text:style-name="ListLabel_20_1" text:visited-style-name="ListLabel_20_1"><text:span text:style-name="T1">https://lirp.cdn-website.com/</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lt;script id='d-js-dmapi'&gt;</text:p>
          </table:table-cell>
        </table:table-row>
        <table:table-row table:style-name="Table1.2">
          <table:table-cell table:style-name="Table1.A1" office:value-type="string">
            <text:p text:style-name="Standard"/>
          </table:table-cell>
          <table:table-cell table:style-name="Table1.A1" office:value-type="string">
            <text:p text:style-name="Standard">window.SystemID =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dmAPI) {</text:p>
          </table:table-cell>
        </table:table-row>
        <table:table-row table:style-name="Table1.2">
          <table:table-cell table:style-name="Table1.A1" office:value-type="string">
            <text:p text:style-name="Standard"/>
          </table:table-cell>
          <table:table-cell table:style-name="Table1.A1" office:value-type="string">
            <text:p text:style-name="Standard">window.dmAPI = {</text:p>
          </table:table-cell>
        </table:table-row>
        <table:table-row table:style-name="Table1.2">
          <table:table-cell table:style-name="Table1.A1" office:value-type="string">
            <text:p text:style-name="Standard"/>
          </table:table-cell>
          <table:table-cell table:style-name="Table1.A1" office:value-type="string">
            <text:p text:style-name="Standard">registerExternalRuntimeComponent: function ()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getCurrentDeviceType: function () {</text:p>
          </table:table-cell>
        </table:table-row>
        <table:table-row table:style-name="Table1.2">
          <table:table-cell table:style-name="Table1.A1" office:value-type="string">
            <text:p text:style-name="Standard"/>
          </table:table-cell>
          <table:table-cell table:style-name="Table1.A1" office:value-type="string">
            <text:p text:style-name="Standard">return window._currentDevi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unOnReady: (ns, fn) =&gt; {</text:p>
          </table:table-cell>
        </table:table-row>
        <table:table-row table:style-name="Table1.2">
          <table:table-cell table:style-name="Table1.A1" office:value-type="string">
            <text:p text:style-name="Standard"/>
          </table:table-cell>
          <table:table-cell table:style-name="Table1.A1" office:value-type="string">
            <text:p text:style-name="Standard">const safeFn = dmAPI.toSafeFn(fn);</text:p>
          </table:table-cell>
        </table:table-row>
        <table:table-row table:style-name="Table1.2">
          <table:table-cell table:style-name="Table1.A1" office:value-type="string">
            <text:p text:style-name="Standard"/>
          </table:table-cell>
          <table:table-cell table:style-name="Table1.A1" office:value-type="string">
            <text:p text:style-name="Standard">ns = ns || 'global_' + Math.random().toString(36).slice(2, 11);</text:p>
          </table:table-cell>
        </table:table-row>
        <table:table-row table:style-name="Table1.2">
          <table:table-cell table:style-name="Table1.A1" office:value-type="string">
            <text:p text:style-name="Standard"/>
          </table:table-cell>
          <table:table-cell table:style-name="Table1.A1" office:value-type="string">
            <text:p text:style-name="Standard">const eventName = 'afterAjax.' + n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document.readyState === 'complete')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oSafeFn: (fn) =&gt; {</text:p>
          </table:table-cell>
        </table:table-row>
        <table:table-row table:style-name="Table1.2">
          <table:table-cell table:style-name="Table1.A1" office:value-type="string">
            <text:p text:style-name="Standard"/>
          </table:table-cell>
          <table:table-cell table:style-name="Table1.A1" office:value-type="string">
            <text:p text:style-name="Standard">if (fn?.safe) {</text:p>
          </table:table-cell>
        </table:table-row>
        <table:table-row table:style-name="Table1.2">
          <table:table-cell table:style-name="Table1.A1" office:value-type="string">
            <text:p text:style-name="Standard"/>
          </table:table-cell>
          <table:table-cell table:style-name="Table1.A1" office:value-type="string">
            <text:p text:style-name="Standard">return 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onst safeFn = function (...args)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return fn?.apply(null, args);</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console.log('function failed ' + e.messag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afeFn.safe = true;</text:p>
          </table:table-cell>
        </table:table-row>
        <table:table-row table:style-name="Table1.2">
          <table:table-cell table:style-name="Table1.A1" office:value-type="string">
            <text:p text:style-name="Standard"/>
          </table:table-cell>
          <table:table-cell table:style-name="Table1.A1" office:value-type="string">
            <text:p text:style-name="Standard">return safe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requestIdleCallback) {</text:p>
          </table:table-cell>
        </table:table-row>
        <table:table-row table:style-name="Table1.2">
          <table:table-cell table:style-name="Table1.A1" office:value-type="string">
            <text:p text:style-name="Standard"/>
          </table:table-cell>
          <table:table-cell table:style-name="Table1.A1" office:value-type="string">
            <text:p text:style-name="Standard">window.requestIdleCallback = function (fn) {</text:p>
          </table:table-cell>
        </table:table-row>
        <table:table-row table:style-name="Table1.2">
          <table:table-cell table:style-name="Table1.A1" office:value-type="string">
            <text:p text:style-name="Standard"/>
          </table:table-cell>
          <table:table-cell table:style-name="Table1.A1" office:value-type="string">
            <text:p text:style-name="Standard">setTimeout(fn,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header.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id="d-js-load-css"&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here are a few &lt;link&gt; tags with CSS resource in them that are preloaded in the page</text:p>
          </table:table-cell>
        </table:table-row>
        <table:table-row table:style-name="Table1.2">
          <table:table-cell table:style-name="Table1.A1" office:value-type="string">
            <text:p text:style-name="Standard"/>
          </table:table-cell>
          <table:table-cell table:style-name="Table1.A1" office:value-type="string">
            <text:p text:style-name="Standard">* in each of those there is a "onload" handler which invokes the loadCSS callback</text:p>
          </table:table-cell>
        </table:table-row>
        <table:table-row table:style-name="Table1.2">
          <table:table-cell table:style-name="Table1.A1" office:value-type="string">
            <text:p text:style-name="Standard"/>
          </table:table-cell>
          <table:table-cell table:style-name="Table1.A1" office:value-type="string">
            <text:p text:style-name="Standard">* defined here.</text:p>
          </table:table-cell>
        </table:table-row>
        <table:table-row table:style-name="Table1.2">
          <table:table-cell table:style-name="Table1.A1" office:value-type="string">
            <text:p text:style-name="Standard"/>
          </table:table-cell>
          <table:table-cell table:style-name="Table1.A1" office:value-type="string">
            <text:p text:style-name="Standard">* We are monitoring 3 main CSS files - the runtime, the global and the page.</text:p>
          </table:table-cell>
        </table:table-row>
        <table:table-row table:style-name="Table1.2">
          <table:table-cell table:style-name="Table1.A1" office:value-type="string">
            <text:p text:style-name="Standard"/>
          </table:table-cell>
          <table:table-cell table:style-name="Table1.A1" office:value-type="string">
            <text:p text:style-name="Standard">* When each load we check to see if we can append them all in a batch. If threre</text:p>
          </table:table-cell>
        </table:table-row>
        <table:table-row table:style-name="Table1.2">
          <table:table-cell table:style-name="Table1.A1" office:value-type="string">
            <text:p text:style-name="Standard"/>
          </table:table-cell>
          <table:table-cell table:style-name="Table1.A1" office:value-type="string">
            <text:p text:style-name="Standard">* is no page css (which may happen on inner pages) then we do not wait for 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 {</text:p>
          </table:table-cell>
        </table:table-row>
        <table:table-row table:style-name="Table1.2">
          <table:table-cell table:style-name="Table1.A1" office:value-type="string">
            <text:p text:style-name="Standard"/>
          </table:table-cell>
          <table:table-cell table:style-name="Table1.A1" office:value-type="string">
            <text:p text:style-name="Standard">let cssLinks = {};</text:p>
          </table:table-cell>
        </table:table-row>
        <table:table-row table:style-name="Table1.2">
          <table:table-cell table:style-name="Table1.A1" office:value-type="string">
            <text:p text:style-name="Standard"/>
          </table:table-cell>
          <table:table-cell table:style-name="Table1.A1" office:value-type="string">
            <text:p text:style-name="Standard">function loadCssLink(link) {</text:p>
          </table:table-cell>
        </table:table-row>
        <table:table-row table:style-name="Table1.2">
          <table:table-cell table:style-name="Table1.A1" office:value-type="string">
            <text:p text:style-name="Standard"/>
          </table:table-cell>
          <table:table-cell table:style-name="Table1.A1" office:value-type="string">
            <text:p text:style-name="Standard">link.onload = null;</text:p>
          </table:table-cell>
        </table:table-row>
        <table:table-row table:style-name="Table1.2">
          <table:table-cell table:style-name="Table1.A1" office:value-type="string">
            <text:p text:style-name="Standard"/>
          </table:table-cell>
          <table:table-cell table:style-name="Table1.A1" office:value-type="string">
            <text:p text:style-name="Standard">link.rel = "stylesheet";</text:p>
          </table:table-cell>
        </table:table-row>
        <table:table-row table:style-name="Table1.2">
          <table:table-cell table:style-name="Table1.A1" office:value-type="string">
            <text:p text:style-name="Standard"/>
          </table:table-cell>
          <table:table-cell table:style-name="Table1.A1" office:value-type="string">
            <text:p text:style-name="Standard">link.type = "text/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checkCss() {</text:p>
          </table:table-cell>
        </table:table-row>
        <table:table-row table:style-name="Table1.2">
          <table:table-cell table:style-name="Table1.A1" office:value-type="string">
            <text:p text:style-name="Standard"/>
          </table:table-cell>
          <table:table-cell table:style-name="Table1.A1" office:value-type="string">
            <text:p text:style-name="Standard">const pageCssLink = document.querySelector("[id*='CssLink']");</text:p>
          </table:table-cell>
        </table:table-row>
        <table:table-row table:style-name="Table1.2">
          <table:table-cell table:style-name="Table1.A1" office:value-type="string">
            <text:p text:style-name="Standard"/>
          </table:table-cell>
          <table:table-cell table:style-name="Table1.A1" office:value-type="string">
            <text:p text:style-name="Standard">const widgetCssLink = document.querySelector("[id*='widgetCS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cssLinks &amp;&amp; cssLinks.runtime &amp;&amp; cssLinks.global &amp;&amp; (!pageCssLink || cssLinks.page) &amp;&amp; (!widgetCssLink || cssLinks.widget)) {</text:p>
          </table:table-cell>
        </table:table-row>
        <table:table-row table:style-name="Table1.2">
          <table:table-cell table:style-name="Table1.A1" office:value-type="string">
            <text:p text:style-name="Standard"/>
          </table:table-cell>
          <table:table-cell table:style-name="Table1.A1" office:value-type="string">
            <text:p text:style-name="Standard">const storedRuntimeCssLink = cssLinks.runtime;</text:p>
          </table:table-cell>
        </table:table-row>
        <table:table-row table:style-name="Table1.2">
          <table:table-cell table:style-name="Table1.A1" office:value-type="string">
            <text:p text:style-name="Standard"/>
          </table:table-cell>
          <table:table-cell table:style-name="Table1.A1" office:value-type="string">
            <text:p text:style-name="Standard">const storedPageCssLink = cssLinks.page;</text:p>
          </table:table-cell>
        </table:table-row>
        <table:table-row table:style-name="Table1.2">
          <table:table-cell table:style-name="Table1.A1" office:value-type="string">
            <text:p text:style-name="Standard"/>
          </table:table-cell>
          <table:table-cell table:style-name="Table1.A1" office:value-type="string">
            <text:p text:style-name="Standard">const storedGlobalCssLink = cssLinks.global;</text:p>
          </table:table-cell>
        </table:table-row>
        <table:table-row table:style-name="Table1.2">
          <table:table-cell table:style-name="Table1.A1" office:value-type="string">
            <text:p text:style-name="Standard"/>
          </table:table-cell>
          <table:table-cell table:style-name="Table1.A1" office:value-type="string">
            <text:p text:style-name="Standard">const storedWidgetCssLink = cssLinks.widge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Global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Page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storedWidgetCssLink)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storedWidget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Widget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Runtime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setTimeout(() =&gt; {</text:p>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storedWidgetCssLink) {</text:p>
          </table:table-cell>
        </table:table-row>
        <table:table-row table:style-name="Table1.2">
          <table:table-cell table:style-name="Table1.A1" office:value-type="string">
            <text:p text:style-name="Standard"/>
          </table:table-cell>
          <table:table-cell table:style-name="Table1.A1" office:value-type="string">
            <text:p text:style-name="Standard">storedWidget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SUP-4179) Clear the accumulated cssLinks only when we're</text:p>
          </table:table-cell>
        </table:table-row>
        <table:table-row table:style-name="Table1.2">
          <table:table-cell table:style-name="Table1.A1" office:value-type="string">
            <text:p text:style-name="Standard"/>
          </table:table-cell>
          <table:table-cell table:style-name="Table1.A1" office:value-type="string">
            <text:p text:style-name="Standard">// sure that the document has finished loading and the document</text:p>
          </table:table-cell>
        </table:table-row>
        <table:table-row table:style-name="Table1.2">
          <table:table-cell table:style-name="Table1.A1" office:value-type="string">
            <text:p text:style-name="Standard"/>
          </table:table-cell>
          <table:table-cell table:style-name="Table1.A1" office:value-type="string">
            <text:p text:style-name="Standard">// has been parsed.</text:p>
          </table:table-cell>
        </table:table-row>
        <table:table-row table:style-name="Table1.2">
          <table:table-cell table:style-name="Table1.A1" office:value-type="string">
            <text:p text:style-name="Standard"/>
          </table:table-cell>
          <table:table-cell table:style-name="Table1.A1" office:value-type="string">
            <text:p text:style-name="Standard">if(document.readyState === 'interactive') {</text:p>
          </table:table-cell>
        </table:table-row>
        <table:table-row table:style-name="Table1.2">
          <table:table-cell table:style-name="Table1.A1" office:value-type="string">
            <text:p text:style-name="Standard"/>
          </table:table-cell>
          <table:table-cell table:style-name="Table1.A1" office:value-type="string">
            <text:p text:style-name="Standard">cssLinks =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loadCSS(link)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urlParams = new URLSearchParams(window.location.search);</text:p>
          </table:table-cell>
        </table:table-row>
        <table:table-row table:style-name="Table1.2">
          <table:table-cell table:style-name="Table1.A1" office:value-type="string">
            <text:p text:style-name="Standard"/>
          </table:table-cell>
          <table:table-cell table:style-name="Table1.A1" office:value-type="string">
            <text:p text:style-name="Standard">var noCSS = !!urlParams.get("nocss");</text:p>
          </table:table-cell>
        </table:table-row>
        <table:table-row table:style-name="Table1.2">
          <table:table-cell table:style-name="Table1.A1" office:value-type="string">
            <text:p text:style-name="Standard"/>
          </table:table-cell>
          <table:table-cell table:style-name="Table1.A1" office:value-type="string">
            <text:p text:style-name="Standard">var cssTimeout = urlParams.get("cssTimeout") || 0;</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noCSS)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link.href &amp;&amp; link.href.includes("d-css-runtime")) {</text:p>
          </table:table-cell>
        </table:table-row>
        <table:table-row table:style-name="Table1.2">
          <table:table-cell table:style-name="Table1.A1" office:value-type="string">
            <text:p text:style-name="Standard"/>
          </table:table-cell>
          <table:table-cell table:style-name="Table1.A1" office:value-type="string">
            <text:p text:style-name="Standard">cssLinks.runtim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 "siteGlobalCss") {</text:p>
          </table:table-cell>
        </table:table-row>
        <table:table-row table:style-name="Table1.2">
          <table:table-cell table:style-name="Table1.A1" office:value-type="string">
            <text:p text:style-name="Standard"/>
          </table:table-cell>
          <table:table-cell table:style-name="Table1.A1" office:value-type="string">
            <text:p text:style-name="Standard">cssLinks.global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if (link.id &amp;&amp; link.id.includes("CssLink")) {</text:p>
          </table:table-cell>
        </table:table-row>
        <table:table-row table:style-name="Table1.2">
          <table:table-cell table:style-name="Table1.A1" office:value-type="string">
            <text:p text:style-name="Standard"/>
          </table:table-cell>
          <table:table-cell table:style-name="Table1.A1" office:value-type="string">
            <text:p text:style-name="Standard">cssLinks.pag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amp;&amp; link.id.includes("widgetCSS")) {</text:p>
          </table:table-cell>
        </table:table-row>
        <table:table-row table:style-name="Table1.2">
          <table:table-cell table:style-name="Table1.A1" office:value-type="string">
            <text:p text:style-name="Standard"/>
          </table:table-cell>
          <table:table-cell table:style-name="Table1.A1" office:value-type="string">
            <text:p text:style-name="Standard">cssLinks.widget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text:p>
          </table:table-cell>
        </table:table-row>
        <table:table-row table:style-name="Table1.2">
          <table:table-cell table:style-name="Table1.A1" office:value-type="string">
            <text:p text:style-name="Standard"/>
          </table:table-cell>
          <table:table-cell table:style-name="Table1.A1" office:value-type="string">
            <text:p text:style-name="Standard">requestIdleCallback(function () {</text:p>
          </table:table-cell>
        </table:table-row>
        <table:table-row table:style-name="Table1.2">
          <table:table-cell table:style-name="Table1.A1" office:value-type="string">
            <text:p text:style-name="Standard"/>
          </table:table-cell>
          <table:table-cell table:style-name="Table1.A1" office:value-type="string">
            <text:p text:style-name="Standard">window.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loadCssLink(link);</text:p>
          </table:table-cell>
        </table:table-row>
        <table:table-row table:style-name="Table1.2">
          <table:table-cell table:style-name="Table1.A1" office:value-type="string">
            <text:p text:style-name="Standard"/>
          </table:table-cell>
          <table:table-cell table:style-name="Table1.A1" office:value-type="string">
            <text:p text:style-name="Standard">}, parseInt(cssTimeout, 1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throw 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loadCSS = window.loadCSS || load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data-role="deferred-ini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usage: window.getDeferred(&lt;deferred name&gt;).resolve() or window.getDeferred(&lt;deferred name&gt;).promise.then(...)*/</text:p>
          </table:table-cell>
        </table:table-row>
        <table:table-row table:style-name="Table1.2">
          <table:table-cell table:style-name="Table1.A1" office:value-type="string">
            <text:p text:style-name="Standard"/>
          </table:table-cell>
          <table:table-cell table:style-name="Table1.A1" office:value-type="string">
            <text:p text:style-name="Standard">function Def() {</text:p>
          </table:table-cell>
        </table:table-row>
        <table:table-row table:style-name="Table1.2">
          <table:table-cell table:style-name="Table1.A1" office:value-type="string">
            <text:p text:style-name="Standard"/>
          </table:table-cell>
          <table:table-cell table:style-name="Table1.A1" office:value-type="string">
            <text:p text:style-name="Standard">this.promise = new Promise((function (a, b) {</text:p>
          </table:table-cell>
        </table:table-row>
        <table:table-row table:style-name="Table1.2">
          <table:table-cell table:style-name="Table1.A1" office:value-type="string">
            <text:p text:style-name="Standard"/>
          </table:table-cell>
          <table:table-cell table:style-name="Table1.A1" office:value-type="string">
            <text:p text:style-name="Standard">this.resolve = a, this.reject = b</text:p>
          </table:table-cell>
        </table:table-row>
        <table:table-row table:style-name="Table1.2">
          <table:table-cell table:style-name="Table1.A1" office:value-type="string">
            <text:p text:style-name="Standard"/>
          </table:table-cell>
          <table:table-cell table:style-name="Table1.A1" office:value-type="string">
            <text:p text:style-name="Standard">}).bind(thi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const defs = {};</text:p>
          </table:table-cell>
        </table:table-row>
        <table:table-row table:style-name="Table1.2">
          <table:table-cell table:style-name="Table1.A1" office:value-type="string">
            <text:p text:style-name="Standard"/>
          </table:table-cell>
          <table:table-cell table:style-name="Table1.A1" office:value-type="string">
            <text:p text:style-name="Standard">window.getDeferred = function (a) {</text:p>
          </table:table-cell>
        </table:table-row>
        <table:table-row table:style-name="Table1.2">
          <table:table-cell table:style-name="Table1.A1" office:value-type="string">
            <text:p text:style-name="Standard"/>
          </table:table-cell>
          <table:table-cell table:style-name="Table1.A1" office:value-type="string">
            <text:p text:style-name="Standard">return null == defs[a] &amp;&amp; (defs[a] = new Def), defs[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 = function (b, a, c) {</text:p>
          </table:table-cell>
        </table:table-row>
        <table:table-row table:style-name="Table1.2">
          <table:table-cell table:style-name="Table1.A1" office:value-type="string">
            <text:p text:style-name="Standard"/>
          </table:table-cell>
          <table:table-cell table:style-name="Table1.A1" office:value-type="string">
            <text:p text:style-name="Standard">let d = window?.getDeferred?.(b);</text:p>
          </table:table-cell>
        </table:table-row>
        <table:table-row table:style-name="Table1.2">
          <table:table-cell table:style-name="Table1.A1" office:value-type="string">
            <text:p text:style-name="Standard"/>
          </table:table-cell>
          <table:table-cell table:style-name="Table1.A1" office:value-type="string">
            <text:p text:style-name="Standard">d</text:p>
          </table:table-cell>
        </table:table-row>
        <table:table-row table:style-name="Table1.2">
          <table:table-cell table:style-name="Table1.A1" office:value-type="string">
            <text:p text:style-name="Standard"/>
          </table:table-cell>
          <table:table-cell table:style-name="Table1.A1" office:value-type="string">
            <text:p text:style-name="Standard">? d.promise.then(a)</text:p>
          </table:table-cell>
        </table:table-row>
        <table:table-row table:style-name="Table1.2">
          <table:table-cell table:style-name="Table1.A1" office:value-type="string">
            <text:p text:style-name="Standard"/>
          </table:table-cell>
          <table:table-cell table:style-name="Table1.A1" office:value-type="string">
            <text:p text:style-name="Standard">: c &amp;&amp; ["complete", "interactive"].includes(document.readyState)</text:p>
          </table:table-cell>
        </table:table-row>
        <table:table-row table:style-name="Table1.2">
          <table:table-cell table:style-name="Table1.A1" office:value-type="string">
            <text:p text:style-name="Standard"/>
          </table:table-cell>
          <table:table-cell table:style-name="Table1.A1" office:value-type="string">
            <text:p text:style-name="Standard">? setTimeout(a, 1)</text:p>
          </table:table-cell>
        </table:table-row>
        <table:table-row table:style-name="Table1.2">
          <table:table-cell table:style-name="Table1.A1" office:value-type="string">
            <text:p text:style-name="Standard"/>
          </table:table-cell>
          <table:table-cell table:style-name="Table1.A1" office:value-type="string">
            <text:p text:style-name="Standard">: c</text:p>
          </table:table-cell>
        </table:table-row>
        <table:table-row table:style-name="Table1.2">
          <table:table-cell table:style-name="Table1.A1" office:value-type="string">
            <text:p text:style-name="Standard"/>
          </table:table-cell>
          <table:table-cell table:style-name="Table1.A1" office:value-type="string">
            <text:p text:style-name="Standard">? document.addEventListener("DOMContentLoaded", a)</text:p>
          </table:table-cell>
        </table:table-row>
        <table:table-row table:style-name="Table1.2">
          <table:table-cell table:style-name="Table1.A1" office:value-type="string">
            <text:p text:style-name="Standard"/>
          </table:table-cell>
          <table:table-cell table:style-name="Table1.A1" office:value-type="string">
            <text:p text:style-name="Standard">: console.error(`Deferred does not exis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tyle id="forceCssIncludes"&gt;</text:p>
          </table:table-cell>
        </table:table-row>
        <table:table-row table:style-name="Table1.2">
          <table:table-cell table:style-name="Table1.A1" office:value-type="string">
            <text:p text:style-name="Standard"/>
          </table:table-cell>
          <table:table-cell table:style-name="Table1.A1" office:value-type="string">
            <text:p text:style-name="Standard">/* This file is auto-generated from a `scss` file with the same nam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469">
          <table:table-cell table:style-name="Table1.A1" office:value-type="string">
            <text:p text:style-name="Standard"/>
          </table:table-cell>
          <table:table-cell table:style-name="Table1.A1" office:value-type="string">
            <text:p text:style-name="Standard">.videobgwrapper{overflow:hidden;position:absolute;z-index:0;width:100%;height:100%;top:0;left:0;pointer-events:none;border-radius:inherit}.videobgframe{position:absolute;width:101%;height:100%;top:50%;left:50%;transform:translateY(-50%) translateX(-50%);object-fit:fill}#dm video.videobgframe{margin:0}@media (max-width:767px){.dmRoot .dmPhotoGallery.newPhotoGallery:not(.photo-gallery-done){min-height:80vh}}@media (min-width:1025px){.dmRoot .dmPhotoGallery.newPhotoGallery:not(.photo-gallery-done){min-height:45vh}}@media (min-width:768px) and (max-width:1024px){.responsiveTablet .dmPhotoGallery.newPhotoGallery:not(.photo-gallery-done){min-height:45vh}}#dm [data-show-on-page-only]{display:none!important}#dmRoot div.stickyHeaderFix div.site_content{margin-top:0!important}#dmRoot div.stickyHeaderFix div.hamburger-header-container{position:relativ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cssVariables"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Google Font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fonts.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469">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subset=latin-ext&amp;display=swap" text:style-name="ListLabel_20_1" text:visited-style-name="ListLabel_20_1"><text:span text:style-name="T1">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amp;subset=latin-ext&amp;amp;display=swap</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T CSS Include d-css-runtime-desktop-one-package-structured-global--&gt;</text:p>
          </table:table-cell>
        </table:table-row>
        <table:table-row table:style-name="Table1.2">
          <table:table-cell table:style-name="Table1.A1" office:value-type="string">
            <text:p text:style-name="Standard"/>
          </table:table-cell>
          <table:table-cell table:style-name="Table1.A1" office:value-type="string">
            <text:p text:style-name="Standard">&lt;link rel="stylesheet" type="text/css" href="<text:a xlink:type="simple" xlink:href="https://static.cdn-website.com/mnlt/production/5222/_dm/s/rt/dist/css/d-css-runtime-desktop-one-package-structured-global.min.css" text:style-name="ListLabel_20_1" text:visited-style-name="ListLabel_20_1"><text:span text:style-name="T1">https://static.cdn-website.com/mnlt/production/5222/_dm/s/rt/dist/css/d-css-runtime-desktop-one-package-structured-global.min.css</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of RT CS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WIDGET_CSS/fb2455a7e2acf9b56e956e520d60661a.css" text:style-name="ListLabel_20_1" text:visited-style-name="ListLabel_20_1"><text:span text:style-name="T1">https://irp.cdn-website.com/WIDGET_CSS/fb2455a7e2acf9b56e956e520d60661a.css</text:span></text:a>" id="widget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img` size attributes --&gt;</text:p>
          </table:table-cell>
        </table:table-row>
        <table:table-row table:style-name="Table1.2">
          <table:table-cell table:style-name="Table1.A1" office:value-type="string">
            <text:p text:style-name="Standard"/>
          </table:table-cell>
          <table:table-cell table:style-name="Table1.A1" office:value-type="string">
            <text:p text:style-name="Standard">&lt;style&gt;img[width][height]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eight: auto;</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showing sticky element on page only --&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body[data-page-alias="types-of-roofing-Los-Angeles-CA"] #dm [data-show-on-page-only="types-of-roofing-Los-Angeles-CA"] {</text:p>
          </table:table-cell>
        </table:table-row>
        <table:table-row table:style-name="Table1.2">
          <table:table-cell table:style-name="Table1.A1" office:value-type="string">
            <text:p text:style-name="Standard"/>
          </table:table-cell>
          <table:table-cell table:style-name="Table1.A1" office:value-type="string">
            <text:p text:style-name="Standard">display: 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This is populated in Ajax navigation --&gt;</text:p>
          </table:table-cell>
        </table:table-row>
        <table:table-row table:style-name="Table1.2">
          <table:table-cell table:style-name="Table1.A1" office:value-type="string">
            <text:p text:style-name="Standard"/>
          </table:table-cell>
          <table:table-cell table:style-name="Table1.A1" office:value-type="string">
            <text:p text:style-name="Standard">&lt;style id="pageAdditionalWidgetsCss"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ite CSS --&gt;</text:p>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3d72e0e8/files/3d72e0e8_1.min.css?v=53" text:style-name="ListLabel_20_1" text:visited-style-name="ListLabel_20_1"><text:span text:style-name="T1">https://irp.cdn-website.com/3d72e0e8/files/3d72e0e8_1.min.css?v=53</text:span></text:a>" id="siteGlobal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customWidget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innerPages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text:p>
          </table:table-cell>
        </table:table-row>
        <table:table-row table:style-name="Table1.2">
          <table:table-cell table:style-name="Table1.A1" office:value-type="string">
            <text:p text:style-name="Standard"/>
          </table:table-cell>
          <table:table-cell table:style-name="Table1.A1" office:value-type="string">
            <text:p text:style-name="Standard">id="additionalGlobalCss" type="text/css"</text:p>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caption-container *.caption-text *.rt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45976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8089180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not([type="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gt;*.bgExtraLayerOverlay</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9718011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7333106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9830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5896361ion-conpa_5896361ainer *.cappa_5896361ion-pa_5896361expa_5896361 *.rpa_5896361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527384412 *.dmforminpupa_5896361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8006330ion-conpa_8006330ainer *.cappa_8006330ion-pa_8006330expa_8006330 *.rpa_8006330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8006330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u_1527384412 *.dmformsubmi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9224962ion-conpa_9224962ainer *.cappa_9224962ion-pa_9224962expa_9224962 *.rpa_9224962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9224962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527384412 inpu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pexels-photo-259751-d63d9f04-2880w.jpeg)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655982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1161982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not([type="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03433850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47,207,33,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319283109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161982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89368031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33850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order-bottom-width: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9249475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1976681529ion-con1976681529ainer *.cap1976681529ion-1976681529ex1976681529 *.r1976681529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1976681529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1976681529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12239979 *.dmformsubmi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8235739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input:not([type="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textare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sel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65322735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nav.u_1169410882</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bla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7673958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431787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5491862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0098692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9720666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composition-shingle-roofing-options-2880w.jpe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3939248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wood-shake-roofing-2880w.jpe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336937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5937171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084001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7588773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0018313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concrete-tile-roofing-2880w.jpe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26272662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clay-tile-roofing-2880w.jpe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4955164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5150876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750595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photo-solar-cells-on-the-roof-top-of-building-1290643096-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Devic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44580905{</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padding-top: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lumbingrepair{</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4214620{</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8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8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165598229{</text:p>
          </table:table-cell>
        </table:table-row>
        <text:soft-page-break/>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569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t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text:p>
          </table:table-cell>
        </table:table-row>
        <table:table-row table:style-name="Table1.2">
          <table:table-cell table:style-name="Table1.A1" office:value-type="string">
            <text:p text:style-name="Standard"/>
          </table:table-cell>
          <table:table-cell table:style-name="Table1.A1" office:value-type="string">
            <text:p text:style-name="Standard">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t{</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0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80891807{</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459765{</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68104506{</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DamageRestauration{</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087808791{</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97180114{</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able:table-row table:style-name="Table1.2">
          <table:table-cell table:style-name="Table1.A1" office:value-type="string">
            <text:p text:style-name="Standard"/>
          </table:table-cell>
          <table:table-cell table:style-name="Table1.A1" office:value-type="string">
            <text:p text:style-name="Standard">padding-top:9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90px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attachment:initial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98302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54.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478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rgin-top:4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16559822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47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73331067{</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47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589636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5896361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pa_5896361{</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589636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006330{</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8006330 label{</text:p>
          </table:table-cell>
        </table:table-row>
        <text:soft-page-break/>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pa_8006330{</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006330{</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922496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9224962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pa_9224962{</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pa_922496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116198246{</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92494757{</text:p>
          </table:table-cell>
        </table:table-row>
        <table:table-row table:style-name="Table1.2">
          <table:table-cell table:style-name="Table1.A1" office:value-type="string">
            <text:p text:style-name="Standard"/>
          </table:table-cell>
          <table:table-cell table:style-name="Table1.A1" office:value-type="string">
            <text:p text:style-name="Standard">padding-top:2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input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89368031{</text:p>
          </table:table-cell>
        </table:table-row>
        <table:table-row table:style-name="Table1.2">
          <table:table-cell table:style-name="Table1.A1" office:value-type="string">
            <text:p text:style-name="Standard"/>
          </table:table-cell>
          <table:table-cell table:style-name="Table1.A1" office:value-type="string">
            <text:p text:style-name="Standard">width:calc(100% - 150px) !important;</text:p>
          </table:table-cell>
        </table:table-row>
        <table:table-row table:style-name="Table1.2">
          <table:table-cell table:style-name="Table1.A1" office:value-type="string">
            <text:p text:style-name="Standard"/>
          </table:table-cell>
          <table:table-cell table:style-name="Table1.A1" office:value-type="string">
            <text:p text:style-name="Standard">height:61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034338500{</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63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273.969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submit{</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338500{</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82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23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text:p>
          </table:table-cell>
        </table:table-row>
        <table:table-row table:style-name="Table1.2">
          <table:table-cell table:style-name="Table1.A1" office:value-type="string">
            <text:p text:style-name="Standard"/>
          </table:table-cell>
          <table:table-cell table:style-name="Table1.A1" office:value-type="string">
            <text:p text:style-name="Standard">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116198246{</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197668152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1976681529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1976681529{</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1976681529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submi1976681529{</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1.u_1108769910{</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108769910{</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61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7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82357393{</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dmforminput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dmformsubmit{</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inpu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inpu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565322735 selec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 selec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322735{</text:p>
          </table:table-cell>
        </table:table-row>
        <table:table-row table:style-name="Table1.2">
          <table:table-cell table:style-name="Table1.A1" office:value-type="string">
            <text:p text:style-name="Standard"/>
          </table:table-cell>
          <table:table-cell table:style-name="Table1.A1" office:value-type="string">
            <text:p text:style-name="Standard">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76739586{</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39392483{</text:p>
          </table:table-cell>
        </table:table-row>
        <table:table-row table:style-name="Table1.2">
          <table:table-cell table:style-name="Table1.A1" office:value-type="string">
            <text:p text:style-name="Standard"/>
          </table:table-cell>
          <table:table-cell table:style-name="Table1.A1" office:value-type="string">
            <text:p text:style-name="Standard">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92660563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587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43178796{</text:p>
          </table:table-cell>
        </table:table-row>
        <table:table-row table:style-name="Table1.2">
          <table:table-cell table:style-name="Table1.A1" office:value-type="string">
            <text:p text:style-name="Standard"/>
          </table:table-cell>
          <table:table-cell table:style-name="Table1.A1" office:value-type="string">
            <text:p text:style-name="Standard">padding-top:1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0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4402419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448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54918628{</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97206668{</text:p>
          </table:table-cell>
        </table:table-row>
        <table:table-row table:style-name="Table1.2">
          <table:table-cell table:style-name="Table1.A1" office:value-type="string">
            <text:p text:style-name="Standard"/>
          </table:table-cell>
          <table:table-cell table:style-name="Table1.A1" office:value-type="string">
            <text:p text:style-name="Standard">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443494324{</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587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00986922{</text:p>
          </table:table-cell>
        </table:table-row>
        <table:table-row table:style-name="Table1.2">
          <table:table-cell table:style-name="Table1.A1" office:value-type="string">
            <text:p text:style-name="Standard"/>
          </table:table-cell>
          <table:table-cell table:style-name="Table1.A1" office:value-type="string">
            <text:p text:style-name="Standard">padding-top:1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0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83369373{</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00183134{</text:p>
          </table:table-cell>
        </table:table-row>
        <table:table-row table:style-name="Table1.2">
          <table:table-cell table:style-name="Table1.A1" office:value-type="string">
            <text:p text:style-name="Standard"/>
          </table:table-cell>
          <table:table-cell table:style-name="Table1.A1" office:value-type="string">
            <text:p text:style-name="Standard">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734508474{</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587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59371714{</text:p>
          </table:table-cell>
        </table:table-row>
        <table:table-row table:style-name="Table1.2">
          <table:table-cell table:style-name="Table1.A1" office:value-type="string">
            <text:p text:style-name="Standard"/>
          </table:table-cell>
          <table:table-cell table:style-name="Table1.A1" office:value-type="string">
            <text:p text:style-name="Standard">padding-top:15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left: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0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0994027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448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0840012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62726622{</text:p>
          </table:table-cell>
        </table:table-row>
        <table:table-row table:style-name="Table1.2">
          <table:table-cell table:style-name="Table1.A1" office:value-type="string">
            <text:p text:style-name="Standard"/>
          </table:table-cell>
          <table:table-cell table:style-name="Table1.A1" office:value-type="string">
            <text:p text:style-name="Standard">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77777959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587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75887734{</text:p>
          </table:table-cell>
        </table:table-row>
        <table:table-row table:style-name="Table1.2">
          <table:table-cell table:style-name="Table1.A1" office:value-type="string">
            <text:p text:style-name="Standard"/>
          </table:table-cell>
          <table:table-cell table:style-name="Table1.A1" office:value-type="string">
            <text:p text:style-name="Standard">padding-top:1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0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09666893{</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448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49551647{</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97505955{</text:p>
          </table:table-cell>
        </table:table-row>
        <table:table-row table:style-name="Table1.2">
          <table:table-cell table:style-name="Table1.A1" office:value-type="string">
            <text:p text:style-name="Standard"/>
          </table:table-cell>
          <table:table-cell table:style-name="Table1.A1" office:value-type="string">
            <text:p text:style-name="Standard">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30632487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587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5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51508769{</text:p>
          </table:table-cell>
        </table:table-row>
        <table:table-row table:style-name="Table1.2">
          <table:table-cell table:style-name="Table1.A1" office:value-type="string">
            <text:p text:style-name="Standard"/>
          </table:table-cell>
          <table:table-cell table:style-name="Table1.A1" office:value-type="string">
            <text:p text:style-name="Standard">padding-top:1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0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29914117{</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448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75879920{</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35.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75096257{</text:p>
          </table:table-cell>
        </table:table-row>
        <table:table-row table:style-name="Table1.2">
          <table:table-cell table:style-name="Table1.A1" office:value-type="string">
            <text:p text:style-name="Standard"/>
          </table:table-cell>
          <table:table-cell table:style-name="Table1.A1" office:value-type="string">
            <text:p text:style-name="Standard">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29817810{</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195244334{</text:p>
          </table:table-cell>
        </table:table-row>
        <table:table-row table:style-name="Table1.2">
          <table:table-cell table:style-name="Table1.A1" office:value-type="string">
            <text:p text:style-name="Standard"/>
          </table:table-cell>
          <table:table-cell table:style-name="Table1.A1" office:value-type="string">
            <text:p text:style-name="Standard">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3806727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03412346{</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4.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87435827{</text:p>
          </table:table-cell>
        </table:table-row>
        <table:table-row table:style-name="Table1.2">
          <table:table-cell table:style-name="Table1.A1" office:value-type="string">
            <text:p text:style-name="Standard"/>
          </table:table-cell>
          <table:table-cell table:style-name="Table1.A1" office:value-type="string">
            <text:p text:style-name="Standard">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6975002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94022651{</text:p>
          </table:table-cell>
        </table:table-row>
        <table:table-row table:style-name="Table1.2">
          <table:table-cell table:style-name="Table1.A1" office:value-type="string">
            <text:p text:style-name="Standard"/>
          </table:table-cell>
          <table:table-cell table:style-name="Table1.A1" office:value-type="string">
            <text:p text:style-name="Standard">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52081036{</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86283764{</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4.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Flex Sections 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global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font-size-48, .size-48, .size-48 &gt; font { font-size: 48px !important; }</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page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hideAnimFix"&gt;</text:p>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ata-anim-desktop]:not([data-anim-desktop='none']), .dmDesktopBody:not(.editGrid)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mNewParagraph[data-anim-desktop]:not([data-anim-desktop='none']), .dmDesktopBody:not(.editGrid) .dmNewParagraph[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Root:not(.editGrid) .flex-element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fontFallbacks"&gt;</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Montserrat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4.9466%;</text:p>
          </table:table-cell>
        </table:table-row>
        <table:table-row table:style-name="Table1.2">
          <table:table-cell table:style-name="Table1.A1" office:value-type="string">
            <text:p text:style-name="Standard"/>
          </table:table-cell>
          <table:table-cell table:style-name="Table1.A1" office:value-type="string">
            <text:p text:style-name="Standard">descent-override: 22.0264%;</text:p>
          </table:table-cell>
        </table:table-row>
        <table:table-row table:style-name="Table1.2">
          <table:table-cell table:style-name="Table1.A1" office:value-type="string">
            <text:p text:style-name="Standard"/>
          </table:table-cell>
          <table:table-cell table:style-name="Table1.A1" office:value-type="string">
            <text:p text:style-name="Standard">size-adjust: 113.954%;</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Poppins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2.326%;</text:p>
          </table:table-cell>
        </table:table-row>
        <table:table-row table:style-name="Table1.2">
          <table:table-cell table:style-name="Table1.A1" office:value-type="string">
            <text:p text:style-name="Standard"/>
          </table:table-cell>
          <table:table-cell table:style-name="Table1.A1" office:value-type="string">
            <text:p text:style-name="Standard">descent-override: 30.7753%;</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ine-gap-override: 8.793%;</text:p>
          </table:table-cell>
        </table:table-row>
        <table:table-row table:style-name="Table1.2">
          <table:table-cell table:style-name="Table1.A1" office:value-type="string">
            <text:p text:style-name="Standard"/>
          </table:table-cell>
          <table:table-cell table:style-name="Table1.A1" office:value-type="string">
            <text:p text:style-name="Standard">size-adjust: 113.7274%;</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miko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2.254%;</text:p>
          </table:table-cell>
        </table:table-row>
        <table:table-row table:style-name="Table1.2">
          <table:table-cell table:style-name="Table1.A1" office:value-type="string">
            <text:p text:style-name="Standard"/>
          </table:table-cell>
          <table:table-cell table:style-name="Table1.A1" office:value-type="string">
            <text:p text:style-name="Standard">descent-override: 35.9861%;</text:p>
          </table:table-cell>
        </table:table-row>
        <table:table-row table:style-name="Table1.2">
          <table:table-cell table:style-name="Table1.A1" office:value-type="string">
            <text:p text:style-name="Standard"/>
          </table:table-cell>
          <table:table-cell table:style-name="Table1.A1" office:value-type="string">
            <text:p text:style-name="Standard">size-adjust: 112.821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llur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08.6538%;</text:p>
          </table:table-cell>
        </table:table-row>
        <table:table-row table:style-name="Table1.2">
          <table:table-cell table:style-name="Table1.A1" office:value-type="string">
            <text:p text:style-name="Standard"/>
          </table:table-cell>
          <table:table-cell table:style-name="Table1.A1" office:value-type="string">
            <text:p text:style-name="Standard">descent-override: 61.1178%;</text:p>
          </table:table-cell>
        </table:table-row>
        <table:table-row table:style-name="Table1.2">
          <table:table-cell table:style-name="Table1.A1" office:value-type="string">
            <text:p text:style-name="Standard"/>
          </table:table-cell>
          <table:table-cell table:style-name="Table1.A1" office:value-type="string">
            <text:p text:style-name="Standard">size-adjust: 73.628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Oswald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45.0682%;</text:p>
          </table:table-cell>
        </table:table-row>
        <table:table-row table:style-name="Table1.2">
          <table:table-cell table:style-name="Table1.A1" office:value-type="string">
            <text:p text:style-name="Standard"/>
          </table:table-cell>
          <table:table-cell table:style-name="Table1.A1" office:value-type="string">
            <text:p text:style-name="Standard">descent-override: 35.1423%;</text:p>
          </table:table-cell>
        </table:table-row>
        <table:table-row table:style-name="Table1.2">
          <table:table-cell table:style-name="Table1.A1" office:value-type="string">
            <text:p text:style-name="Standard"/>
          </table:table-cell>
          <table:table-cell table:style-name="Table1.A1" office:value-type="string">
            <text:p text:style-name="Standard">size-adjust: 82.237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Noto Serif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8.7162%;</text:p>
          </table:table-cell>
        </table:table-row>
        <table:table-row table:style-name="Table1.2">
          <table:table-cell table:style-name="Table1.A1" office:value-type="string">
            <text:p text:style-name="Standard"/>
          </table:table-cell>
          <table:table-cell table:style-name="Table1.A1" office:value-type="string">
            <text:p text:style-name="Standard">descent-override: 27.0569%;</text:p>
          </table:table-cell>
        </table:table-row>
        <table:table-row table:style-name="Table1.2">
          <table:table-cell table:style-name="Table1.A1" office:value-type="string">
            <text:p text:style-name="Standard"/>
          </table:table-cell>
          <table:table-cell table:style-name="Table1.A1" office:value-type="string">
            <text:p text:style-name="Standard">size-adjust: 108.290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Comforta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74.2135%;</text:p>
          </table:table-cell>
        </table:table-row>
        <table:table-row table:style-name="Table1.2">
          <table:table-cell table:style-name="Table1.A1" office:value-type="string">
            <text:p text:style-name="Standard"/>
          </table:table-cell>
          <table:table-cell table:style-name="Table1.A1" office:value-type="string">
            <text:p text:style-name="Standard">descent-override: 19.7117%;</text:p>
          </table:table-cell>
        </table:table-row>
        <table:table-row table:style-name="Table1.2">
          <table:table-cell table:style-name="Table1.A1" office:value-type="string">
            <text:p text:style-name="Standard"/>
          </table:table-cell>
          <table:table-cell table:style-name="Table1.A1" office:value-type="string">
            <text:p text:style-name="Standard">size-adjust: 118.7115%;</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application/rss+xml" rel="alternate" href="<text:a xlink:type="simple" xlink:href="https://www.aprroofing.com//feed/rss2" text:style-name="ListLabel_20_1" text:visited-style-name="ListLabel_20_1"><text:span text:style-name="T1">https://www.aprroofing.com//feed/rss2</text:span></text:a>"/&gt;</text:p>
          </table:table-cell>
        </table:table-row>
        <table:table-row table:style-name="Table1.2">
          <table:table-cell table:style-name="Table1.A1" office:value-type="string">
            <text:p text:style-name="Standard"/>
          </table:table-cell>
          <table:table-cell table:style-name="Table1.A1" office:value-type="string">
            <text:p text:style-name="Standard">&lt;link type="application/atom+xml" rel="alternate" href="<text:a xlink:type="simple" xlink:href="https://www.aprroofing.com//feed/atom" text:style-name="ListLabel_20_1" text:visited-style-name="ListLabel_20_1"><text:span text:style-name="T1">https://www.aprroofing.com//feed/atom</text:span></text:a>"/&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meta name="robots" content="noindex"/&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ype" content="website"/&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url" content="https://www.aprroofing.com/types-of-roofing-Los-Angeles-CA"/&gt;</text:p>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xplore Types of Roofing | APR Roofing | Los Angeles</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2">
          <table:table-cell table:style-name="Table1.A1" office:value-type="string">
            <text:p text:style-name="Standard"/>
          </table:table-cell>
          <table:table-cell table:style-name="Table1.A1" office:value-type="string">
            <text:p text:style-name="Standard">&lt;meta name="description" content="Discover various roofing materials | APR Roofing provides expert advice on residential and commercial roofing in LA."/&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name="twitter:card" content="summary"/&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title" content="Explore Types of Roofing | APR Roofing | Los Angeles"/&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description" content="Discover various roofing materials | APR Roofing provides expert advice on residential and commercial roofing in LA."/&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description" content="Discover various roofing materials | APR Roofing provides expert advice on residential and commercial roofing in LA."/&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itle" content="Explore Types of Roofing | APR Roofing | Los Angeles"/&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YS- VVNfRElSRUNUX1BST0RVQ1RJT04= --&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ody id="dmRoot" data-page-alias="types-of-roofing-Los-Angeles-CA" class="dmRoot dmDesktopBody fix-mobile-scrolling addCanvasBorder dmResellerSite dmLargeBody responsiveTablet "</text:p>
          </table:table-cell>
        </table:table-row>
        <table:table-row table:style-name="Table1.2">
          <table:table-cell table:style-name="Table1.A1" office:value-type="string">
            <text:p text:style-name="Standard"/>
          </table:table-cell>
          <table:table-cell table:style-name="Table1.A1" office:value-type="string">
            <text:p text:style-name="Standard">style="padding:0;margin:0;"</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Site Content ========= --&gt;</text:p>
          </table:table-cell>
        </table:table-row>
        <table:table-row table:style-name="Table1.2">
          <table:table-cell table:style-name="Table1.A1" office:value-type="string">
            <text:p text:style-name="Standard"/>
          </table:table-cell>
          <table:table-cell table:style-name="Table1.A1" office:value-type="string">
            <text:p text:style-name="Standard">&lt;div id="dm" class='dmwr'&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dm_wrapper standard-var5 widgetStyle-3 standard"&gt;</text:p>
          </table:table-cell>
        </table:table-row>
        <table:table-row table:style-name="Table1.2773">
          <table:table-cell table:style-name="Table1.A1" office:value-type="string">
            <text:p text:style-name="Standard"/>
          </table:table-cell>
          <table:table-cell table:style-name="Table1.A1" office:value-type="string">
            <text:p text:style-name="Standard">&lt;div dmwrapped="true" id="1582363842" themewaschanged="true"&gt; &lt;div dmtemplateid="Hamburger" data-responsive-name="ResponsiveDesktopTopTabletHamburger" class="runtime-module-container dm-bfs dm-layout-sec hasAnimations hasStickyHeader rows-1200 layout-drawer_fixed-header dmPageBody d-page-1683814473 dmFreeHeader" id="dm-outer-wrapper" data-page-class="1683814473" data-soch="true" data-background-parallax-selector=".dmHomeSection1, .dmSectionParallex"&gt; &lt;div id="dmStyle_outerContainer" class="dmOuter"&gt; &lt;div id="dmStyle_innerContainer" class="dmInner"&gt; &lt;div class="dmLayoutWrapper standard-var dmStandardDesktop"&gt; &lt;div id="site_content"&gt; &lt;div class="p_hfcontainer showOnMedium"&gt; &lt;div id="hamburger-drawer" class="hamburger-drawer layout-drawer" layout="5ff40d2f36ae4e5ea1bc96b2e2fcf67e===header" data-origin="top"&gt; &lt;div class="u_1306904239 dmRespRow" style="text-align: center;" id="1306904239"&gt; &lt;div class="dmRespColsWrapper" id="1069100022"&gt; &lt;div class="u_1763389341 dmRespCol small-12 medium-12 large-12 empty-column" id="1763389341"&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786489610 dmRespRow middleDrawerRow" style="text-align: center;" id="1786489610"&gt; &lt;div class="dmRespColsWrapper" id="1841528365"&gt; &lt;div class="dmRespCol small-12 u_1080436581 medium-12 large-12" id="1080436581"&gt; &lt;nav class="u_1169410882 effect-bottom2 main-navigation unifiednav dmLinksMenu" role="navigation" layout-main="vertical_nav_layout_2" layout-sub="" data-show-vertical-sub-items="HIDE" id="1169410882" dmle_extension="onelinksmenu" data-element-type="onelinksmenu" data-logo-src=""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1">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1">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NavItemSelected dmUDNavigationItem_010101220634 "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dmRespRow u_1081130099" style="text-align: center;" id="1081130099"&gt; &lt;div class="dmRespColsWrapper" id="1797873809"&gt; &lt;div class="u_1758979932 dmRespCol small-12 medium-12 large-12" id="1758979932"&gt; &lt;div class="u_1990492147 imageWidget align-center" data-element-type="image" data-widget-type="image" id="1990492147"&gt; &lt;a href="<text:a xlink:type="simple" xlink:href="https://www.aprroofing.com/" text:style-name="ListLabel_20_1" text:visited-style-name="ListLabel_20_1"><text:span text:style-name="T1">/</text:span></text:a>" id="198020384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480688661" class="" data-dm-image-path="https://irp.cdn-website.com/3d72e0e8/dms3rep/multi/apr-roofing-logo.jpeg" width="310" height="119"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drawer-overlay" id="layout-drawer-overlay"&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site_content"&gt; &lt;div id="hamburger-header-container" class="showOnMedium hamburger-header-container p_hfcontainer"&gt; &lt;div id="hamburger-header" class="hamburger-header p_hfcontainer" layout="44dc38f951e9489490b055748e10ba9f===header"&gt; &lt;div class="u_1368101915 dmRespRow" style="text-align: center;" id="1368101915"&gt; &lt;div class="dmRespColsWrapper" id="1665411207"&gt; &lt;div class="dmRespCol small-12 u_1802694109 medium-4 large-4 empty-column content-removed" id="1802694109"&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empty-column" id="1662706043"&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RespCol small-12 medium-4 large-4" id="1383423413"&gt; &lt;a data-display-type="block" class="u_1245457061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245457061"&gt; &lt;span class="iconBg" id="1975009463"&gt; &lt;span class="icon hasFontIcon icon-star" id="1510698549"&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768215722"&gt;Book a servic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button class="showOnMedium layout-drawer-hamburger hamburger-on-header" id="layout-drawer-hamburger" aria-label="menu"&gt; &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773">
          <table:table-cell table:style-name="Table1.A1" office:value-type="string">
            <text:p text:style-name="Standard"/>
          </table:table-cell>
          <table:table-cell table:style-name="Table1.A1" office:value-type="string">
            <text:p text:style-name="Standard">&lt;div class="dmHeaderContainer fHeader d-header-wrapper showOnLarge"&gt; &lt;div id="hcontainer" class="dmHeader p_hfcontainer u_hcontainer" freeheader="true" layout="7f3c1de367df47d5b45ab63d33101c7b===header" has-shadow="true" data-scrollable-target="body" data-scrollable-target-threshold="1" data-scroll-responder-id="1" logo-size-target="51%"&gt; &lt;div dm:templateorder="85" class="dmHeaderResp dmHeaderStack noSwitch" id="1709005236"&gt; &lt;div class="dmRespRow dmDefaultListContentRow u_1626419338 fullBleedChanged fullBleedMode" style="text-align:center" id="1626419338"&gt; &lt;div class="dmRespColsWrapper" id="1612474922"&gt; &lt;div class="u_1224726927 small-12 dmRespCol large-2 medium-2" id="1224726927"&gt; &lt;div class="u_1708863831 imageWidget align-center" data-widget-type="image" id="1708863831" data-element-type="image"&gt; &lt;a href="<text:a xlink:type="simple" xlink:href="https://www.aprroofing.com/" text:style-name="ListLabel_20_1" text:visited-style-name="ListLabel_20_1"><text:span text:style-name="T1">/</text:span></text:a>" id="157255927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id="1268211496" class="" data-dm-image-path="https://lirp.cdn-website.com/3d72e0e8/dms3rep/multi/opt/apr-roofing-logo-1920w.jpeg" alt="Apr roofing solutions logo on a blue backgroun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360353967 dmRespCol small-12 large-8 medium-8" id="1360353967"&gt; &lt;nav class="u_1715024653 effect-float main-navigation unifiednav dmLinksMenu" role="navigation" layout-main="horizontal_nav_layout_2" layout-sub="submenu_horizontal_2" data-show-vertical-sub-items="HOVER" id="1715024653" dmle_extension="onelinksmenu" data-element-type="onelinksmenu"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1">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1">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NavItemSelected dmUDNavigationItem_010101220634 "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815747773 dmRespCol small-12 large-2 medium-2" id="1815747773"&gt; &lt;a class="u_1176180510 default dmDefaultGradient align-center dmCall voipReplacement dmWidget dmNoMark dmWwr" href="tel:661-406-7475" contenteditable="false" onclick=";return dm_gaq_push_event('ClickToCall', 'Call',null,'3d72e0e8', this);" id="1176180510" dmle_extension="clicktocall" data-element-type="clicktocall" data-buttonstyle="FLAT_ROUND_ICON" wr="true" data-display-type="block" icon="true" surround="true" description="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tickyHeaderSpacer" id="stickyHeaderSpacer" data-new="true"&gt;&lt;/div&gt;</text:p>
          </table:table-cell>
        </table:table-row>
        <table:table-row table:style-name="Table1.469">
          <table:table-cell table:style-name="Table1.A1" office:value-type="string">
            <text:p text:style-name="Standard"/>
          </table:table-cell>
          <table:table-cell table:style-name="Table1.A1" office:value-type="string">
            <text:p text:style-name="Standard">&lt;div dmwrapped="true" id="dmFirstContainer" themewaschanged="true" class="dmBody u_dmStyle_template_types-of-roofing-Los-Angeles-CA"&gt; &lt;div id="allWrapper" class="allWrapper"&gt;&lt;!-- navigation placeholders --&gt; &lt;div id="dm_content" class="dmContent"&gt; &lt;div dm:templateorder="100" class="dmAboutusRespTmpl mainBorder" id="1683814473"&gt; &lt;div class="innerPageTmplBox dmRespRowsWrapper" id="1396310947"&gt; &lt;div class="u_1018839555 dmRespRow hasBackgroundOverlay dmSectionNoParallax" style="text-align: center;" id="1018839555"&gt; &lt;div class="dmRespColsWrapper" id="1798004206"&gt; &lt;div class="dmRespCol small-12 medium-12 large-12" id="1882105274"&gt; &lt;div class="u_1647887293 dmNewParagraph" data-element-type="paragraph" id="1647887293" style="transition:opacity 1s ease-in-out 0s;line-height:initial;" data-version="5"&gt; &lt;h1 class="m-size-35 m-text-align-left"&gt;&lt;span style="display: initial; color: rgb(255, 255, 255);" class="m-font-size-35"&gt;Types of Roofing&lt;/span&gt;&lt;/h1&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dmRespRow" id="1323486880"&gt; &lt;div class="dmRespColsWrapper" id="1818894094"&gt; &lt;div class="dmRespCol large-12 medium-12 small-12" id="1136973234"&gt; &lt;div class="u_1108769910 dmNewParagraph" id="1108769910" style="text-align: center; display: block;" data-element-type="paragraph" data-version="5" data-anim-extended="eyJkZXNrdG9wIjp7InRyaWdnZXIiOiJlbnRyYW5jZSIsImFuaW1hdGlvbiI6Inpvb21JbkNvbWJvIiwiZHVyYXRpb24iOjMsImRlbGF5IjowLCJpbnRlbnNpdHkiOjEsInJldmVyc2UiOmZhbHNlLCJkaXIiOiJpbi1wbGFjZSJ9fQ==" data-anim-desktop="zoomInCombo"&gt; &lt;h2 class="text-align-left size-48 m-size-24" style="line-height: 1.5;"&gt;&lt;span class="font-size-48 m-font-size-24" style="color:rgb(39, 63, 145);font-weight:bold;display:initial;font-family:'Noto Serif', 'Noto Serif Fallback';" m-font-size-set="true"&gt;Asphalt Shingle Roofing &amp;amp; Much More&lt;/span&gt;&lt;/h2&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782357393 dmNewParagraph" id="1782357393" data-version="5" data-styletopreserve="{" background-image":""}"=""&gt;&lt;p&gt;&lt;span style="display: initial; font-weight: bold;"&gt;Is it time to replace your existing roof? Do you want to try a new look, or are you not sure what type of roofing material you need? APR Roofing can help you decide. Our staff can educate you on the difference in roofing materials when we start working together. Here are a few examples of those materials we most commonly work with.&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954918628 dmRespRow fullBleedChanged fullBleedMode" style="text-align: center;" id="1954918628" data-anim-extended="eyJkZXNrdG9wIjp7InRyaWdnZXIiOiJlbnRyYW5jZSIsImFuaW1hdGlvbiI6InNsaWRlSW5Db21ibyIsImR1cmF0aW9uIjozLCJkZWxheSI6MCwiaW50ZW5zaXR5IjoxLCJyZXZlcnNlIjpmYWxzZSwiZGlyIjoicmlnaHQifX0=" data-anim-desktop="slideInCombo"&gt; &lt;div class="dmRespColsWrapper" id="1398070602"&gt; &lt;div class="dmRespCol small-12 medium-6 large-6 dmSectionNoParallax u_1297206668 empty-column" id="1297206668" data-gallery-bg="eyJzbGlkZXMiOlsiaHR0cHM6Ly9pcnQtY2RuLm11bHRpc2NyZWVuc2l0ZS5jb20vbWQvZG1pcC9kbXMzcmVwL211bHRpL2hvbWUtZGVjb3ItZGl5LmpwZyJdfQ=="&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RespCol small-12 medium-6 large-6 u_1700986922" id="1700986922"&gt; &lt;div class="dmNewParagraph u_1443494324" id="1443494324" style="transition: opacity 1s ease-in-out; display: block;" data-element-type="paragraph" data-version="5"&gt; &lt;h2&gt;&lt;span style="color: rgb(39, 63, 145); font-weight: 700; font-style: italic; display: initial;"&gt;Composition shingle&lt;/span&gt;&lt;/h2&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975879920 dmNewParagraph" id="1975879920" style="transition: none 0s ease 0s; display: block; text-align: left;" data-version="5"&gt;&lt;p class="text-align-left"&gt;&lt;span style="display: initial; color: rgb(32, 32, 32); font-weight: bold;"&gt;Is it time to replace your existing roof? Do you want to try a new look, or are you not sure what type of roofing material you need? APR Roofing can help you decide. Our staff can educate you on the difference in roofing materials when we start working together. Here are a few examples of those materials we most commonly work with.&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376739586 dmRespRow fullBleedChanged fullBleedMode mobile-columns-reversed" style="text-align: center;" id="1376739586" data-anim-extended="eyJkZXNrdG9wIjp7InRyaWdnZXIiOiJlbnRyYW5jZSIsImFuaW1hdGlvbiI6InNsaWRlSW5Db21ibyIsImR1cmF0aW9uIjozLCJkZWxheSI6MCwiaW50ZW5zaXR5IjoxLCJkaXIiOiJsZWZ0In19" data-anim-desktop="slideInCombo"&gt; &lt;div class="dmRespColsWrapper" id="1294429966"&gt; &lt;div class="dmRespCol small-12 medium-6 large-6 u_1843178796" id="1843178796"&gt; &lt;div class="dmNewParagraph u_1926605635" id="1926605635" style="transition: opacity 1s ease-in-out; display: block;" data-element-type="paragraph" data-version="5"&gt; &lt;h2&gt;&lt;span style="color: rgb(39, 63, 145); font-weight: 700; font-style: italic; display: initial;"&gt;Wood shake&lt;/span&gt;&lt;/h2&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044024199 dmNewParagraph" id="1044024199" style="transition: opacity 1s ease-in-out; display: block;" data-version="5"&gt;&lt;p&gt;&lt;span style="color: rgb(32, 32, 32); font-weight: bold; display: initial;"&gt;Shakes have traditionally been used for roofing and siding applications around the world. Higher-grade shakes are typically used for roofing purposes.&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6 large-6 dmSectionNoParallax u_1239392483 empty-column" id="1239392483" data-gallery-bg="eyJzbGlkZXMiOlsiaHR0cHM6Ly9pcnQtY2RuLm11bHRpc2NyZWVuc2l0ZS5jb20vbWQvZG1pcC9kbXMzcmVwL211bHRpL2hvbWUtZGVjb3ItZGl5LmpwZyJdfQ=="&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083369373 dmRespRow fullBleedChanged fullBleedMode" style="text-align: center;" id="1083369373" data-anim-extended="eyJkZXNrdG9wIjp7InRyaWdnZXIiOiJlbnRyYW5jZSIsImFuaW1hdGlvbiI6InNsaWRlSW5Db21ibyIsImR1cmF0aW9uIjozLCJkZWxheSI6MCwiaW50ZW5zaXR5IjoxLCJyZXZlcnNlIjpmYWxzZSwiZGlyIjoicmlnaHQifX0=" data-anim-desktop="slideInCombo"&gt; &lt;div class="dmRespColsWrapper" id="1622777690"&gt; &lt;div class="dmRespCol small-12 medium-6 large-6 dmSectionNoParallax u_1800183134 empty-column" id="1800183134" data-gallery-bg="eyJzbGlkZXMiOlsiaHR0cHM6Ly9pcnQtY2RuLm11bHRpc2NyZWVuc2l0ZS5jb20vbWQvZG1pcC9kbXMzcmVwL211bHRpL2hvbWUtZGVjb3ItZGl5LmpwZyJdfQ==" data-anim-desktop="none"&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RespCol small-12 medium-6 large-6 u_1659371714" id="1659371714"&gt; &lt;div class="dmNewParagraph u_1734508474" id="1734508474" style="transition: opacity 1s ease-in-out; display: block;" data-element-type="paragraph" data-version="5"&gt; &lt;h2&gt;&lt;span style="color: rgb(39, 63, 145); font-weight: 700; font-style: italic; display: initial;"&gt;Concrete tile&lt;/span&gt;&lt;/h2&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909940279 dmNewParagraph" id="1909940279" style="transition: opacity 1s ease-in-out; display: block;" data-version="5"&gt;&lt;p&gt;&lt;span style="color: rgb(32, 32, 32); display: initial; font-weight: bold;"&gt;These tiles are made from a mixture of concrete and other materials. There are two types: light weight tiles and standard weight tiles.&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208400129 dmRespRow fullBleedChanged fullBleedMode mobile-columns-reversed" style="text-align: center;" id="1208400129" data-anim-extended="eyJkZXNrdG9wIjp7InRyaWdnZXIiOiJlbnRyYW5jZSIsImFuaW1hdGlvbiI6InNsaWRlSW5Db21ibyIsImR1cmF0aW9uIjozLCJkZWxheSI6MCwiaW50ZW5zaXR5IjoxLCJkaXIiOiJsZWZ0In19" data-anim-desktop="slideInCombo"&gt; &lt;div class="dmRespColsWrapper" id="1457836513"&gt; &lt;div class="dmRespCol small-12 medium-6 large-6 u_1675887734" id="1675887734"&gt; &lt;div class="dmNewParagraph u_1777779595" id="1777779595" style="transition: opacity 1s ease-in-out; display: block;" data-element-type="paragraph" data-version="5"&gt; &lt;h2&gt;&lt;span style="color: rgb(39, 63, 145); font-weight: 700; font-style: italic; display: initial;"&gt;Clay tile&lt;/span&gt;&lt;/h2&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609666893 dmNewParagraph" id="1609666893" style="transition: opacity 1s ease-in-out; display: block;" data-version="5"&gt;&lt;p&gt;&lt;span style="color: rgb(32, 32, 32); font-weight: bold; display: initial;"&gt;A natural clay product that is shaped and baked at very high temperatures to create roofing material. Clay tile is available in light weight and standard weight.&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6 large-6 dmSectionNoParallax u_1262726622 empty-column" id="1262726622" data-gallery-bg="eyJzbGlkZXMiOlsiaHR0cHM6Ly9pcnQtY2RuLm11bHRpc2NyZWVuc2l0ZS5jb20vbWQvZG1pcC9kbXMzcmVwL211bHRpL2hvbWUtZGVjb3ItZGl5LmpwZyJdfQ=="&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349551647 dmRespRow fullBleedChanged fullBleedMode" style="text-align: center;" id="1349551647" data-anim-extended="eyJkZXNrdG9wIjp7InRyaWdnZXIiOiJlbnRyYW5jZSIsImFuaW1hdGlvbiI6InNsaWRlSW5Db21ibyIsImR1cmF0aW9uIjozLCJkZWxheSI6MCwiaW50ZW5zaXR5IjoxLCJyZXZlcnNlIjpmYWxzZSwiZGlyIjoicmlnaHQifX0=" data-anim-desktop="slideInCombo"&gt; &lt;div class="dmRespColsWrapper" id="1214733818"&gt; &lt;div class="dmRespCol small-12 medium-6 large-6 dmSectionNoParallax u_1597505955 empty-column" id="1597505955" data-gallery-bg="eyJzbGlkZXMiOlsiaHR0cHM6Ly9pcnQtY2RuLm11bHRpc2NyZWVuc2l0ZS5jb20vbWQvZG1pcC9kbXMzcmVwL211bHRpL2hvbWUtZGVjb3ItZGl5LmpwZyJdfQ=="&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RespCol small-12 medium-6 large-6 u_1951508769" id="1951508769"&gt; &lt;div class="dmNewParagraph u_1306324875" id="1306324875" style="transition: opacity 1s ease-in-out; display: block;" data-element-type="paragraph" data-version="5"&gt; &lt;h2&gt;&lt;span style="color: rgb(39, 63, 145); font-weight: 700; font-style: italic; display: initial;"&gt;Modified bitumen&lt;/span&gt;&lt;/h2&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329914117 dmNewParagraph" id="1329914117" style="transition: opacity 1s ease-in-out; display: block;" data-version="5"&gt;&lt;p&gt;&lt;span style="display: initial; font-weight: bold; color: rgb(32, 32, 32);"&gt;Commonly used for flat roofs, modified bitumen is a rolled membrane. All flat roofs are installed to meet title 24 compliance, aka cool roof.&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pa_5896361 dmRespRow" style="text-align: center;" id="pa_5896361"&gt; &lt;div class="dmRespColsWrapper" id="1777923669"&gt; &lt;div class="u_1034459765 dmRespCol small-12 large-7 medium-7" id="1034459765"&gt; &lt;div class="u_1165598229 dmNewParagraph" id="1165598229" style="transition: none 0s ease 0s; display: block;" data-element-type="paragraph" data-version="5"&gt; &lt;h2 class="text-align-left m-size-24" style="line-height: 1.5;"&gt;&lt;span style="display: initial; font-weight: 600;" class="m-font-size-24" m-font-size-set="true"&gt;Are you in need of new Residential Roof?&amp;nbsp;&lt;/span&gt;&lt;/h2&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073331067 dmNewParagraph" id="1073331067" style="transition: none 0s ease 0s; display: block;" data-version="5"&gt;&lt;p class="text-align-left"&gt;&lt;span class="" style="font-weight: bold; display: initial;"&gt;&lt;span style="font-weight: bold; display: initial;"&gt;APR Roofing is here for all your roofing needs. whether its a new roof, a re-roofing, a roofing repair, or roof inspection we have the experience and knowledge to get the job done right.&lt;/span&gt;</text:p>
          </table:table-cell>
        </table:table-row>
        <table:table-row table:style-name="Table1.2">
          <table:table-cell table:style-name="Table1.A1" office:value-type="string">
            <text:p text:style-name="Standard"/>
          </table:table-cell>
          <table:table-cell table:style-name="Table1.A1" office:value-type="string">
            <text:p text:style-name="Standard">&lt;/span&gt;&lt;/p&gt;&lt;p class="text-align-left"&gt;&lt;br/&gt;&lt;/p&gt;&lt;p class="text-align-left"&gt;&lt;span class="" style="font-weight: bold; display: initial;"&gt;&lt;span style="font-weight: bold; display: initial;"&gt;Let the experienced crew at APR Roofing help you with your next roofing project.&lt;/span&gt;</text:p>
          </table:table-cell>
        </table:table-row>
        <table:table-row table:style-name="Table1.1">
          <table:table-cell table:style-name="Table1.A1" office:value-type="string">
            <text:p text:style-name="Standard"/>
          </table:table-cell>
          <table:table-cell table:style-name="Table1.A1" office:value-type="string">
            <text:p text:style-name="Standard">&lt;/span&gt;&lt;/p&gt;&lt;/div&gt; &lt;div class="u_1828983029 dmNewParagraph hide-for-large hide-for-medium" id="1828983029" style="transition: none 0s ease 0s; display: block;" data-version="5"&gt; &lt;ul class="defaultList"&gt;&lt;li class="text-align-left"&gt;&lt;strong&gt;N&lt;/strong&gt;&lt;strong style="display: initial;"&gt;ew Roof&lt;/strong&gt;&lt;/li&gt;&lt;li class="text-align-left"&gt;&lt;span style="display: initial; font-weight: bold;"&gt;Roof Repair&lt;/span&gt;&lt;/li&gt;&lt;li class="text-align-left"&gt;&lt;span style="display: initial; font-weight: bold;"&gt;Roof Inspections&lt;/span&gt;&lt;/li&gt;&lt;li class="text-align-left"&gt;&lt;span style="display: initial; font-weight: bold;"&gt;Re-Roofing&lt;/span&gt;&lt;/li&gt;&lt;/ul&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686283764 dmRespRow hide-for-small" id="1686283764"&gt; &lt;div class="dmRespColsWrapper" id="1835869479"&gt; &lt;div class="u_1858733968 dmRespCol small-12 large-2 medium-2" id="1858733968"&gt; &lt;div class="u_1287435827 graphicWidget" data-element-type="graphic" data-widget-type="graphic" id="1287435827"&gt; &lt;svg xmlns="http://www.w3.org/2000/svg" viewbox="0 0 1792 1792" id="1949502083" class="svg u_1949502083" data-icon-name="fa-check"&gt; &lt;title id="1734105313"&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237471215 dmRespCol small-12 large-4 medium-4" id="1237471215"&gt; &lt;div class="u_1769750029 dmNewParagraph" data-element-type="paragraph" data-version="5" id="1769750029" style="transition: opacity 1s ease-in-out 0s;"&gt;&lt;p&gt;&lt;span style="color: rgb(0, 0, 0); font-weight: bold; display: unset;"&gt;New Roof&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104941566 dmRespCol small-12 large-2 medium-2" id="1104941566"&gt; &lt;div class="u_1094022651 graphicWidget" data-element-type="graphic" data-widget-type="graphic" id="1094022651"&gt; &lt;svg xmlns="http://www.w3.org/2000/svg" viewbox="0 0 1792 1792" id="1514272364" class="svg u_1514272364" data-icon-name="fa-check"&gt; &lt;title id="1554789587"&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795989833 dmRespCol small-12 large-4 medium-4" id="1795989833"&gt; &lt;div class="u_1052081036 dmNewParagraph" data-element-type="paragraph" data-version="5" id="1052081036" style="transition: none 0s ease 0s; text-align: left; display: block;"&gt;&lt;p&gt;&lt;span style="display: unset; font-weight: bold; color: rgb(0, 0, 0);"&gt;Roof Repair&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303412346 dmRespRow hide-for-small" id="1303412346"&gt; &lt;div class="dmRespColsWrapper" id="1293453657"&gt; &lt;div class="u_1131311570 dmRespCol small-12 large-2 medium-2" id="1131311570"&gt; &lt;div class="u_1675096257 graphicWidget" data-element-type="graphic" data-widget-type="graphic" id="1675096257"&gt; &lt;svg xmlns="http://www.w3.org/2000/svg" viewbox="0 0 1792 1792" id="1628182930" class="svg u_1628182930" data-icon-name="fa-check"&gt; &lt;title id="1327644263"&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71747471 dmRespCol small-12 large-4 medium-4" id="1471747471"&gt; &lt;div class="u_1629817810 dmNewParagraph" data-element-type="paragraph" data-version="5" id="1629817810" style="transition: opacity 1s ease-in-out 0s;"&gt;&lt;p&gt;&lt;span style="font-weight: 700; display: unset; color: rgb(0, 0, 0);"&gt;Roof Inspections&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645769259 dmRespCol small-12 large-2 medium-2" id="1645769259"&gt; &lt;div class="u_1195244334 graphicWidget" data-element-type="graphic" data-widget-type="graphic" id="1195244334"&gt; &lt;svg xmlns="http://www.w3.org/2000/svg" viewbox="0 0 1792 1792" id="1246931363" class="svg u_1246931363" data-icon-name="fa-check"&gt; &lt;title id="1511305418"&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1">
          <table:table-cell table:style-name="Table1.A1" office:value-type="string">
            <text:p text:style-name="Standard"/>
          </table:table-cell>
          <table:table-cell table:style-name="Table1.A1" office:value-type="string">
            <text:p text:style-name="Standard">&lt;div class="u_1329885275 dmRespCol small-12 large-4 medium-4" id="1329885275"&gt; &lt;div class="u_1938067271 dmNewParagraph" data-element-type="paragraph" data-version="5" id="1938067271" style="transition: none 0s ease 0s; text-align: left; display: block;"&gt;&lt;p&gt;&lt;span style="color: rgb(0, 0, 0); font-weight: 700; display: unset;"&gt;Re-Roof&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868104506 dmRespCol small-12 large-5 medium-5" id="1868104506"&gt; &lt;div class="dmRespRow u_1116198246" id="1116198246" data-anchor="quote"&gt; &lt;div class="dmRespColsWrapper" id="1637838830"&gt; &lt;div class="dmRespCol small-12 medium-12 large-12 u_1692494757" id="1692494757" data-anim-extended="eyJkZXNrdG9wIjp7InRyaWdnZXIiOiJlbnRyYW5jZSIsImFuaW1hdGlvbiI6InJvbGxJbkNvbWJvIiwiZHVyYXRpb24iOjMsImRlbGF5IjowLCJpbnRlbnNpdHkiOjEsInJldmVyc2UiOmZhbHNlLCJkaXIiOiJyaWdodCJ9fQ==" data-anim-desktop="rollInCombo"&gt; &lt;div class="u_1989368031 graphicWidget" data-element-type="graphic" data-widget-type="graphic" id="1989368031"&gt; &lt;svg id="1143011247" data-name="Layer 4" xmlns="http://www.w3.org/2000/svg" viewbox="0 0 172 173.87" class="svg u_1143011247" data-icon-custom="true" data-icon-name="estimated_quoteArtboard 3.svg"&gt; &lt;title id="1731743024"&gt;A black and white icon of a computer with a dollar sign on it.&lt;/title&gt;</text:p>
          </table:table-cell>
        </table:table-row>
        <table:table-row table:style-name="Table1.1">
          <table:table-cell table:style-name="Table1.A1" office:value-type="string">
            <text:p text:style-name="Standard"/>
          </table:table-cell>
          <table:table-cell table:style-name="Table1.A1" office:value-type="string">
            <text:p text:style-name="Standard">&lt;path d="M127.13,72.4q0,28.11,0,56.22a26.62,26.62,0,0,1-.22,4.38c-.38,2.32-1.61,3.66-4.24,3.66q-36.44-.07-72.87,0a4,4,0,0,1-4.34-3.59,19.38,19.38,0,0,1-.23-3.74q0-57,0-114a20.39,20.39,0,0,1,.11-3.13c.39-2.56,1.56-4.06,4.55-4q36.42.12,72.86,0c2.66,0,3.85,1.29,4.18,3.65a30.45,30.45,0,0,1,.2,4.38Q127.15,44.29,127.13,72.4ZM49,72.34c0,19,.05,37.9,0,56.85,0,2.74.54,3.74,3.57,3.73q33.77-.21,67.53,0c2.51,0,3.44-.53,3.43-3.24q-.12-57.33,0-114.65c0-2.7-.92-3.29-3.44-3.28q-33.76.13-67.53,0c-3.06,0-3.57,1.07-3.56,3.78C49,34.44,49,53.39,49,72.34Z" id="1741622609"&gt;&lt;/path&gt;</text:p>
          </table:table-cell>
        </table:table-row>
        <table:table-row table:style-name="Table1.469">
          <table:table-cell table:style-name="Table1.A1" office:value-type="string">
            <text:p text:style-name="Standard"/>
          </table:table-cell>
          <table:table-cell table:style-name="Table1.A1" office:value-type="string">
            <text:p text:style-name="Standard">&lt;path d="M136.43,120.12c0-7.54,0-15.08,0-22.62,0-3.78.7-4.25,4.3-3,7.59,2.69,15.14,5.47,22.76,8,2.44.83,3,2,2.37,4.45-5.29,19.91-11.81,39.44-18,59.08-.63,2-1.78,2.37-3.57,1.88L97.7,155.42c-2-.53-2.54-1.65-1.76-3.52a8.52,8.52,0,0,0,.26-.9c1.64-5.06,1.64-5.06,6.86-5.06,10.26,0,20.53-.06,30.79,0,2,0,2.66-.55,2.63-2.62C136.37,135.62,136.43,127.87,136.43,120.12Zm3.76,3.56q0,11,0,22c0,3.92-.13,4-4.12,4q-16.65,0-33.31,0c-1.18,0-2.38-.12-2.65,1.45s1.17,1.3,1.88,1.49c13.52,3.7,27.06,7.3,40.57,11,1.38.37,2.08.3,2.54-1.19,5.63-18.06,11.66-36,16.53-54.3.42-1.61.07-2.16-1.44-2.68q-8.9-3-17.71-6.36c-1.85-.69-2.34-.34-2.32,1.62C140.24,108.39,140.19,116,140.19,123.68Z" id="1010391130"&gt;&lt;/path&gt;</text:p>
          </table:table-cell>
        </table:table-row>
        <table:table-row table:style-name="Table1.1">
          <table:table-cell table:style-name="Table1.A1" office:value-type="string">
            <text:p text:style-name="Standard"/>
          </table:table-cell>
          <table:table-cell table:style-name="Table1.A1" office:value-type="string">
            <text:p text:style-name="Standard">&lt;path d="M35.88,87.19c0,10.67-.06,21.35,0,32,0,2.24-.68,3.39-2.85,4.11-9.27,3.07-7.64,3.35-10.25-5.09-5.4-17.46-10.59-35-16-52.46-.89-2.87-.55-4.31,2.5-5.41,7.37-2.66,14.6-5.68,21.89-8.55,4.06-1.59,4.67-1.15,4.68,3.35Zm-3.76.59c0-9.84,0-19.68,0-29.51,0-2.12-.31-2.79-2.56-1.84Q21.38,59.91,13,63c-2.13.78-2.55,1.66-1.87,3.89,5.24,17,10.3,34,15.51,51,.34,1.09-.14,3.36,2.36,2.84,2.15-.45,3.27-1.38,3.22-4C32,107,32.12,97.4,32.12,87.78Z" id="1064979484"&gt;&lt;/path&gt;</text:p>
          </table:table-cell>
        </table:table-row>
        <table:table-row table:style-name="Table1.1">
          <table:table-cell table:style-name="Table1.A1" office:value-type="string">
            <text:p text:style-name="Standard"/>
          </table:table-cell>
          <table:table-cell table:style-name="Table1.A1" office:value-type="string">
            <text:p text:style-name="Standard">&lt;path d="M86.13,80.73A1.92,1.92,0,0,1,88,83.1c-.5,2.87,1,3.79,3.49,4.33,1.64.36,4.57.31,3.75,3s-3.18.9-4.81.39c-2.58-.79-5.07-1.24-7.6.11a3.48,3.48,0,0,0-2.13,3.22A3.19,3.19,0,0,0,82.8,97c1.15.5,2.34.89,3.52,1.3,1.39.48,2.83.82,4.16,1.43,2.83,1.3,4.9,3.36,4.94,6.66a6.77,6.77,0,0,1-4.8,6.69c-2,.73-3,1.62-2.62,3.79.19,1.3,0,2.74-1.73,2.76-1.88,0-2.15-1.5-2-2.91.31-2.22-.92-2.92-2.73-3.33a19.36,19.36,0,0,1-3.59-1.1,1.81,1.81,0,0,1,1.14-3.43,28,28,0,0,1,3,.89,10.28,10.28,0,0,0,5,.48c2.22-.32,4.29-1.06,4.55-3.53s-1.92-3.24-3.79-3.94c-2.06-.76-4.23-1.22-6.24-2.09C78.83,99.48,77,97.36,77,94.19a6.67,6.67,0,0,1,4.54-6.56c2.24-.82,3.17-1.95,2.82-4.31A2.16,2.16,0,0,1,86.13,80.73Z" id="1534213286"&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11,67.7H62.29c-.83,0-1.67,0-2.5-.07A1.6,1.6,0,0,1,58.18,66a1.72,1.72,0,0,1,1.56-2,30.17,30.17,0,0,1,3.43-.12h47.65c1.47,0,3.28,0,3.19,2-.07,1.81-1.75,1.77-3.13,1.77Z" id="1509832587"&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5.75,28.52q-12.23,0-24.45,0c-1.34,0-3,.27-3.1-1.69s1.56-2.1,3.11-2.1h49.54c1.54,0,3.26.11,3.16,2.09-.09,1.78-1.78,1.71-3.18,1.71Z" id="1767659616"&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42,37.83h24.14c1.47,0,3.35-.21,3.42,1.77.08,2.26-1.91,2-3.47,2H61.6c-1.41,0-3.31.4-3.38-1.73-.07-2.3,1.86-2.05,3.44-2.05Z" id="1732351144"&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41,50.92h24.17c1.45,0,3.37-.26,3.41,1.76,0,2.21-1.95,2-3.52,2H61.81c-.42,0-.84,0-1.25,0-1.24-.13-2.35-.52-2.32-2s1.17-1.77,2.43-1.77H86.41Z" id="1900470539"&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34338500 dmNewParagraph" data-element-type="paragraph" id="1034338500" style="transition: opacity 1s ease-in-out 0s; text-align: center;" data-version="5"&gt; &lt;h2 class="text-align-center"&gt;&lt;span style="display: initial; font-weight: 500;"&gt;Get a quote&lt;/span&gt;&lt;span style="display: initial;"&gt;&lt;br/&gt;&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65322735 dmform default native-inputs" data-element-type="dContactUsRespId" id="1565322735" data-layout="layout-3" captcha="true" data-captcha-position="bottomleft"&gt; &lt;h3 class="dmform-title dmwidget-title" id="1748739965" hide="true"&gt;Contact Us&lt;/h3&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wrapper" id="1459463668" captcha-lang="en"&gt; &lt;form method="post" class="dmRespDesignRow" locale="ENGLISH" id="1040946275"&gt; &lt;div class="dmforminput required small-12 dmRespDesignCol medium-12 large-12" id="1387959181"&gt; &lt;label for="1888554839" id="1299131022" class="" data-dm-for="dmform-0"&gt;Name&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text" class="" name="dmform-0" id="1888554839"/&gt;&lt;input type="hidden" name="label-dmform-0" value="Name" id="1752714754"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required small-12 dmRespDesignCol medium-12 large-12" id="1971353380"&gt; &lt;label for="1246915390" id="1367606293" class="" data-dm-for="dmform-1"&gt;Email&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email" class="" name="dmform-1" id="1246915390"/&gt;&lt;input type="hidden" name="label-dmform-1" value="Email" id="1026715072"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required small-12 dmRespDesignCol medium-12 large-12" id="1519510011"&gt; &lt;label for="1609286544" id="1674082111" class="" data-dm-for="dmform-2"&gt;Phone&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tel" class="" name="dmform-2" id="1609286544"/&gt;&lt;input type="hidden" name="label-dmform-2" value="Phone" id="1659075602"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small-12 dmRespDesignCol medium-12 large-12" id="1537520357"&gt; &lt;label for="1975413223" id="1390324823" class="" data-dm-for="dmform-4"&gt;What services do you need?&lt;/label&gt;</text:p>
          </table:table-cell>
        </table:table-row>
        <table:table-row table:style-name="Table1.2">
          <table:table-cell table:style-name="Table1.A1" office:value-type="string">
            <text:p text:style-name="Standard"/>
          </table:table-cell>
          <table:table-cell table:style-name="Table1.A1" office:value-type="string">
            <text:p text:style-name="Standard">&lt;select name="dmform-4" id="1975413223"&gt; &lt;option selected="" disabled="" hidden="" value="" id="1319447779"&gt;&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012637023"&gt;Option 1&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591932201"&gt;Option 2&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299888048"&gt;Option 3&lt;/option&gt;</text:p>
          </table:table-cell>
        </table:table-row>
        <table:table-row table:style-name="Table1.2">
          <table:table-cell table:style-name="Table1.A1" office:value-type="string">
            <text:p text:style-name="Standard"/>
          </table:table-cell>
          <table:table-cell table:style-name="Table1.A1" office:value-type="string">
            <text:p text:style-name="Standard">&lt;/select&gt;</text:p>
          </table:table-cell>
        </table:table-row>
        <table:table-row table:style-name="Table1.2">
          <table:table-cell table:style-name="Table1.A1" office:value-type="string">
            <text:p text:style-name="Standard"/>
          </table:table-cell>
          <table:table-cell table:style-name="Table1.A1" office:value-type="string">
            <text:p text:style-name="Standard">&lt;input type="hidden" name="label-dmform-4" value="What services do you need?" id="1502443179" class=""/&gt;&lt;/div&gt;</text:p>
          </table:table-cell>
        </table:table-row>
        <table:table-row table:style-name="Table1.2">
          <table:table-cell table:style-name="Table1.A1" office:value-type="string">
            <text:p text:style-name="Standard"/>
          </table:table-cell>
          <table:table-cell table:style-name="Table1.A1" office:value-type="string">
            <text:p text:style-name="Standard">&lt;span id="1166096771" class="dmWidgetClear"&gt;&lt;/span&gt;</text:p>
          </table:table-cell>
        </table:table-row>
        <table:table-row table:style-name="Table1.2">
          <table:table-cell table:style-name="Table1.A1" office:value-type="string">
            <text:p text:style-name="Standard"/>
          </table:table-cell>
          <table:table-cell table:style-name="Table1.A1" office:value-type="string">
            <text:p text:style-name="Standard">&lt;span id="1018967783" class="dmWidgetClear"&gt;&lt;/span&gt;</text:p>
          </table:table-cell>
        </table:table-row>
        <table:table-row table:style-name="Table1.3055">
          <table:table-cell table:style-name="Table1.A1" office:value-type="string">
            <text:p text:style-name="Standard"/>
          </table:table-cell>
          <table:table-cell table:style-name="Table1.A1" office:value-type="string">
            <text:p text:style-name="Standard">&lt;div class="dmformsubmit dmWidget R" id="1499747833"&gt;&lt;input class="" name="submit" type="submit" value="Submit →" id="1083612487"/&gt;&lt;/div&gt;</text:p>
          </table:table-cell>
        </table:table-row>
        <table:table-row table:style-name="Table1.2773">
          <table:table-cell table:style-name="Table1.A1" office:value-type="string">
            <text:p text:style-name="Standard"/>
          </table:table-cell>
          <table:table-cell table:style-name="Table1.A1" office:value-type="string">
            <text:p text:style-name="Standard">&lt;input name="dmformsendto" type="hidden" value="O0wrseIfFLvCnETgLcwFK8wBxC67WF1hCmgxIdbnQJ4DEJCSlrMvBK5tTSDeMCtqZKiiOt24XmE=" id="1491600946" class="" data-dec="true"/&gt;&lt;input class="dmActionInput" type="hidden" name="action" value="/_dm/s/rt/widgets/dmform.submit.jsp" id="1105075047"/&gt;&lt;input name="dmformsubject" type="hidden" value="Quote Request From Website" id="1845986457" class="" data-email-subject="Quote Request From Website"/&gt;&lt;input name="dmformfrom" type="hidden" value="" id="1768134880"/&gt;&lt;input name="dmformsubmitparams" type="hidden" value="8mpKnCSiNQXK/d9M7IDrS21iaGO90EYxa9J5jKUIxiBMCNWdFH9VJBNVAexsfANZrhpU2pYWFBc1R2UM4gKuX68/dPwIlm9+QDRtDq/+BN32LQ8iMz3RKVQFwIuKCWVJeD9uRzuYcCZHp+xqQKMVTPGbIdhUGxMfGRPh5G/JmgMYayzTbeYuWHNdsA+Qll9nY2wFe1G35JVh/dUn/kjiRxRAHg1n0KYvyrmbdQksjyJ/ug7VzLAbWGZxyWcyj2nP" data-dec="true"/&gt;&lt;input type="hidden" name="page_uuid" value="1d99cbb3ddc244a4babe7e0f788ffe11"/&gt;&lt;/form&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success" style="display:none" id="1152783025"&gt;Thank you for contacting us.&lt;br id="1309927145"/&gt;We will get back to you as soon as possible.&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error" style="display:none" id="1082625854"&gt;Oops, there was an error sending your message.&lt;br id="1165181028"/&gt;Please try again later.&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FooterContainer"&gt; &lt;div id="fcontainer" class="u_fcontainer f_hcontainer dmFooter p_hfcontainer"&gt; &lt;div dm:templateorder="250" class="dmFooterResp generalFooter" id="1943048428"&gt; &lt;div class="dmRespRow u_1061962457" id="1061962457"&gt; &lt;div class="dmRespColsWrapper" id="1577710112"&gt; &lt;div class="u_1572528794 dmRespCol small-12 medium-6 large-6" id="1572528794"&gt; &lt;div class="u_1423332001 dmNewParagraph" data-element-type="paragraph" id="1423332001" background-image="" :="" data-version="5"&gt; &lt;h2 class="text-align-left"&gt;&lt;span style="display: initial; color: rgb(255, 255, 255);"&gt;Quick &amp;amp; Reliable&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679585636 dmNewParagraph" id="1679585636" data-element-type="paragraph" style="transition: none 0s ease 0s; display: block;" data-version="5"&gt; &lt;h5 class="text-align-left"&gt;&lt;span style="color: rgb(255, 255, 255); font-weight: 500; display: initial;"&gt;We are available via email or telephone&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ext:soft-page-break/>
        <table:table-row table:style-name="Table1.469">
          <table:table-cell table:style-name="Table1.A1" office:value-type="string">
            <text:p text:style-name="Standard"/>
          </table:table-cell>
          <table:table-cell table:style-name="Table1.A1" office:value-type="string">
            <text:p text:style-name="Standard">&lt;div class="u_1913553546 dmRespCol small-12 medium-6 large-6" id="1913553546"&gt; &lt;a class="u_1537819126 default dmDefaultGradient align-center dmCall voipReplacement dmWidget dmNoMark dmWwr" href="tel:661-406-7475" contenteditable="false" onclick=";return dm_gaq_push_event('ClickToCall', 'Call',null,'3d72e0e8', this);" id="1537819126"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dmRespRow u_1411690331" id="1411690331" mode="1"&gt; &lt;div class="dmRespColsWrapper" id="1305490726"&gt; &lt;div class="dmRespCol u_1280135548 small-12 medium-6 large-6" id="1280135548"&gt; &lt;div class="u_1596234178 dmRespRow" id="1596234178"&gt; &lt;div class="dmRespColsWrapper" id="1296381093"&gt; &lt;div class="u_1767147036 dmRespCol small-12 large-3 medium-3" id="1767147036"&gt; &lt;div class="u_1550972299 imageWidget align-center hide-for-large hide-for-medium" data-element-type="image" data-widget-type="image" id="1550972299"&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677659779"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70548560 graphicWidget" data-element-type="graphic" data-widget-type="graphic" id="1470548560"&gt; &lt;svg xmlns="http://www.w3.org/2000/svg" viewbox="0 0 100 100" id="1436024072" class="svg u_1436024072" data-icon-name="li-envelope"&gt; &lt;title id="1552643244"&gt;A black and white drawing of an envelope on a white background.&lt;/title&gt;</text:p>
          </table:table-cell>
        </table:table-row>
        <table:table-row table:style-name="Table1.2">
          <table:table-cell table:style-name="Table1.A1" office:value-type="string">
            <text:p text:style-name="Standard"/>
          </table:table-cell>
          <table:table-cell table:style-name="Table1.A1" office:value-type="string">
            <text:p text:style-name="Standard">&lt;path d="M17.8,28.2v43.6h64.4V28.2H17.8z M77.7,30.3L50,48.8L22.3,30.3H77.7z M19.9,69.7V31.2L50,51.2l30.1-20.1v38.5H19.9z" id="1814031491"&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088763557 dmRespCol small-12 large-9 medium-9" id="1088763557"&gt; &lt;div class="u_1473864057 dmNewParagraph" id="1473864057" style="transition: none 0s ease 0s;" data-element-type="paragraph" data-version="5"&gt; &lt;h6 class="m-text-align-center text-align-left"&gt;&lt;span style="color: rgb(255, 255, 255); font-weight: 700; display: initial;"&gt;Email&lt;/span&gt;&lt;/h6&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490533227 dmNewParagraph" id="1490533227" data-element-type="paragraph" style="display: block; transition: none 0s ease 0s;" data-version="5"&gt; &lt;h6 class="m-size-18 m-text-align-center text-align-left"&gt;&lt;a href="mailto:andre@aprroofing.com" type="email" style="display: initial; font-weight: bold; color: rgb(236, 25, 29);" class="m-font-size-18" m-font-size-set="true" runtime_url="mailto:andre@aprroofing.com"&gt;andre@aprroofing.com&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RespCol small-12 u_1261440413 medium-6 large-6" id="1261440413"&gt; &lt;div class="dmRespRow u_1273235872" id="1273235872"&gt; &lt;div class="dmRespColsWrapper" id="1136493347"&gt; &lt;div class="u_1687293034 dmRespCol small-12 large-4 medium-4" id="1687293034"&gt; &lt;div class="u_1393895805 graphicWidget" data-element-type="graphic" data-widget-type="graphic" id="1393895805"&gt; &lt;svg xmlns="http://www.w3.org/2000/svg" viewbox="0 0 70 70" id="1238654374" class="svg u_1238654374" data-icon-name="wp-phone_chat_thin"&gt; &lt;title id="1345662692"&gt;A black and white drawing of a phone with a speech bubble.&lt;/title&gt;</text:p>
          </table:table-cell>
        </table:table-row>
        <table:table-row table:style-name="Table1.2">
          <table:table-cell table:style-name="Table1.A1" office:value-type="string">
            <text:p text:style-name="Standard"/>
          </table:table-cell>
          <table:table-cell table:style-name="Table1.A1" office:value-type="string">
            <text:p text:style-name="Standard">&lt;g id="1597459884"&gt; &lt;path d="M32,39c-0.2,0-0.5-0.1-0.7-0.2c-0.3-0.3-0.4-0.7-0.3-1.1l2.5-6.2C31.3,29,30,26.1,30,23c0-7.2,6.7-13,15-13</text:p>
          </table:table-cell>
        </table:table-row>
        <table:table-row table:style-name="Table1.2">
          <table:table-cell table:style-name="Table1.A1" office:value-type="string">
            <text:p text:style-name="Standard"/>
          </table:table-cell>
          <table:table-cell table:style-name="Table1.A1" office:value-type="string">
            <text:p text:style-name="Standard"><text:tab/><text:tab/>c8.3,0,15,5.8,15,13s-6.7,13-15,13c-2,0-3.9-0.3-5.7-1l-6.8,3.9C32.3,39,32.2,39,32,39z M45,12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c0,2.7,1.2,5.4,3.4,7.4c0.3,0.3,0.4,0.7,0.3,1.1L34,35.7l4.7-2.7c0.3-0.2,0.6-0.2,0.9-0.1c1.7,0.7,3.6,1,5.5,1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S52.2,12,45,12z" id="1339673405"&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17,18l2.4,0c0,0,0,0,0,0c1,0,1.9,0.6,2.2,1.6l3,9.5c0.3,0.8,0,1.7-0.6,2.3l-3.5,3.5c-0.1,0.1-0.1,0.2-0.1,0.4</text:p>
          </table:table-cell>
        </table:table-row>
        <table:table-row table:style-name="Table1.2">
          <table:table-cell table:style-name="Table1.A1" office:value-type="string">
            <text:p text:style-name="Standard"/>
          </table:table-cell>
          <table:table-cell table:style-name="Table1.A1" office:value-type="string">
            <text:p text:style-name="Standard"><text:tab/><text:tab/>c0.8,1.5,2.8,4.4,6.3,8c3.5,3.5,6.5,5.5,8,6.3c0.1,0.1,0.3,0,0.4-0.1l3.5-3.5c0.6-0.6,1.5-0.8,2.3-0.6l9.5,3c1,0.3,1.6,1.2,1.6,2.2</text:p>
          </table:table-cell>
        </table:table-row>
        <table:table-row table:style-name="Table1.2">
          <table:table-cell table:style-name="Table1.A1" office:value-type="string">
            <text:p text:style-name="Standard"/>
          </table:table-cell>
          <table:table-cell table:style-name="Table1.A1" office:value-type="string">
            <text:p text:style-name="Standard"><text:tab/><text:tab/>l0,2.4c0,2-6,7-10,7c-2.3,0-10.8-0.8-21-11l0,0C10.8,38.8,10,30.3,10,28C10,24.1,14.9,18,17,18z M22.4,47.5L22.4,47.5</text:p>
          </table:table-cell>
        </table:table-row>
        <table:table-row table:style-name="Table1.2">
          <table:table-cell table:style-name="Table1.A1" office:value-type="string">
            <text:p text:style-name="Standard"/>
          </table:table-cell>
          <table:table-cell table:style-name="Table1.A1" office:value-type="string">
            <text:p text:style-name="Standard"><text:tab/><text:tab/>C32.1,57.2,39.9,58,42,58c3,0,7.6-3.9,8-5l0-2.3c0-0.1-0.1-0.3-0.2-0.3l-9.5-3c-0.1,0-0.2,0-0.3,0.1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7,0.7-1.9,0.9-2.8,0.4c-1.5-0.9-4.7-2.9-8.4-6.6c-3.7-3.7-5.7-6.9-6.6-8.4c-0.5-0.9-0.4-2,0.4-2.8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1-0.1,0.1-0.2,0.1-0.3l-3-9.5c0-0.1-0.2-0.2-0.3-0.2h0L17,20c-1.1,0.4-5,4.9-5,8C12,30.1,12.8,37.9,22.4,47.5z" id="1154174997"&gt;&lt;/path&gt;</text:p>
          </table:table-cell>
        </table:table-row>
        <table:table-row table:style-name="Table1.2">
          <table:table-cell table:style-name="Table1.A1" office:value-type="string">
            <text:p text:style-name="Standard"/>
          </table:table-cell>
          <table:table-cell table:style-name="Table1.A1" office:value-type="string">
            <text:p text:style-name="Standard">&lt;circle cx="38.5" cy="22.5" r="1.5" id="1198220114"&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45.5" cy="22.5" r="1.5" id="1479810801"&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52.5" cy="22.5" r="1.5" id="1364660067"&gt;&lt;/circle&gt;</text:p>
          </table:table-cell>
        </table:table-row>
        <table:table-row table:style-name="Table1.2">
          <table:table-cell table:style-name="Table1.A1" office:value-type="string">
            <text:p text:style-name="Standard"/>
          </table:table-cell>
          <table:table-cell table:style-name="Table1.A1" office:value-type="string">
            <text:p text:style-name="Standard">&lt;/g&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925275834 dmRespCol small-12 large-4 medium-4" id="1925275834"&gt; &lt;div class="u_1406920549 dmNewParagraph" id="1406920549" style="transition: none 0s ease 0s; display: block;" data-element-type="paragraph" data-version="5"&gt; &lt;h6 class="text-align-left m-text-align-center"&gt;&lt;span style="display: initial; font-weight: 700; color: rgb(255, 255, 255);"&gt;Call&lt;/span&gt;&lt;/h6&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30122046 dmNewParagraph" id="1530122046" data-element-type="paragraph" style="display: block; transition: none 0s ease 0s;" data-version="5"&gt; &lt;h6 class="m-text-align-center text-align-left"&gt;&lt;a href="tel:661-406-7475" type="call" style="font-weight: bold; display: initial;" runtime_url="tel:661-406-7475"&gt;661-406-7475&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empty-column large-4 medium-4 small-12" id="1700037422"&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157733815 dmRespRow" id="1157733815"&gt; &lt;div class="dmRespColsWrapper" id="1973514967"&gt; &lt;div class="dmRespCol small-12 large-6 medium-6" id="1338738147"&gt; &lt;div class="u_1703879011 imageWidget align-center hide-for-small" data-element-type="image" data-widget-type="image" id="1703879011"&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835671013"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dmRespCol large-6 medium-6 small-12" id="1362543303"&gt; &lt;div class="u_1079040307 dmNewParagraph" id="1079040307" data-element-type="paragraph" style="transition: none 0s ease 0s; display: block; text-align: left;" data-version="5"&gt;&lt;p style="line-height: normal;"&gt;&lt;strong style="display: initial; font-weight: bold; color: rgb(255, 255, 255);"&gt;APR ROOFING SOLUTIONS&amp;nbsp;&lt;/strong&gt;&lt;/p&gt;&lt;p style="line-height: normal;"&gt;&lt;strong style="display: initial; color: rgb(255, 255, 255);"&gt;1111 W. Ave L-12 unit B&lt;/strong&gt;&lt;/p&gt;&lt;p style="line-height: normal;"&gt;&lt;strong style="display: initial; color: rgb(255, 255, 255);"&gt;Lancaster, Ca. 93534&lt;/strong&gt;&lt;span style="display: initial;"&gt;&lt;br/&gt;&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686005289 dmRespRow" style="text-align: center;" id="1686005289"&gt; &lt;div class="dmRespColsWrapper" id="1837856251"&gt; &lt;div class="u_1449882040 dmRespCol small-12 large-3 medium-3" id="1449882040"&gt; &lt;div class="u_1224901092 dmNewParagraph" data-element-type="paragraph" data-version="5" id="1224901092" style="transition: none 0s ease 0s; text-align: left; display: block;"&gt;&lt;p&gt;&lt;span style="font-weight: bold; display: unset; color: rgb(255, 255, 255);"&gt;APR Roofing&lt;/span&gt;&lt;/p&gt;&lt;p&gt;&lt;span style="font-weight: 700; display: initial; color: rgb(255, 255, 255);"&gt;Lic # 947534&lt;/span&gt;&lt;/p&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128826426 dmNewParagraph" id="1128826426" data-element-type="paragraph" style="transition: none 0s ease 0s; display: block;" data-version="5"&gt; &lt;h5 class="text-align-left"&gt;&lt;span style="color:rgb(255, 255, 255);font-weight:bold;display:initial;font-family:Poppins, 'Poppins Fallback';"&gt;The region's leading professional Roofing service since 2010.&lt;/span&gt;&lt;/h5&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38521024 dmRespCol small-12 large-3 medium-3" id="1738521024"&gt; &lt;div class="u_1968492912 dmNewParagraph" id="1968492912" style="transition: opacity 1s ease-in-out;" data-element-type="paragraph" data-version="5"&gt; &lt;h5 class="text-align-left"&gt;&lt;span style="display: initial; color: rgb(255, 255, 255);"&gt;Navigation&lt;/span&gt;&lt;/h5&gt;</text:p>
          </table:table-cell>
        </table:table-row>
        <table:table-row table:style-name="Table1.469">
          <table:table-cell table:style-name="Table1.A1" office:value-type="string">
            <text:p text:style-name="Standard"/>
          </table:table-cell>
          <table:table-cell table:style-name="Table1.A1" office:value-type="string">
            <text:p text:style-name="Standard">&lt;/div&gt; &lt;nav class="u_1505448530 unifiednav_vertical effect-text-fill main-navigation unifiednav dmLinksMenu" role="navigation" layout-main="vertical_nav_layout_4" layout-sub="" data-show-vertical-sub-items="HOVER" id="1505448530"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hom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about" text:style-name="ListLabel_20_1" text:visited-style-name="ListLabel_20_1"><text:span text:style-name="T1">/about</text:span></text:a>" class="unifiednav__item " target="" data-target-page-alias="abou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1">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Blog"&gt; &lt;span class="nav-item-text " data-link-text="Home"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 target="" data-target-page-alias="contac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188157081 dmRespCol small-12 large-3 medium-3" id="1188157081"&gt; &lt;div class="u_1242098640 dmNewParagraph" id="1242098640" style="transition: opacity 1s ease-in-out 0s;" data-element-type="paragraph" data-version="5"&gt; &lt;h5 class="text-align-left"&gt;&lt;a href="<text:a xlink:type="simple" xlink:href="https://www.aprroofing.com/Roofing-Services" text:style-name="ListLabel_20_1" text:visited-style-name="ListLabel_20_1"><text:span text:style-name="T1">/Roofing-Services</text:span></text:a>" runtime_url="/services" type="page" style="text-decoration: none; color: rgb(255, 255, 255); display: initial;"&gt;Services&lt;/a&gt;&lt;/h5&gt;</text:p>
          </table:table-cell>
        </table:table-row>
        <table:table-row table:style-name="Table1.469">
          <table:table-cell table:style-name="Table1.A1" office:value-type="string">
            <text:p text:style-name="Standard"/>
          </table:table-cell>
          <table:table-cell table:style-name="Table1.A1" office:value-type="string">
            <text:p text:style-name="Standard">&lt;/div&gt; &lt;nav class="u_1270822536 unifiednav_vertical effect-text-fill main-navigation unifiednav dmLinksMenu" role="navigation" layout-main="vertical_nav_layout_4" layout-sub="" data-show-vertical-sub-items="HOVER" id="1270822536"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Residential-Roofing-Contractor-Los-Angeles-CA" text:style-name="ListLabel_20_1" text:visited-style-name="ListLabel_20_1"><text:span text:style-name="T1">/Residential-Roofing-Contractor-Los-Angeles-CA</text:span></text:a>" class="unifiednav__item " target="" data-target-page-alias="pav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mmercial-Roofing-Contractor-Los-Angeles-CA" text:style-name="ListLabel_20_1" text:visited-style-name="ListLabel_20_1"><text:span text:style-name="T1">/Commercial-Roofing-Contractor-Los-Angeles-CA</text:span></text:a>" class="unifiednav__item " target="" data-target-page-alias="plumb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Inspection-Contractor-Los-Angeles-CA" text:style-name="ListLabel_20_1" text:visited-style-name="ListLabel_20_1"><text:span text:style-name="T1">/Roof-Inspection-Contractor-Los-Angeles-CA</text:span></text:a>" class="unifiednav__item " target="" data-target-page-alias="drain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Repair-Contractor-Los-Angeles-CA" text:style-name="ListLabel_20_1" text:visited-style-name="ListLabel_20_1"><text:span text:style-name="T1">/Roof-Repair-Contractor-Los-Angeles-CA</text:span></text:a>" class="unifiednav__item " target="" data-target-page-alias="new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RespCol large-3 medium-3 small-12 u_1698552461" id="1698552461"&gt; &lt;div class="u_1643262199 default dmHoursOfOperation" id="1643262199" dmle_extension="open_hours" data-element-type="open_hours" time_format="12" wr="true" displaytitle="true" forcedisplay="false" icon="true" surround="true" adwords=""&gt; &lt;h3 class="dmwidget-title "&gt;Working hours&lt;/h3&gt;</text:p>
          </table:table-cell>
        </table:table-row>
        <table:table-row table:style-name="Table1.2">
          <table:table-cell table:style-name="Table1.A1" office:value-type="string">
            <text:p text:style-name="Standard"/>
          </table:table-cell>
          <table:table-cell table:style-name="Table1.A1" office:value-type="string">
            <text:p text:style-name="Standard">&lt;dl class="open-hours-data"&gt; &lt;div class="open-hours-item"&gt; &lt;dt day="0"&gt;Mon - Fri&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7: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6: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5"&gt;Saturday&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9: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12: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6"&gt;Sunday&lt;/dt&gt;</text:p>
          </table:table-cell>
        </table:table-row>
        <table:table-row table:style-name="Table1.2">
          <table:table-cell table:style-name="Table1.A1" office:value-type="string">
            <text:p text:style-name="Standard"/>
          </table:table-cell>
          <table:table-cell table:style-name="Table1.A1" office:value-type="string">
            <text:p text:style-name="Standard">&lt;dd&gt;Close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l&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dmRespRow u_1846687400" id="1846687400"&gt; &lt;div class="dmRespColsWrapper" id="1510273294"&gt; &lt;div class="dmRespCol large-12 medium-12 small-12" id="1213951280"&gt; &lt;div class="widget-1f5975 u_1046478755 dmCustomWidget" data-lazy-load="" data-title="" id="1046478755" dmle_extension="custom_extension" data-element-type="custom_extension" wr="false" icon="false" surround="false" data-widget-id="1f5975986930429f819d4cd2154b5c4a" data-widget-version="22" data-widget-config="eyJjb3B5cmlnaHRUZXh0IjoiPHAgY2xhc3M9XCJydGVCbG9ja1wiPkFsbCBSaWdodHMgUmVzZXJ2ZWQgfCBBUFIgUm9vZmluZzwvcD4ifQ=="&gt; &lt;div class="copyright"&gt; &lt;div&gt;&amp;copy; 2025&amp;nbsp;&lt;/div&gt;</text:p>
          </table:table-cell>
        </table:table-row>
        <table:table-row table:style-name="Table1.2">
          <table:table-cell table:style-name="Table1.A1" office:value-type="string">
            <text:p text:style-name="Standard"/>
          </table:table-cell>
          <table:table-cell table:style-name="Table1.A1" office:value-type="string">
            <text:p text:style-name="Standard">&lt;div&gt;&lt;p class="rteBlock"&gt;All Rights Reserved | APR Roofing&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236746004" dmle_extension="powered_by" data-element-type="powered_by" icon="true" surround="false"&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 Add full CSS and Javascript before the close tag of the body if needed --&gt;</text:p>
          </table:table-cell>
        </table:table-row>
        <table:table-row table:style-name="Table1.2">
          <table:table-cell table:style-name="Table1.A1" office:value-type="string">
            <text:p text:style-name="Standard"/>
          </table:table-cell>
          <table:table-cell table:style-name="Table1.A1" office:value-type="string">
            <text:p text:style-name="Standard">&lt;!-- ========= JS Section =========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isWLR =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 = {};</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Strings = {};</text:p>
          </table:table-cell>
        </table:table-row>
        <table:table-row table:style-name="Table1.2">
          <table:table-cell table:style-name="Table1.A1" office:value-type="string">
            <text:p text:style-name="Standard"/>
          </table:table-cell>
          <table:table-cell table:style-name="Table1.A1" office:value-type="string">
            <text:p text:style-name="Standard">window.collections = {};</text:p>
          </table:table-cell>
        </table:table-row>
        <table:table-row table:style-name="Table1.2">
          <table:table-cell table:style-name="Table1.A1" office:value-type="string">
            <text:p text:style-name="Standard"/>
          </table:table-cell>
          <table:table-cell table:style-name="Table1.A1" office:value-type="string">
            <text:p text:style-name="Standard">window.currentLanguage = "ENGLISH"</text:p>
          </table:table-cell>
        </table:table-row>
        <table:table-row table:style-name="Table1.2">
          <table:table-cell table:style-name="Table1.A1" office:value-type="string">
            <text:p text:style-name="Standard"/>
          </table:table-cell>
          <table:table-cell table:style-name="Table1.A1" office:value-type="string">
            <text:p text:style-name="Standard">window.isSitePreview = fals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1f5975986930429f819d4cd2154b5c4a~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d_version = "production_5222";</text:p>
          </table:table-cell>
        </table:table-row>
        <table:table-row table:style-name="Table1.2">
          <table:table-cell table:style-name="Table1.A1" office:value-type="string">
            <text:p text:style-name="Standard"/>
          </table:table-cell>
          <table:table-cell table:style-name="Table1.A1" office:value-type="string">
            <text:p text:style-name="Standard">var build = "2025-02-24T11_49_11";</text:p>
          </table:table-cell>
        </table:table-row>
        <table:table-row table:style-name="Table1.2">
          <table:table-cell table:style-name="Table1.A1" office:value-type="string">
            <text:p text:style-name="Standard"/>
          </table:table-cell>
          <table:table-cell table:style-name="Table1.A1" office:value-type="string">
            <text:p text:style-name="Standard">window['v' + 'ersion'] = d_vers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buildEditorParent() {</text:p>
          </table:table-cell>
        </table:table-row>
        <table:table-row table:style-name="Table1.2">
          <table:table-cell table:style-name="Table1.A1" office:value-type="string">
            <text:p text:style-name="Standard"/>
          </table:table-cell>
          <table:table-cell table:style-name="Table1.A1" office:value-type="string">
            <text:p text:style-name="Standard">window.isMultiScreen = true;</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text:p>
          </table:table-cell>
        </table:table-row>
        <table:table-row table:style-name="Table1.2">
          <table:table-cell table:style-name="Table1.A1" office:value-type="string">
            <text:p text:style-name="Standard"/>
          </table:table-cell>
          <table:table-cell table:style-name="Table1.A1" office:value-type="string">
            <text:p text:style-name="Standard">window.assetsCacheQueryParam = "?version=2025-02-24T11_49_11";</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_p = window.parent;</text:p>
          </table:table-cell>
        </table:table-row>
        <table:table-row table:style-name="Table1.2">
          <table:table-cell table:style-name="Table1.A1" office:value-type="string">
            <text:p text:style-name="Standard"/>
          </table:table-cell>
          <table:table-cell table:style-name="Table1.A1" office:value-type="string">
            <text:p text:style-name="Standard">if (_p &amp;&amp; _p.document &amp;&amp; _p.$ &amp;&amp; _p.$.dmfw) {</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_p;</text:p>
          </table:table-cell>
        </table:table-row>
        <table:table-row table:style-name="Table1.2">
          <table:table-cell table:style-name="Table1.A1" office:value-type="string">
            <text:p text:style-name="Standard"/>
          </table:table-cell>
          <table:table-cell table:style-name="Table1.A1" office:value-type="string">
            <text:p text:style-name="Standard">} else if (_p.isSitePreview)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_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buildEditorParen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 jQuery --&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js-jquery'</text:p>
          </table:table-cell>
        </table:table-row>
        <table:table-row table:style-name="Table1.2">
          <table:table-cell table:style-name="Table1.A1" office:value-type="string">
            <text:p text:style-name="Standard"/>
          </table:table-cell>
          <table:table-cell table:style-name="Table1.A1" office:value-type="string">
            <text:p text:style-name="Standard">src="<text:a xlink:type="simple" xlink:href="https://static.cdn-website.com/libs/jquery/jquery-3.7.0.min.js" text:style-name="ListLabel_20_1" text:visited-style-name="ListLabel_20_1"><text:span text:style-name="T1">https://static.cdn-website.com/libs/jquery/jquery-3.7.0.min.js</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Load jQuery --&gt;</text:p>
          </table:table-cell>
        </table:table-row>
        <table:table-row table:style-name="Table1.2">
          <table:table-cell table:style-name="Table1.A1" office:value-type="string">
            <text:p text:style-name="Standard"/>
          </table:table-cell>
          <table:table-cell table:style-name="Table1.A1" office:value-type="string">
            <text:p text:style-name="Standard">&lt;!-- Injecting site-wide before scripts --&gt;</text:p>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_jquery = wind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jqueryAliases = ['$', 'jquery', 'jQuery'];</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jqueryAliases.forEach((alias) =&gt; {</text:p>
          </table:table-cell>
        </table:table-row>
        <table:table-row table:style-name="Table1.2">
          <table:table-cell table:style-name="Table1.A1" office:value-type="string">
            <text:p text:style-name="Standard"/>
          </table:table-cell>
          <table:table-cell table:style-name="Table1.A1" office:value-type="string">
            <text:p text:style-name="Standard">Object.defineProperty(window, alias, {</text:p>
          </table:table-cell>
        </table:table-row>
        <table:table-row table:style-name="Table1.2">
          <table:table-cell table:style-name="Table1.A1" office:value-type="string">
            <text:p text:style-name="Standard"/>
          </table:table-cell>
          <table:table-cell table:style-name="Table1.A1" office:value-type="string">
            <text:p text:style-name="Standard">get() {</text:p>
          </table:table-cell>
        </table:table-row>
        <table:table-row table:style-name="Table1.2">
          <table:table-cell table:style-name="Table1.A1" office:value-type="string">
            <text:p text:style-name="Standard"/>
          </table:table-cell>
          <table:table-cell table:style-name="Table1.A1" office:value-type="string">
            <text:p text:style-name="Standard">return _jquer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et() {</text:p>
          </table:table-cell>
        </table:table-row>
        <table:table-row table:style-name="Table1.2">
          <table:table-cell table:style-name="Table1.A1" office:value-type="string">
            <text:p text:style-name="Standard"/>
          </table:table-cell>
          <table:table-cell table:style-name="Table1.A1" office:value-type="string">
            <text:p text:style-name="Standard">console.warn("Trying to over-write the global jquery obj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jQuery.migrateMute =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ookiesNotificationMarkupPreview = 'null';</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id='d-js-params'&gt;</text:p>
          </table:table-cell>
        </table:table-row>
        <table:table-row table:style-name="Table1.2">
          <table:table-cell table:style-name="Table1.A1" office:value-type="string">
            <text:p text:style-name="Standard"/>
          </table:table-cell>
          <table:table-cell table:style-name="Table1.A1" office:value-type="string">
            <text:p text:style-name="Standard">window.INSITE = window.INSITE || {};</text:p>
          </table:table-cell>
        </table:table-row>
        <table:table-row table:style-name="Table1.2">
          <table:table-cell table:style-name="Table1.A1" office:value-type="string">
            <text:p text:style-name="Standard"/>
          </table:table-cell>
          <table:table-cell table:style-name="Table1.A1" office:value-type="string">
            <text:p text:style-name="Standard">window.INSITE.device = "deskto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CommonProps = {};</text:p>
          </table:table-cell>
        </table:table-row>
        <table:table-row table:style-name="Table1.2">
          <table:table-cell table:style-name="Table1.A1" office:value-type="string">
            <text:p text:style-name="Standard"/>
          </table:table-cell>
          <table:table-cell table:style-name="Table1.A1" office:value-type="string">
            <text:p text:style-name="Standard">rtCommonProps["rt.ajax.ajaxScriptsFix"] =true;</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sslframe.encoded"] = 'aHR0cHM6Ly97c3ViZG9tYWlufS5wdXNoLW5vdGlmcy5jb20=';</text:p>
          </table:table-cell>
        </table:table-row>
        <table:table-row table:style-name="Table1.2">
          <table:table-cell table:style-name="Table1.A1" office:value-type="string">
            <text:p text:style-name="Standard"/>
          </table:table-cell>
          <table:table-cell table:style-name="Table1.A1" office:value-type="string">
            <text:p text:style-name="Standard">rtCommonProps["runtimecollector.url"] = 'https://rtc.multiscreen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performance.tabletPreview.removeScroll"]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inlineEditGrid.snap"] =true;</text:p>
          </table:table-cell>
        </table:table-row>
        <table:table-row table:style-name="Table1.2">
          <table:table-cell table:style-name="Table1.A1" office:value-type="string">
            <text:p text:style-name="Standard"/>
          </table:table-cell>
          <table:table-cell table:style-name="Table1.A1" office:value-type="string">
            <text:p text:style-name="Standard">rtCommonProps["popup.insite.cookie.ttl"] = '0.5';</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force.butto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token"] = 'pk.eyJ1IjoiZGFubnliMTIzIiwiYSI6ImNqMGljZ256dzAwMDAycXBkdWxwbDgzeXYifQ.Ck5P-0NKPVKAZ6SH98gxxw';</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js.override"]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Id"] = 'iYvDjIQ2quyEu0rg0hLo';</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Code"] = '1hcIxLJcbybmtBYTD9Z1UA';</text:p>
          </table:table-cell>
        </table:table-row>
        <table:table-row table:style-name="Table1.2">
          <table:table-cell table:style-name="Table1.A1" office:value-type="string">
            <text:p text:style-name="Standard"/>
          </table:table-cell>
          <table:table-cell table:style-name="Table1.A1" office:value-type="string">
            <text:p text:style-name="Standard">rtCommonProps["isCoverage.test"]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ecommerce.ecwid.script"] = 'https://app.multiscreenstore.com/script.js';</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ppy.kml"]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dist.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build.dist.folder"] = '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cdn.host"] = 'https://static.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folder"] = 'https://static.cdn-website.com/mnlt/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backgroundSlider.preload.slowly"]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respectCssAnimationProps.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jit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tes.google.analytics.gtag"]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OnReadyNewTask"]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sAutomation.test"] =fals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 = 'mapbox';</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version'] = '0.52.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geocodeProvider'] = 'mapbox';</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Size'] = '150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Bg'] = 'rgba(255, 255, 255, 0.4)';</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Color'] = 'rgba(255, 255, 255, 1)';</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Size'] = '2';</text:p>
          </table:table-cell>
        </table:table-row>
        <table:table-row table:style-name="Table1.2">
          <table:table-cell table:style-name="Table1.A1" office:value-type="string">
            <text:p text:style-name="Standard"/>
          </table:table-cell>
          <table:table-cell table:style-name="Table1.A1" office:value-type="string">
            <text:p text:style-name="Standard">rtCommonProps['server.for.resources'] = '';</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lazy.widget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ngle.wow']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disallowPopupsInEditor']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rk.anchors'] = tru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rtCommonProps['captcha.public.key'] = '6LffcBsUAAAAAMU-MYacU-6QHY4iDtUEYv_Ppwlz';</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invisible.public.key'] = '6LeiWB8UAAAAAHYnVJM7_-7ap6bXCUNGiv7bBPME';</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small"] =16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mobile"] =64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tablet"] =128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desktop"] =1920;</text:p>
          </table:table-cell>
        </table:table-row>
        <table:table-row table:style-name="Table1.2">
          <table:table-cell table:style-name="Table1.A1" office:value-type="string">
            <text:p text:style-name="Standard"/>
          </table:table-cell>
          <table:table-cell table:style-name="Table1.A1" office:value-type="string">
            <text:p text:style-name="Standard">rtCommonProps["modules.resources.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mport.images.storage.imageCDN"] = 'https://lirp.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inp.threshold"] =150;</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performance.logs"] =true;</text:p>
          </table:table-cell>
        </table:table-row>
        <table:table-row table:style-name="Table1.2">
          <table:table-cell table:style-name="Table1.A1" office:value-type="string">
            <text:p text:style-name="Standard"/>
          </table:table-cell>
          <table:table-cell table:style-name="Table1.A1" office:value-type="string">
            <text:p text:style-name="Standard">rtCommonProps["site.widget.form.captcha.type"] = 'g_recaptcha';</text:p>
          </table:table-cell>
        </table:table-row>
        <table:table-row table:style-name="Table1.2">
          <table:table-cell table:style-name="Table1.A1" office:value-type="string">
            <text:p text:style-name="Standard"/>
          </table:table-cell>
          <table:table-cell table:style-name="Table1.A1" office:value-type="string">
            <text:p text:style-name="Standard">rtCommonProps["friendly.captcha.site.key"] = 'FCMGSQG9GVNMFS8K';</text:p>
          </table:table-cell>
        </table:table-row>
        <table:table-row table:style-name="Table1.2">
          <table:table-cell table:style-name="Table1.A1" office:value-type="string">
            <text:p text:style-name="Standard"/>
          </table:table-cell>
          <table:table-cell table:style-name="Table1.A1" office:value-type="string">
            <text:p text:style-name="Standard">rtCommonProps["cookiebot.mapbox.consent.category"] = 'marketing';</text:p>
          </table:table-cell>
        </table:table-row>
        <table:table-row table:style-name="Table1.2">
          <table:table-cell table:style-name="Table1.A1" office:value-type="string">
            <text:p text:style-name="Standard"/>
          </table:table-cell>
          <table:table-cell table:style-name="Table1.A1" office:value-type="string">
            <text:p text:style-name="Standard">rtCommonProps["platform.monolith.personalization.dateTimeCondition.popupMsgAction.moveToclient.enabled"]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feature flags that's used out of runtime module (in legacy files)</text:p>
          </table:table-cell>
        </table:table-row>
        <table:table-row table:style-name="Table1.2">
          <table:table-cell table:style-name="Table1.A1" office:value-type="string">
            <text:p text:style-name="Standard"/>
          </table:table-cell>
          <table:table-cell table:style-name="Table1.A1" office:value-type="string">
            <text:p text:style-name="Standard">rtCommonProps["site.runtime.video.background.ssr"]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Flags = {};</text:p>
          </table:table-cell>
        </table:table-row>
        <table:table-row table:style-name="Table1.2">
          <table:table-cell table:style-name="Table1.A1" office:value-type="string">
            <text:p text:style-name="Standard"/>
          </table:table-cell>
          <table:table-cell table:style-name="Table1.A1" office:value-type="string">
            <text:p text:style-name="Standard">rtFlags["unsuspendEcwidStoreOnRuntime.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scripts.widgetCount.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ecom.ecwidNewUrlStructure.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storefrontV3.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old.store.fix.facebook.share"] =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photo.gallery.exact.size"] =true;</text:p>
          </table:table-cell>
        </table:table-row>
        <table:table-row table:style-name="Table1.2">
          <table:table-cell table:style-name="Table1.A1" office:value-type="string">
            <text:p text:style-name="Standard"/>
          </table:table-cell>
          <table:table-cell table:style-name="Table1.A1" office:value-type="string">
            <text:p text:style-name="Standard">rtFlags["facebook.runtime.widgets.upgrade"] =true;</text:p>
          </table:table-cell>
        </table:table-row>
        <table:table-row table:style-name="Table1.2">
          <table:table-cell table:style-name="Table1.A1" office:value-type="string">
            <text:p text:style-name="Standard"/>
          </table:table-cell>
          <table:table-cell table:style-name="Table1.A1" office:value-type="string">
            <text:p text:style-name="Standard">rtFlags["geocode.search.localize"] =fals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runtime.newAnimation.asyncInit.setTimeout.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site.contact.form.fix.for.attribute"]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date.forma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twitter.heightLimi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ad.script.native"] =true;</text:p>
          </table:table-cell>
        </table:table-row>
        <table:table-row table:style-name="Table1.2">
          <table:table-cell table:style-name="Table1.A1" office:value-type="string">
            <text:p text:style-name="Standard"/>
          </table:table-cell>
          <table:table-cell table:style-name="Table1.A1" office:value-type="string">
            <text:p text:style-name="Standard">rtFlags["editor.classicHybrid.photogallery.fix"]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ttieOverflow"]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monitoring.sentry.ignoreErrors"] = "";</text:p>
          </table:table-cell>
        </table:table-row>
        <table:table-row table:style-name="Table1.2">
          <table:table-cell table:style-name="Table1.A1" office:value-type="string">
            <text:p text:style-name="Standard"/>
          </table:table-cell>
          <table:table-cell table:style-name="Table1.A1" office:value-type="string">
            <text:p text:style-name="Standard">rtFlags["contact.form.browserValid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notifications.push.from.top"] =true;</text:p>
          </table:table-cell>
        </table:table-row>
        <table:table-row table:style-name="Table1.2">
          <table:table-cell table:style-name="Table1.A1" office:value-type="string">
            <text:p text:style-name="Standard"/>
          </table:table-cell>
          <table:table-cell table:style-name="Table1.A1" office:value-type="string">
            <text:p text:style-name="Standard">rtFlags["streamline.monolith.personalization.supportMultipleConditions.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cwv.report.cls.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lex.runtime.popup.with.show"]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useActiveForm"]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one-runtime-unified-desktop.min.js" text:style-name="ListLabel_20_1" text:visited-style-name="ListLabel_20_1"><text:span text:style-name="T1">https://static.cdn-website.com/mnlt/production/5222/_dm/s/rt/dist/scripts/d-js-one-runtime-unified-desktop.min.js</text:span></text:a>" id="d-js-core"&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of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jquery-migrate.min.js" text:style-name="ListLabel_20_1" text:visited-style-name="ListLabel_20_1"><text:span text:style-name="T1">https://static.cdn-website.com/mnlt/production/5222/_dm/s/rt/dist/scripts/d-js-jquery-migrate.min.js</text:span></text:a>" &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bind("orientationchange", function (e) {</text:p>
          </table:table-cell>
        </table:table-row>
        <table:table-row table:style-name="Table1.2">
          <table:table-cell table:style-name="Table1.A1" office:value-type="string">
            <text:p text:style-name="Standard"/>
          </table:table-cell>
          <table:table-cell table:style-name="Table1.A1" office:value-type="string">
            <text:p text:style-name="Standard">$.layoutManager.initLayou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cument).resize(function () {</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campaign"&gt;</text:p>
          </table:table-cell>
        </table:table-row>
        <table:table-row table:style-name="Table1.2">
          <table:table-cell table:style-name="Table1.A1" office:value-type="string">
            <text:p text:style-name="Standard"/>
          </table:table-cell>
          <table:table-cell table:style-name="Table1.A1" office:value-type="string">
            <text:p text:style-name="Standard">(function() {</text:p>
          </table:table-cell>
        </table:table-row>
        <table:table-row table:style-name="Table1.2">
          <table:table-cell table:style-name="Table1.A1" office:value-type="string">
            <text:p text:style-name="Standard"/>
          </table:table-cell>
          <table:table-cell table:style-name="Table1.A1" office:value-type="string">
            <text:p text:style-name="Standard">if (!window.location.search)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nst cleanParams = window.location.search.substring(1); // Strip ?</text:p>
          </table:table-cell>
        </table:table-row>
        <table:table-row table:style-name="Table1.2">
          <table:table-cell table:style-name="Table1.A1" office:value-type="string">
            <text:p text:style-name="Standard"/>
          </table:table-cell>
          <table:table-cell table:style-name="Table1.A1" office:value-type="string">
            <text:p text:style-name="Standard"><text:tab/>const queryParams = cleanParams.split('&am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const expires = 'expires=' + new Date().getTime() + 24 * 60 * 60 * 1000;</text:p>
          </table:table-cell>
        </table:table-row>
        <table:table-row table:style-name="Table1.2">
          <table:table-cell table:style-name="Table1.A1" office:value-type="string">
            <text:p text:style-name="Standard"/>
          </table:table-cell>
          <table:table-cell table:style-name="Table1.A1" office:value-type="string">
            <text:p text:style-name="Standard"><text:tab/>const domain = 'domain=' + window.location.hostname;</text:p>
          </table:table-cell>
        </table:table-row>
        <table:table-row table:style-name="Table1.2">
          <table:table-cell table:style-name="Table1.A1" office:value-type="string">
            <text:p text:style-name="Standard"/>
          </table:table-cell>
          <table:table-cell table:style-name="Table1.A1" office:value-type="string">
            <text:p text:style-name="Standard"><text:tab/>const path = "path=/";</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queryParams.forEach((param) =&gt; {</text:p>
          </table:table-cell>
        </table:table-row>
        <table:table-row table:style-name="Table1.2">
          <table:table-cell table:style-name="Table1.A1" office:value-type="string">
            <text:p text:style-name="Standard"/>
          </table:table-cell>
          <table:table-cell table:style-name="Table1.A1" office:value-type="string">
            <text:p text:style-name="Standard"><text:tab/><text:tab/>const [key, value = ''] = param.split('=');</text:p>
          </table:table-cell>
        </table:table-row>
        <table:table-row table:style-name="Table1.2">
          <table:table-cell table:style-name="Table1.A1" office:value-type="string">
            <text:p text:style-name="Standard"/>
          </table:table-cell>
          <table:table-cell table:style-name="Table1.A1" office:value-type="string">
            <text:p text:style-name="Standard"><text:tab/><text:tab/>if (key.startsWith('utm_'))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Name = "_dm_rt_" + key.substring(4);</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 = cookieName + "=" +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joined = [cookie, expires, domain, path].join(";");</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cument.cookie = joine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gt;</text:p>
          </table:table-cell>
        </table:table-row>
        <table:table-row table:style-name="Table1.2">
          <table:table-cell table:style-name="Table1.A1" office:value-type="string">
            <text:p text:style-name="Standard"/>
          </table:table-cell>
          <table:table-cell table:style-name="Table1.A1" office:value-type="string">
            <text:p text:style-name="Standard">var _dm_gaq = {};</text:p>
          </table:table-cell>
        </table:table-row>
        <table:table-row table:style-name="Table1.2">
          <table:table-cell table:style-name="Table1.A1" office:value-type="string">
            <text:p text:style-name="Standard"/>
          </table:table-cell>
          <table:table-cell table:style-name="Table1.A1" office:value-type="string">
            <text:p text:style-name="Standard">var _gaq = _gaq || [];</text:p>
          </table:table-cell>
        </table:table-row>
        <table:table-row table:style-name="Table1.2">
          <table:table-cell table:style-name="Table1.A1" office:value-type="string">
            <text:p text:style-name="Standard"/>
          </table:table-cell>
          <table:table-cell table:style-name="Table1.A1" office:value-type="string">
            <text:p text:style-name="Standard">var _dm_insite = [];</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async src="<text:a xlink:type="simple" xlink:href="https://www.googletagmanager.com/gtag/js?id=G-Z3VB9S85WM" text:style-name="ListLabel_20_1" text:visited-style-name="ListLabel_20_1"><text:span text:style-name="T1">https://www.googletagmanager.com/gtag/js?id=G-Z3VB9S85WM</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ga"&gt;</text:p>
          </table:table-cell>
        </table:table-row>
        <table:table-row table:style-name="Table1.2">
          <table:table-cell table:style-name="Table1.A1" office:value-type="string">
            <text:p text:style-name="Standard"/>
          </table:table-cell>
          <table:table-cell table:style-name="Table1.A1" office:value-type="string">
            <text:p text:style-name="Standard">_dm_gaq.siteAlias = '3d72e0e8';</text:p>
          </table:table-cell>
        </table:table-row>
        <table:table-row table:style-name="Table1.2">
          <table:table-cell table:style-name="Table1.A1" office:value-type="string">
            <text:p text:style-name="Standard"/>
          </table:table-cell>
          <table:table-cell table:style-name="Table1.A1" office:value-type="string">
            <text:p text:style-name="Standard">_dm_gaq.systemAggregatedGaqID = '';</text:p>
          </table:table-cell>
        </table:table-row>
        <table:table-row table:style-name="Table1.2">
          <table:table-cell table:style-name="Table1.A1" office:value-type="string">
            <text:p text:style-name="Standard"/>
          </table:table-cell>
          <table:table-cell table:style-name="Table1.A1" office:value-type="string">
            <text:p text:style-name="Standard">_dm_gaq.externalGaqID = 'G-Z3VB9S85WM';</text:p>
          </table:table-cell>
        </table:table-row>
        <table:table-row table:style-name="Table1.2">
          <table:table-cell table:style-name="Table1.A1" office:value-type="string">
            <text:p text:style-name="Standard"/>
          </table:table-cell>
          <table:table-cell table:style-name="Table1.A1" office:value-type="string">
            <text:p text:style-name="Standard">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site_alias': _dm_gaq.siteAlias,</text:p>
          </table:table-cell>
        </table:table-row>
        <table:table-row table:style-name="Table1.2">
          <table:table-cell table:style-name="Table1.A1" office:value-type="string">
            <text:p text:style-name="Standard"/>
          </table:table-cell>
          <table:table-cell table:style-name="Table1.A1" office:value-type="string">
            <text:p text:style-name="Standard"><text:tab/> 'product': 'DM_DIRECT',</text:p>
          </table:table-cell>
        </table:table-row>
        <table:table-row table:style-name="Table1.2">
          <table:table-cell table:style-name="Table1.A1" office:value-type="string">
            <text:p text:style-name="Standard"/>
          </table:table-cell>
          <table:table-cell table:style-name="Table1.A1" office:value-type="string">
            <text:p text:style-name="Standard"><text:tab/> 'plan': 'BUSINESS_PLUS',</text:p>
          </table:table-cell>
        </table:table-row>
        <table:table-row table:style-name="Table1.2">
          <table:table-cell table:style-name="Table1.A1" office:value-type="string">
            <text:p text:style-name="Standard"/>
          </table:table-cell>
          <table:table-cell table:style-name="Table1.A1" office:value-type="string">
            <text:p text:style-name="Standard"><text:tab/> 'dfooter': 'false',</text:p>
          </table:table-cell>
        </table:table-row>
        <table:table-row table:style-name="Table1.2">
          <table:table-cell table:style-name="Table1.A1" office:value-type="string">
            <text:p text:style-name="Standard"/>
          </table:table-cell>
          <table:table-cell table:style-name="Table1.A1" office:value-type="string">
            <text:p text:style-name="Standard"><text:tab/> 'sitetype': '1',</text:p>
          </table:table-cell>
        </table:table-row>
        <table:table-row table:style-name="Table1.2">
          <table:table-cell table:style-name="Table1.A1" office:value-type="string">
            <text:p text:style-name="Standard"/>
          </table:table-cell>
          <table:table-cell table:style-name="Table1.A1" office:value-type="string">
            <text:p text:style-name="Standard"><text:tab/> 'pwaEnabled': 'tru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_dm_gaq.pushEvent = function(trackingId, event, category, label, value, additionalParams = {}) {</text:p>
          </table:table-cell>
        </table:table-row>
        <table:table-row table:style-name="Table1.2">
          <table:table-cell table:style-name="Table1.A1" office:value-type="string">
            <text:p text:style-name="Standard"/>
          </table:table-cell>
          <table:table-cell table:style-name="Table1.A1" office:value-type="string">
            <text:p text:style-name="Standard"><text:tab/> const eventProps = {</text:p>
          </table:table-cell>
        </table:table-row>
        <table:table-row table:style-name="Table1.2">
          <table:table-cell table:style-name="Table1.A1" office:value-type="string">
            <text:p text:style-name="Standard"/>
          </table:table-cell>
          <table:table-cell table:style-name="Table1.A1" office:value-type="string">
            <text:p text:style-name="Standard"><text:tab/><text:tab/> send_to: trackingId,</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category: category,</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label: label,</text:p>
          </table:table-cell>
        </table:table-row>
        <table:table-row table:style-name="Table1.2">
          <table:table-cell table:style-name="Table1.A1" office:value-type="string">
            <text:p text:style-name="Standard"/>
          </table:table-cell>
          <table:table-cell table:style-name="Table1.A1" office:value-type="string">
            <text:p text:style-name="Standard"><text:tab/><text:tab/>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 ...additionalParams,</text:p>
          </table:table-cell>
        </table:table-row>
        <table:table-row table:style-name="Table1.2">
          <table:table-cell table:style-name="Table1.A1" office:value-type="string">
            <text:p text:style-name="Standard"/>
          </table:table-cell>
          <table:table-cell table:style-name="Table1.A1" office:value-type="string">
            <text:p text:style-name="Standard"><text:tab/><text:tab/> ...(trackingId === _dm_gaq.systemAggregatedGaqI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tab/><text:tab/><text:tab/> ? 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tab/> gtag('event', event, eventProp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window.dataLayer = window.dataLayer || [];</text:p>
          </table:table-cell>
        </table:table-row>
        <table:table-row table:style-name="Table1.2">
          <table:table-cell table:style-name="Table1.A1" office:value-type="string">
            <text:p text:style-name="Standard"/>
          </table:table-cell>
          <table:table-cell table:style-name="Table1.A1" office:value-type="string">
            <text:p text:style-name="Standard"><text:tab/>function gtag(){dataLayer.push(arguments);}</text:p>
          </table:table-cell>
        </table:table-row>
        <table:table-row table:style-name="Table1.2">
          <table:table-cell table:style-name="Table1.A1" office:value-type="string">
            <text:p text:style-name="Standard"/>
          </table:table-cell>
          <table:table-cell table:style-name="Table1.A1" office:value-type="string">
            <text:p text:style-name="Standard"><text:tab/>gtag('js', new Dat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pushInsiteImpressions(id) {</text:p>
          </table:table-cell>
        </table:table-row>
        <table:table-row table:style-name="Table1.2">
          <table:table-cell table:style-name="Table1.A1" office:value-type="string">
            <text:p text:style-name="Standard"/>
          </table:table-cell>
          <table:table-cell table:style-name="Table1.A1" office:value-type="string">
            <text:p text:style-name="Standard"><text:tab/> 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_dm_gaq.pushEvent(id, 'insite_impression', 'insite', rule.ruleType + '__' + rule.ruleId);</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 track aggregated account</text:p>
          </table:table-cell>
        </table:table-row>
        <table:table-row table:style-name="Table1.2">
          <table:table-cell table:style-name="Table1.A1" office:value-type="string">
            <text:p text:style-name="Standard"/>
          </table:table-cell>
          <table:table-cell table:style-name="Table1.A1" office:value-type="string">
            <text:p text:style-name="Standard"><text:tab/>gtag('config', '',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custom_map': {'dimension1': 'site_alias', 'dimension2': 'product', 'dimension3': 'dFooter', 'dimension4': 'sitetype'}</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gtag('set', 'developer_id.dMDU5Nj',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_dm_gaq.pushEvent('',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externalGaqID &amp;&amp; _dm_gaq.externalGaqID!= '') {</text:p>
          </table:table-cell>
        </table:table-row>
        <table:table-row table:style-name="Table1.2">
          <table:table-cell table:style-name="Table1.A1" office:value-type="string">
            <text:p text:style-name="Standard"/>
          </table:table-cell>
          <table:table-cell table:style-name="Table1.A1" office:value-type="string">
            <text:p text:style-name="Standard"><text:tab/>gtag('config', 'G-Z3VB9S85WM',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linker':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mains': ['aprroofing.com']</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_dm_gaq.pushEvent('G-Z3VB9S85WM',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external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sp"&gt;</text:p>
          </table:table-cell>
        </table:table-row>
        <table:table-row table:style-name="Table1.2">
          <table:table-cell table:style-name="Table1.A1" office:value-type="string">
            <text:p text:style-name="Standard"/>
          </table:table-cell>
          <table:table-cell table:style-name="Table1.A1" office:value-type="string">
            <text:p text:style-name="Standard">;(function(p,l,o,w,i,n,g){if(!p[i]){p.GlobalSnowplowNamespace=p.GlobalSnowplowNamespace||[];</text:p>
          </table:table-cell>
        </table:table-row>
        <table:table-row table:style-name="Table1.2">
          <table:table-cell table:style-name="Table1.A1" office:value-type="string">
            <text:p text:style-name="Standard"/>
          </table:table-cell>
          <table:table-cell table:style-name="Table1.A1" office:value-type="string">
            <text:p text:style-name="Standard">p.GlobalSnowplowNamespace.push(i);p[i]=function(){(p[i].q=p[i].q||[]).push(arguments)</text:p>
          </table:table-cell>
        </table:table-row>
        <table:table-row table:style-name="Table1.2">
          <table:table-cell table:style-name="Table1.A1" office:value-type="string">
            <text:p text:style-name="Standard"/>
          </table:table-cell>
          <table:table-cell table:style-name="Table1.A1" office:value-type="string">
            <text:p text:style-name="Standard">};p[i].q=p[i].q||[];n=l.createElement(o);g=l.getElementsByTagName(o)[0];n.async=1;</text:p>
          </table:table-cell>
        </table:table-row>
        <table:table-row table:style-name="Table1.2">
          <table:table-cell table:style-name="Table1.A1" office:value-type="string">
            <text:p text:style-name="Standard"/>
          </table:table-cell>
          <table:table-cell table:style-name="Table1.A1" office:value-type="string">
            <text:p text:style-name="Standard">n.src=w;g.parentNode.insertBefore(n,g)}}(window,document,"script","//d32hwlnfiv2gyn.cloudfront.net/sp-2.0.0-dm-0.1.min.js","snowplow"));</text:p>
          </table:table-cell>
        </table:table-row>
        <table:table-row table:style-name="Table1.2">
          <table:table-cell table:style-name="Table1.A1" office:value-type="string">
            <text:p text:style-name="Standard"/>
          </table:table-cell>
          <table:table-cell table:style-name="Table1.A1" office:value-type="string">
            <text:p text:style-name="Standard">window.dmsnowplow = window.snowpl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snowplow('newTracker', 'cf', 'd32hwlnfiv2gyn.cloudfront.net', { // Initialise a tracker</text:p>
          </table:table-cell>
        </table:table-row>
        <table:table-row table:style-name="Table1.2">
          <table:table-cell table:style-name="Table1.A1" office:value-type="string">
            <text:p text:style-name="Standard"/>
          </table:table-cell>
          <table:table-cell table:style-name="Table1.A1" office:value-type="string">
            <text:p text:style-name="Standard">appId: '3d72e0e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snowplow queries element styles so we wait until CSS calculations are done.</text:p>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text:tab/>dmsnowplow('trackPageView');</text:p>
          </table:table-cell>
        </table:table-row>
        <table:table-row table:style-name="Table1.2">
          <table:table-cell table:style-name="Table1.A1" office:value-type="string">
            <text:p text:style-name="Standard"/>
          </table:table-cell>
          <table:table-cell table:style-name="Table1.A1" office:value-type="string">
            <text:p text:style-name="Standard"><text:tab/>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Specifically in popup only the client knows if it is shown or not so we don't always want to track its impression here</text:p>
          </table:table-cell>
        </table:table-row>
        <table:table-row table:style-name="Table1.2">
          <table:table-cell table:style-name="Table1.A1" office:value-type="string">
            <text:p text:style-name="Standard"/>
          </table:table-cell>
          <table:table-cell table:style-name="Table1.A1" office:value-type="string">
            <text:p text:style-name="Standard"><text:tab/><text:tab/>// the tracking is in popup.js</text:p>
          </table:table-cell>
        </table:table-row>
        <table:table-row table:style-name="Table1.2">
          <table:table-cell table:style-name="Table1.A1" office:value-type="string">
            <text:p text:style-name="Standard"/>
          </table:table-cell>
          <table:table-cell table:style-name="Table1.A1" office:value-type="string">
            <text:p text:style-name="Standard"><text:tab/><text:tab/>if (rule.actionName !== "popup")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snowplow('trackStructEvent', 'insite', 'impression', rule.ruleType, rule.rule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events.trigger('event-ruleTriggered', {value: rul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div style="display:none;" id="P6iryBW0Wu"&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hotoswipe markup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oot element of PhotoSwipe. Must have class pswp. --&gt;</text:p>
          </table:table-cell>
        </table:table-row>
        <table:table-row table:style-name="Table1.2">
          <table:table-cell table:style-name="Table1.A1" office:value-type="string">
            <text:p text:style-name="Standard"/>
          </table:table-cell>
          <table:table-cell table:style-name="Table1.A1" office:value-type="string">
            <text:p text:style-name="Standard">&lt;div class="pswp" tabindex="-1" role="dialog" aria-hidden="tru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Background of PhotoSwipe.</text:p>
          </table:table-cell>
        </table:table-row>
        <table:table-row table:style-name="Table1.2">
          <table:table-cell table:style-name="Table1.A1" office:value-type="string">
            <text:p text:style-name="Standard"/>
          </table:table-cell>
          <table:table-cell table:style-name="Table1.A1" office:value-type="string">
            <text:p text:style-name="Standard">It's a separate element as animating opacity is faster than rgba().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bg"&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lides wrapper with overflow:hidde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croll-wra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ainer that holds slides.</text:p>
          </table:table-cell>
        </table:table-row>
        <table:table-row table:style-name="Table1.2">
          <table:table-cell table:style-name="Table1.A1" office:value-type="string">
            <text:p text:style-name="Standard"/>
          </table:table-cell>
          <table:table-cell table:style-name="Table1.A1" office:value-type="string">
            <text:p text:style-name="Standard">PhotoSwipe keeps only 3 of them in the DOM to save memory.</text:p>
          </table:table-cell>
        </table:table-row>
        <table:table-row table:style-name="Table1.2">
          <table:table-cell table:style-name="Table1.A1" office:value-type="string">
            <text:p text:style-name="Standard"/>
          </table:table-cell>
          <table:table-cell table:style-name="Table1.A1" office:value-type="string">
            <text:p text:style-name="Standard">Don't modify these 3 pswp__item elements, data is added later o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ontain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Default (PhotoSwipeUI_Default) interface on top of sliding area. Can be changed.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ui pswp__ui--hidde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top-bar"&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rols are self-explanatory. Order can be change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class="pswp__counter"&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close" title="Close (Esc)"&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share" title="Share"&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fs" title="Toggle fullscreen"&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zoom" title="Zoom in/out"&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reloader demo http://codepen.io/dimsemenov/pen/yyBWoR --&gt;</text:p>
          </table:table-cell>
        </table:table-row>
        <table:table-row table:style-name="Table1.2">
          <table:table-cell table:style-name="Table1.A1" office:value-type="string">
            <text:p text:style-name="Standard"/>
          </table:table-cell>
          <table:table-cell table:style-name="Table1.A1" office:value-type="string">
            <text:p text:style-name="Standard">&lt;!-- element will get class pswp__preloader--active when preloader is running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ic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cut"&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donut"&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share-modal pswp__share-modal--hidden pswp__single-tap"&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hare-toolti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left" title="Previous (arrow lef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right" title="Next (arrow righ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__center"&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fb-root"</text:p>
          </table:table-cell>
        </table:table-row>
        <table:table-row table:style-name="Table1.2">
          <table:table-cell table:style-name="Table1.A1" office:value-type="string">
            <text:p text:style-name="Standard"/>
          </table:table-cell>
          <table:table-cell table:style-name="Table1.A1" office:value-type="string">
            <text:p text:style-name="Standard">data-locale="en"&gt;&lt;/div&gt;</text:p>
          </table:table-cell>
        </table:table-row>
        <table:table-row table:style-name="Table1.2">
          <table:table-cell table:style-name="Table1.A1" office:value-type="string">
            <text:p text:style-name="Standard"/>
          </table:table-cell>
          <table:table-cell table:style-name="Table1.A1" office:value-type="string">
            <text:p text:style-name="Standard">&lt;!-- Alias: 3d72e0e8 --&gt;</text:p>
          </table:table-cell>
        </table:table-row>
        <table:table-row table:style-name="Table1.2">
          <table:table-cell table:style-name="Table1.A1" office:value-type="string">
            <text:p text:style-name="Standard"/>
          </table:table-cell>
          <table:table-cell table:style-name="Table1.A1" office:value-type="string">
            <text:p text:style-name="Standard">&lt;div class="dmPopupMask" id="dmPopupMask"&gt;&lt;/div&gt;</text:p>
          </table:table-cell>
        </table:table-row>
        <table:table-row table:style-name="Table1.2">
          <table:table-cell table:style-name="Table1.A1" office:value-type="string">
            <text:p text:style-name="Standard"/>
          </table:table-cell>
          <table:table-cell table:style-name="Table1.A1" office:value-type="string">
            <text:p text:style-name="Standard">&lt;div id="dmPopup" class="dmPopup"&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CloseWrapper"&gt; &lt;div class="dmPopupClose dm-common-icons-close oneIcon" onclick="dmHidePopup(event);"&gt;&lt;/div&gt; &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Title"&gt; &lt;span&gt;&lt;/span&gt; Share by:&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ata"&gt;&lt;/div&gt;</text:p>
          </table:table-cell>
        </table:table-row>
        <table:table-row table:style-name="Table1.2">
          <table:table-cell table:style-name="Table1.A1" office:value-type="string">
            <text:p text:style-name="Standard"/>
          </table:table-cell>
          <table:table-cell table:style-name="Table1.A1" office:value-type="string">
            <text:p text:style-name="Standard">&lt;/div&gt;&lt;script id="d_track_personalization"&gt;</text:p>
          </table:table-cell>
        </table:table-row>
        <table:table-row table:style-name="Table1.2">
          <table:table-cell table:style-name="Table1.A1" office:value-type="string">
            <text:p text:style-name="Standard"/>
          </table:table-cell>
          <table:table-cell table:style-name="Table1.A1" office:value-type="string">
            <text:p text:style-name="Standard"><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Collects client data and updates cookies used by smart sites</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expireDays = 365;</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visitLength = 30 * 60000;</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tab/>$.setCookie("dm_timezone_offset", (new Date()).getTimezoneOffset(), window.expireDays);</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setSmartSiteCookiesInternal("dm_this_page_view","dm_last_page_view","dm_total_visits","dm_last_visit");</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MoreButtonText = 'MOR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LessButtonText = 'LESS';</text:p>
          </table:table-cell>
        </table:table-row>
        <table:table-row table:style-name="Table1.2">
          <table:table-cell table:style-name="Table1.A1" office:value-type="string">
            <text:p text:style-name="Standard"/>
          </table:table-cell>
          <table:table-cell table:style-name="Table1.A1" office:value-type="string">
            <text:p text:style-name="Standard">Parameters.HomeLinkText = 'Hom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End Script tags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body&gt;</text:p>
          </table:table-cell>
        </table:table-row>
        <table:table-row table:style-name="Table1.2">
          <table:table-cell table:style-name="Table1.A1" office:value-type="string">
            <text:p text:style-name="Standard"/>
          </table:table-cell>
          <table:table-cell table:style-name="Table1.A1" office:value-type="string">
            <text:p text:style-name="Standard">&lt;/html&g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0" meta:paragraph-count="3306" meta:word-count="10728" meta:character-count="137681" meta:non-whitespace-character-count="129937"/>
    <meta:generator>LibreOfficeDev/6.0.5.2$Linux_X86_64 LibreOffice_project/</meta:generator>
  </office:meta>
</office:document-meta>
</file>